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Liberation Serif'" style:font-family-asian="'Liberation Serif'" style:font-family-complex="'Liberation Serif'" fo:background-color="#ff3300" style:use-window-font-color="true"/>
    </style:style>
    <style:style style:name="T2" style:family="text">
      <style:text-properties fo:font-size="11.00pt" fo:font-weight="normal" fo:font-family="宋体" style:font-family-asian="宋体" style:font-family-complex="宋体"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0000cc" style:use-window-font-color="true"/>
    </style:style>
    <style:style style:name="T4" style:family="text">
      <style:text-properties fo:font-size="11.00pt" fo:font-weight="normal" fo:font-family="宋体" style:font-family-asian="宋体" style:font-family-complex="宋体"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ccff00" style:use-window-font-color="true"/>
    </style:style>
    <style:style style:name="T6" style:family="text">
      <style:text-properties fo:font-size="11.00pt" fo:font-weight="normal" fo:font-family="宋体" style:font-family-asian="宋体" style:font-family-complex="宋体"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ccff00" style:use-window-font-color="true"/>
    </style:style>
    <style:style style:name="T8" style:family="text">
      <style:text-properties fo:font-size="11.00pt" fo:font-weight="normal" fo:font-family="宋体" style:font-family-asian="宋体" style:font-family-complex="宋体"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ccff00" style:use-window-font-color="true"/>
    </style:style>
    <style:style style:name="T10" style:family="text">
      <style:text-properties fo:font-size="11.00pt" fo:font-weight="normal" fo:font-family="宋体" style:font-family-asian="宋体" style:font-family-complex="宋体"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ccff00" style:use-window-font-color="true"/>
    </style:style>
    <style:style style:name="T12" style:family="text">
      <style:text-properties fo:font-size="11.00pt" fo:font-weight="normal" fo:font-family="宋体" style:font-family-asian="宋体" style:font-family-complex="宋体"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ccff00" style:use-window-font-color="true"/>
    </style:style>
    <style:style style:name="T14" style:family="text">
      <style:text-properties fo:font-size="11.00pt" fo:font-weight="normal" fo:font-family="宋体" style:font-family-asian="宋体" style:font-family-complex="宋体"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ccff00" style:use-window-font-color="true"/>
    </style:style>
    <style:style style:name="T16" style:family="text">
      <style:text-properties fo:font-size="11.00pt" fo:font-weight="normal" fo:font-family="宋体" style:font-family-asian="宋体" style:font-family-complex="宋体"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ccff00" style:use-window-font-color="true"/>
    </style:style>
    <style:style style:name="T18" style:family="text">
      <style:text-properties fo:font-size="11.00pt" fo:font-weight="normal" fo:font-family="宋体" style:font-family-asian="宋体" style:font-family-complex="宋体" fo:background-color="transparent" style:use-window-font-color="true"/>
    </style:style>
    <style:style style:name="T19" style:family="text">
      <style:text-properties fo:font-size="10.50pt" fo:font-weight="normal" fo:font-family="微软雅黑" style:font-family-asian="微软雅黑" style:font-family-complex="微软雅黑" fo:background-color="#ffffff" fo:color="#191f25"/>
    </style:style>
    <style:style style:name="T20" style:family="text">
      <style:text-properties fo:font-size="10.50pt" fo:font-weight="normal" fo:font-family="微软雅黑" style:font-family-asian="微软雅黑" style:font-family-complex="微软雅黑" fo:background-color="transparent" fo:color="#191f25"/>
    </style:style>
    <style:style style:name="T21" style:family="text">
      <style:text-properties fo:font-size="10.50pt" fo:font-weight="normal" fo:font-family="微软雅黑" style:font-family-asian="微软雅黑" style:font-family-complex="微软雅黑" fo:background-color="#ffffff" fo:color="#191f25"/>
    </style:style>
    <style:style style:name="T22" style:family="text">
      <style:text-properties fo:font-size="10.50pt" fo:font-weight="normal" fo:font-family="微软雅黑" style:font-family-asian="微软雅黑" style:font-family-complex="微软雅黑" fo:background-color="transparent" fo:color="#191f25"/>
    </style:style>
    <style:style style:name="T23" style:family="text">
      <style:text-properties fo:font-size="10.50pt" fo:font-weight="normal" fo:font-family="微软雅黑" style:font-family-asian="微软雅黑" style:font-family-complex="微软雅黑" fo:background-color="#ffffff" fo:color="#191f25"/>
    </style:style>
    <style:style style:name="T24" style:family="text">
      <style:text-properties fo:font-size="10.50pt" fo:font-weight="normal" fo:font-family="微软雅黑" style:font-family-asian="微软雅黑" style:font-family-complex="微软雅黑" fo:background-color="transparent" fo:color="#191f25"/>
    </style:style>
    <style:style style:name="T25" style:family="text">
      <style:text-properties fo:font-size="10.50pt" fo:font-weight="normal" fo:font-family="微软雅黑" style:font-family-asian="微软雅黑" style:font-family-complex="微软雅黑" fo:background-color="#ffffff" fo:color="#191f25"/>
    </style:style>
    <style:style style:name="T26" style:family="text">
      <style:text-properties fo:font-size="10.50pt" fo:font-weight="normal" fo:font-family="微软雅黑" style:font-family-asian="微软雅黑" style:font-family-complex="微软雅黑" fo:background-color="transparent" fo:color="#191f25"/>
    </style:style>
    <style:style style:name="T27" style:family="text">
      <style:text-properties fo:font-size="10.50pt" fo:font-weight="normal" fo:font-family="微软雅黑" style:font-family-asian="微软雅黑" style:font-family-complex="微软雅黑" fo:background-color="#ffffff" fo:color="#191f25"/>
    </style:style>
    <style:style style:name="T28" style:family="text">
      <style:text-properties fo:font-size="11.00pt" fo:font-weight="normal" fo:font-family="宋体" style:font-family-asian="宋体" style:font-family-complex="宋体"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0000cc" style:use-window-font-color="true"/>
    </style:style>
    <style:style style:name="T30" style:family="text">
      <style:text-properties fo:font-size="11.00pt" fo:font-weight="normal" fo:font-family="宋体" style:font-family-asian="宋体" style:font-family-complex="宋体"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ccff00" style:use-window-font-color="true"/>
    </style:style>
    <style:style style:name="T32" style:family="text">
      <style:text-properties fo:font-size="14.00pt" fo:font-weight="normal" fo:font-family="'Liberation Serif'" style:font-family-asian="'Liberation Serif'" style:font-family-complex="'Liberation Serif'" fo:background-color="#0000cc" style:use-window-font-color="true"/>
    </style:style>
    <style:style style:name="T33" style:family="text">
      <style:text-properties fo:font-size="11.00pt" fo:font-weight="normal" fo:font-family="宋体" style:font-family-asian="宋体" style:font-family-complex="宋体" fo:background-color="transparent" style:use-window-font-color="true"/>
    </style:style>
    <style:style style:name="T34" style:family="text">
      <style:text-properties fo:font-size="14.00pt" fo:font-weight="normal" fo:font-family="'Liberation Serif'" style:font-family-asian="'Liberation Serif'" style:font-family-complex="'Liberation Serif'" fo:background-color="#ff6600" style:use-window-font-color="true"/>
    </style:style>
    <style:style style:name="T35" style:family="text">
      <style:text-properties fo:font-size="14.00pt" fo:font-weight="normal" fo:font-family="'Liberation Serif'" style:font-family-asian="'Liberation Serif'" style:font-family-complex="'Liberation Serif'" fo:background-color="#66ffff" style:use-window-font-color="true"/>
    </style:style>
    <style:style style:name="T36" style:family="text">
      <style:text-properties fo:font-size="11.00pt" fo:font-weight="normal" fo:font-family="宋体" style:font-family-asian="宋体" style:font-family-complex="宋体"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ccff00" style:use-window-font-color="true"/>
    </style:style>
    <style:style style:name="T38" style:family="text">
      <style:text-properties fo:font-size="11.00pt" fo:font-weight="normal" fo:font-family="宋体" style:font-family-asian="宋体" style:font-family-complex="宋体"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ff33ff" style:use-window-font-color="true"/>
    </style:style>
    <style:style style:name="T40" style:family="text">
      <style:text-properties fo:font-size="11.00pt" fo:font-weight="normal" fo:font-family="宋体" style:font-family-asian="宋体" style:font-family-complex="宋体"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ccff00" style:use-window-font-color="true"/>
    </style:style>
    <style:style style:name="T42" style:family="text">
      <style:text-properties fo:font-size="11.00pt" fo:font-weight="normal" fo:font-family="宋体" style:font-family-asian="宋体" style:font-family-complex="宋体" fo:background-color="transparent" style:use-window-font-color="true"/>
    </style:style>
    <style:style style:name="T43" style:family="text">
      <style:text-properties fo:font-size="12.00pt" fo:font-weight="normal" fo:font-family="'Liberation Serif'" style:font-family-asian="'Liberation Serif'" style:font-family-complex="'Liberation Serif'" fo:background-color="#ccff00" style:use-window-font-color="true"/>
    </style:style>
    <style:style style:name="T44" style:family="text">
      <style:text-properties fo:font-size="11.00pt" fo:font-weight="normal" fo:font-family="宋体" style:font-family-asian="宋体" style:font-family-complex="宋体"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ccff00" style:use-window-font-color="true"/>
    </style:style>
    <style:style style:name="T46" style:family="text">
      <style:text-properties fo:font-size="11.00pt" fo:font-weight="normal" fo:font-family="宋体" style:font-family-asian="宋体" style:font-family-complex="宋体"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ccff00" style:use-window-font-color="true"/>
    </style:style>
    <style:style style:name="T48" style:family="text">
      <style:text-properties fo:font-size="11.00pt" fo:font-weight="normal" fo:font-family="宋体" style:font-family-asian="宋体" style:font-family-complex="宋体"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ccff00" style:use-window-font-color="true"/>
    </style:style>
    <style:style style:name="T50" style:family="text">
      <style:text-properties fo:font-size="11.00pt" fo:font-weight="normal" fo:font-family="宋体" style:font-family-asian="宋体" style:font-family-complex="宋体"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ccff00" style:use-window-font-color="true"/>
    </style:style>
    <style:style style:name="T52" style:family="text">
      <style:text-properties fo:font-size="11.00pt" fo:font-weight="normal" fo:font-family="宋体" style:font-family-asian="宋体" style:font-family-complex="宋体"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ccff00" style:use-window-font-color="true"/>
    </style:style>
    <style:style style:name="T54" style:family="text">
      <style:text-properties fo:font-size="11.00pt" fo:font-weight="normal" fo:font-family="宋体" style:font-family-asian="宋体" style:font-family-complex="宋体" fo:background-color="transparent" style:use-window-font-color="true"/>
    </style:style>
    <style:style style:name="T55" style:family="text">
      <style:text-properties fo:font-size="12.00pt" fo:font-weight="normal" fo:font-family="'Liberation Serif'" style:font-family-asian="'Liberation Serif'" style:font-family-complex="'Liberation Serif'" fo:background-color="#ccff00" style:use-window-font-color="true"/>
    </style:style>
    <style:style style:name="T56" style:family="text">
      <style:text-properties fo:font-size="11.00pt" fo:font-weight="normal" fo:font-family="宋体" style:font-family-asian="宋体" style:font-family-complex="宋体"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ccff00" style:use-window-font-color="true"/>
    </style:style>
    <style:style style:name="T58" style:family="text">
      <style:text-properties fo:font-size="11.00pt" fo:font-weight="normal" fo:font-family="宋体" style:font-family-asian="宋体" style:font-family-complex="宋体" fo:background-color="transparent" style:use-window-font-color="true"/>
    </style:style>
    <style:style style:name="T59" style:family="text">
      <style:text-properties fo:font-size="12.00pt" fo:font-weight="normal" fo:font-family="'Liberation Serif'" style:font-family-asian="'Liberation Serif'" style:font-family-complex="'Liberation Serif'" fo:background-color="#ccff00" style:use-window-font-color="true"/>
    </style:style>
    <style:style style:name="T60" style:family="text">
      <style:text-properties fo:font-size="11.00pt" fo:font-weight="normal" fo:font-family="宋体" style:font-family-asian="宋体" style:font-family-complex="宋体" fo:background-color="transparent" style:use-window-font-color="true"/>
    </style:style>
    <style:style style:name="T61" style:family="text">
      <style:text-properties fo:font-size="14.00pt" fo:font-weight="normal" fo:font-family="'Liberation Serif'" style:font-family-asian="'Liberation Serif'" style:font-family-complex="'Liberation Serif'" fo:background-color="#0000cc" style:use-window-font-color="true"/>
    </style:style>
    <style:style style:name="T62" style:family="text">
      <style:text-properties fo:font-size="11.00pt" fo:font-weight="normal" fo:font-family="宋体" style:font-family-asian="宋体" style:font-family-complex="宋体" fo:background-color="transparent" style:use-window-font-color="true"/>
    </style:style>
    <style:style style:name="T63" style:family="text">
      <style:text-properties fo:font-size="13.00pt" fo:font-weight="normal" fo:font-family="'Liberation Serif'" style:font-family-asian="'Liberation Serif'" style:font-family-complex="'Liberation Serif'" fo:background-color="#66ffff" style:use-window-font-color="true"/>
    </style:style>
    <style:style style:name="T64" style:family="text">
      <style:text-properties fo:font-size="11.00pt" fo:font-weight="normal" fo:font-family="'Liberation Serif'" style:font-family-asian="'Liberation Serif'" style:font-family-complex="'Liberation Serif'" fo:background-color="#ccff00" style:use-window-font-color="true"/>
    </style:style>
    <style:style style:name="T65" style:family="text">
      <style:text-properties fo:font-size="11.00pt" fo:font-weight="normal" fo:font-family="宋体" style:font-family-asian="宋体" style:font-family-complex="宋体" fo:background-color="transparent" style:use-window-font-color="true"/>
    </style:style>
    <style:style style:name="T66" style:family="text">
      <style:text-properties fo:font-size="10.50pt" fo:font-weight="normal" fo:font-family="'Liberation Serif'" style:font-family-asian="'Liberation Serif'" style:font-family-complex="'Liberation Serif'" fo:background-color="#ccff00" style:use-window-font-color="true"/>
    </style:style>
    <style:style style:name="T67" style:family="text">
      <style:text-properties fo:font-size="11.00pt" fo:font-weight="normal" fo:font-family="'Liberation Serif'" style:font-family-asian="'Liberation Serif'" style:font-family-complex="'Liberation Serif'" fo:background-color="#ccff00" style:use-window-font-color="true"/>
    </style:style>
    <style:style style:name="T68" style:family="text">
      <style:text-properties fo:font-size="11.00pt" fo:font-weight="normal" fo:font-family="宋体" style:font-family-asian="宋体" style:font-family-complex="宋体" fo:background-color="transparent" style:use-window-font-color="true"/>
    </style:style>
    <style:style style:name="T69" style:family="text">
      <style:text-properties fo:font-size="11.00pt" fo:font-weight="normal" fo:font-family="'Liberation Serif'" style:font-family-asian="'Liberation Serif'" style:font-family-complex="'Liberation Serif'" fo:background-color="#ccff00" style:use-window-font-color="true"/>
    </style:style>
    <style:style style:name="T70" style:family="text">
      <style:text-properties fo:font-size="11.00pt" fo:font-weight="normal" fo:font-family="宋体" style:font-family-asian="宋体" style:font-family-complex="宋体" fo:background-color="transparent" style:use-window-font-color="true"/>
    </style:style>
    <style:style style:name="T71" style:family="text">
      <style:text-properties fo:font-size="11.00pt" fo:font-weight="normal" fo:font-family="'Liberation Serif'" style:font-family-asian="'Liberation Serif'" style:font-family-complex="'Liberation Serif'" fo:background-color="#ccff00" style:use-window-font-color="true"/>
    </style:style>
    <style:style style:name="T72" style:family="text">
      <style:text-properties fo:font-size="11.00pt" fo:font-weight="normal" fo:font-family="宋体" style:font-family-asian="宋体" style:font-family-complex="宋体" fo:background-color="transparent" style:use-window-font-color="true"/>
    </style:style>
    <style:style style:name="T73" style:family="text">
      <style:text-properties fo:font-size="13.00pt" fo:font-weight="normal" fo:font-family="'Liberation Serif'" style:font-family-asian="'Liberation Serif'" style:font-family-complex="'Liberation Serif'" fo:background-color="#66ffff" style:use-window-font-color="true"/>
    </style:style>
    <style:style style:name="T74" style:family="text">
      <style:text-properties fo:font-size="11.00pt" fo:font-weight="normal" fo:font-family="宋体" style:font-family-asian="宋体" style:font-family-complex="宋体" fo:background-color="transparent" style:use-window-font-color="true"/>
    </style:style>
    <style:style style:name="T75" style:family="text">
      <style:text-properties fo:font-size="11.00pt" fo:font-weight="normal" fo:font-family="'Liberation Serif'" style:font-family-asian="'Liberation Serif'" style:font-family-complex="'Liberation Serif'" fo:background-color="#ccff00" style:use-window-font-color="true"/>
    </style:style>
    <style:style style:name="T76" style:family="text">
      <style:text-properties fo:font-size="11.00pt" fo:font-weight="normal" fo:font-family="宋体" style:font-family-asian="宋体" style:font-family-complex="宋体" fo:background-color="transparent" style:use-window-font-color="true"/>
    </style:style>
    <style:style style:name="T77" style:family="text">
      <style:text-properties fo:font-size="11.00pt" fo:font-weight="normal" fo:font-family="'Liberation Serif'" style:font-family-asian="'Liberation Serif'" style:font-family-complex="'Liberation Serif'" fo:background-color="#ccff00" style:use-window-font-color="true"/>
    </style:style>
    <style:style style:name="T78" style:family="text">
      <style:text-properties fo:font-size="11.00pt" fo:font-weight="normal" fo:font-family="宋体" style:font-family-asian="宋体" style:font-family-complex="宋体" fo:background-color="transparent" style:use-window-font-color="true"/>
    </style:style>
    <style:style style:name="T79" style:family="text">
      <style:text-properties fo:font-size="13.00pt" fo:font-weight="normal" fo:font-family="'Liberation Serif'" style:font-family-asian="'Liberation Serif'" style:font-family-complex="'Liberation Serif'" fo:background-color="#66ffff" style:use-window-font-color="true"/>
    </style:style>
    <style:style style:name="T80" style:family="text">
      <style:text-properties fo:font-size="11.00pt" fo:font-weight="normal" fo:font-family="宋体" style:font-family-asian="宋体" style:font-family-complex="宋体" fo:background-color="transparent" style:use-window-font-color="true"/>
    </style:style>
    <style:style style:name="T81" style:family="text">
      <style:text-properties fo:font-size="11.00pt" fo:font-weight="normal" fo:font-family="'Liberation Serif'" style:font-family-asian="'Liberation Serif'" style:font-family-complex="'Liberation Serif'" fo:background-color="#ccff00" style:use-window-font-color="true"/>
    </style:style>
    <style:style style:name="T82" style:family="text">
      <style:text-properties fo:font-size="11.00pt" fo:font-weight="normal" fo:font-family="宋体" style:font-family-asian="宋体" style:font-family-complex="宋体" fo:background-color="transparent" style:use-window-font-color="true"/>
    </style:style>
    <style:style style:name="T83" style:family="text">
      <style:text-properties fo:font-size="11.00pt" fo:font-weight="normal" fo:font-family="'Liberation Serif'" style:font-family-asian="'Liberation Serif'" style:font-family-complex="'Liberation Serif'" fo:background-color="#ccff00" style:use-window-font-color="true"/>
    </style:style>
    <style:style style:name="T84" style:family="text">
      <style:text-properties fo:font-size="11.00pt" fo:font-weight="normal" fo:font-family="宋体" style:font-family-asian="宋体" style:font-family-complex="宋体" fo:background-color="transparent" style:use-window-font-color="true"/>
    </style:style>
    <style:style style:name="T85" style:family="text">
      <style:text-properties fo:font-size="13.00pt" fo:font-weight="normal" fo:font-family="'Liberation Serif'" style:font-family-asian="'Liberation Serif'" style:font-family-complex="'Liberation Serif'" fo:background-color="#66ffff" style:use-window-font-color="true"/>
    </style:style>
    <style:style style:name="T86" style:family="text">
      <style:text-properties fo:font-size="11.00pt" fo:font-weight="normal" fo:font-family="宋体" style:font-family-asian="宋体" style:font-family-complex="宋体" fo:background-color="transparent" style:use-window-font-color="true"/>
    </style:style>
    <style:style style:name="T87" style:family="text">
      <style:text-properties fo:font-size="11.00pt" fo:font-weight="normal" fo:font-family="'Liberation Serif'" style:font-family-asian="'Liberation Serif'" style:font-family-complex="'Liberation Serif'" fo:background-color="#ccff00" style:use-window-font-color="true"/>
    </style:style>
    <style:style style:name="T88" style:family="text">
      <style:text-properties fo:font-size="11.00pt" fo:font-weight="normal" fo:font-family="宋体" style:font-family-asian="宋体" style:font-family-complex="宋体" fo:background-color="transparent" style:use-window-font-color="true"/>
    </style:style>
    <style:style style:name="T89" style:family="text">
      <style:text-properties fo:font-size="11.00pt" fo:font-weight="normal" fo:font-family="'Liberation Serif'" style:font-family-asian="'Liberation Serif'" style:font-family-complex="'Liberation Serif'" fo:background-color="#ccff00" style:use-window-font-color="true"/>
    </style:style>
    <style:style style:name="T90" style:family="text">
      <style:text-properties fo:font-size="11.00pt" fo:font-weight="normal" fo:font-family="宋体" style:font-family-asian="宋体" style:font-family-complex="宋体" fo:background-color="transparent" style:use-window-font-color="true"/>
    </style:style>
    <style:style style:name="T91" style:family="text">
      <style:text-properties fo:font-size="14.00pt" fo:font-weight="normal" fo:font-family="'Liberation Serif'" style:font-family-asian="'Liberation Serif'" style:font-family-complex="'Liberation Serif'" fo:background-color="#0000cc" style:use-window-font-color="true"/>
    </style:style>
    <style:style style:name="T92" style:family="text">
      <style:text-properties fo:font-size="11.00pt" fo:font-weight="normal" fo:font-family="宋体" style:font-family-asian="宋体" style:font-family-complex="宋体" fo:background-color="transparent" style:use-window-font-color="true"/>
    </style:style>
    <style:style style:name="T93" style:family="text">
      <style:text-properties fo:font-size="14.00pt" fo:font-weight="normal" fo:font-family="'Liberation Serif'" style:font-family-asian="'Liberation Serif'" style:font-family-complex="'Liberation Serif'" fo:background-color="#0000cc" style:use-window-font-color="true"/>
    </style:style>
    <style:style style:name="T94" style:family="text">
      <style:text-properties fo:font-size="11.00pt" fo:font-weight="normal" fo:font-family="宋体" style:font-family-asian="宋体" style:font-family-complex="宋体" fo:background-color="transparent" style:use-window-font-color="true"/>
    </style:style>
    <style:style style:name="T95" style:family="text">
      <style:text-properties fo:font-size="14.00pt" fo:font-weight="normal" fo:font-family="'Liberation Serif'" style:font-family-asian="'Liberation Serif'" style:font-family-complex="'Liberation Serif'" fo:background-color="#0000cc" style:use-window-font-color="true"/>
    </style:style>
    <style:style style:name="T96" style:family="text">
      <style:text-properties fo:font-size="11.00pt" fo:font-weight="normal" fo:font-family="宋体" style:font-family-asian="宋体" style:font-family-complex="宋体" fo:background-color="transparent" style:use-window-font-color="true"/>
    </style:style>
    <style:style style:name="T97" style:family="text">
      <style:text-properties fo:font-size="14.00pt" fo:font-weight="normal" fo:font-family="'Liberation Serif'" style:font-family-asian="'Liberation Serif'" style:font-family-complex="'Liberation Serif'" fo:background-color="#0000cc" style:use-window-font-color="true"/>
    </style:style>
    <style:style style:name="T98" style:family="text">
      <style:text-properties fo:font-size="11.00pt" fo:font-weight="normal" fo:font-family="宋体" style:font-family-asian="宋体" style:font-family-complex="宋体" fo:background-color="transparent" style:use-window-font-color="true"/>
    </style:style>
    <style:style style:name="T99" style:family="text">
      <style:text-properties fo:font-size="14.00pt" fo:font-weight="normal" fo:font-family="'Liberation Serif'" style:font-family-asian="'Liberation Serif'" style:font-family-complex="'Liberation Serif'" fo:background-color="#0000cc" style:use-window-font-color="true"/>
    </style:style>
    <style:style style:name="T100" style:family="text">
      <style:text-properties fo:font-size="11.00pt" fo:font-weight="normal" fo:font-family="宋体" style:font-family-asian="宋体" style:font-family-complex="宋体" fo:background-color="transparent" style:use-window-font-color="true"/>
    </style:style>
    <style:style style:name="T101" style:family="text">
      <style:text-properties fo:font-size="14.00pt" fo:font-weight="normal" fo:font-family="'Liberation Serif'" style:font-family-asian="'Liberation Serif'" style:font-family-complex="'Liberation Serif'" fo:background-color="#0000cc" style:use-window-font-color="true"/>
    </style:style>
    <style:style style:name="T102" style:family="text">
      <style:text-properties fo:font-size="11.00pt" fo:font-weight="normal" fo:font-family="宋体" style:font-family-asian="宋体" style:font-family-complex="宋体" fo:background-color="transparent" style:use-window-font-color="true"/>
    </style:style>
    <style:style style:name="T103" style:family="text">
      <style:text-properties fo:font-size="14.00pt" fo:font-weight="normal" fo:font-family="'Liberation Serif'" style:font-family-asian="'Liberation Serif'" style:font-family-complex="'Liberation Serif'" fo:background-color="#0000cc" style:use-window-font-color="true"/>
    </style:style>
    <style:style style:name="T104" style:family="text">
      <style:text-properties fo:font-size="14.00pt" fo:font-weight="normal" fo:font-family="'Liberation Serif'" style:font-family-asian="'Liberation Serif'" style:font-family-complex="'Liberation Serif'" fo:background-color="#ffffff" style:use-window-font-color="true"/>
    </style:style>
    <style:style style:name="T105" style:family="text">
      <style:text-properties fo:font-size="11.00pt" fo:font-weight="normal" fo:font-family="宋体" style:font-family-asian="宋体" style:font-family-complex="宋体" fo:background-color="transparent" style:use-window-font-color="true"/>
    </style:style>
    <style:style style:name="T106" style:family="text">
      <style:text-properties fo:font-size="14.00pt" fo:font-weight="normal" fo:font-family="'Liberation Serif'" style:font-family-asian="'Liberation Serif'" style:font-family-complex="'Liberation Serif'" fo:background-color="#0000cc" style:use-window-font-color="true"/>
    </style:style>
    <style:style style:name="T107" style:family="text">
      <style:text-properties fo:font-size="11.00pt" fo:font-weight="normal" fo:font-family="宋体" style:font-family-asian="宋体" style:font-family-complex="宋体" fo:background-color="transparent" style:use-window-font-color="true"/>
    </style:style>
    <style:style style:name="T108" style:family="text">
      <style:text-properties fo:font-size="14.00pt" fo:font-weight="normal" fo:font-family="'Liberation Serif'" style:font-family-asian="'Liberation Serif'" style:font-family-complex="'Liberation Serif'" fo:background-color="#0000cc" style:use-window-font-color="true"/>
    </style:style>
    <style:style style:name="T109" style:family="text">
      <style:text-properties fo:font-size="11.00pt" fo:font-weight="normal" fo:font-family="宋体" style:font-family-asian="宋体" style:font-family-complex="宋体" fo:background-color="transparent" style:use-window-font-color="true"/>
    </style:style>
    <style:style style:name="T110" style:family="text">
      <style:text-properties fo:font-size="14.00pt" fo:font-weight="normal" fo:font-family="'Liberation Serif'" style:font-family-asian="'Liberation Serif'" style:font-family-complex="'Liberation Serif'" fo:background-color="#3333ff" style:use-window-font-color="true"/>
    </style:style>
    <style:style style:name="T111" style:family="text">
      <style:text-properties fo:font-size="14.00pt" fo:font-weight="normal" fo:font-family="'Liberation Serif'" style:font-family-asian="'Liberation Serif'" style:font-family-complex="'Liberation Serif'" fo:background-color="#ff6600" style:use-window-font-color="true"/>
    </style:style>
    <style:style style:name="T112" style:family="text">
      <style:text-properties fo:font-size="14.00pt" fo:font-weight="normal" fo:font-family="'Liberation Serif'" style:font-family-asian="'Liberation Serif'" style:font-family-complex="'Liberation Serif'" fo:background-color="#99ff33" style:use-window-font-color="true"/>
    </style:style>
    <style:style style:name="T113" style:family="text">
      <style:text-properties fo:font-size="11.00pt" fo:font-weight="normal" fo:font-family="宋体" style:font-family-asian="宋体" style:font-family-complex="宋体" fo:background-color="transparent" style:use-window-font-color="true"/>
    </style:style>
    <style:style style:name="T114" style:family="text">
      <style:text-properties fo:font-size="14.00pt" fo:font-weight="normal" fo:font-family="'Liberation Serif'" style:font-family-asian="'Liberation Serif'" style:font-family-complex="'Liberation Serif'" fo:background-color="#99ff33" style:use-window-font-color="true"/>
    </style:style>
    <style:style style:name="T115" style:family="text">
      <style:text-properties fo:font-size="11.00pt" fo:font-weight="normal" fo:font-family="宋体" style:font-family-asian="宋体" style:font-family-complex="宋体" fo:background-color="transparent" style:use-window-font-color="true"/>
    </style:style>
    <style:style style:name="T116" style:family="text">
      <style:text-properties fo:font-size="14.00pt" fo:font-weight="normal" fo:font-family="'Liberation Serif'" style:font-family-asian="'Liberation Serif'" style:font-family-complex="'Liberation Serif'" fo:background-color="#99ff33" style:use-window-font-color="true"/>
    </style:style>
    <style:style style:name="T117" style:family="text">
      <style:text-properties fo:font-size="11.00pt" fo:font-weight="normal" fo:font-family="宋体" style:font-family-asian="宋体" style:font-family-complex="宋体" fo:background-color="transparent" style:use-window-font-color="true"/>
    </style:style>
    <style:style style:name="T118" style:family="text">
      <style:text-properties fo:font-size="14.00pt" fo:font-weight="normal" fo:font-family="'Liberation Serif'" style:font-family-asian="'Liberation Serif'" style:font-family-complex="'Liberation Serif'" fo:background-color="#99ff33" style:use-window-font-color="true"/>
    </style:style>
    <style:style style:name="T119" style:family="text">
      <style:text-properties fo:font-size="11.00pt" fo:font-weight="normal" fo:font-family="宋体" style:font-family-asian="宋体" style:font-family-complex="宋体" fo:background-color="transparent" style:use-window-font-color="true"/>
    </style:style>
    <style:style style:name="T120" style:family="text">
      <style:text-properties fo:font-size="14.00pt" fo:font-weight="normal" fo:font-family="'Liberation Serif'" style:font-family-asian="'Liberation Serif'" style:font-family-complex="'Liberation Serif'" fo:background-color="#ffff66" style:use-window-font-color="true"/>
    </style:style>
    <style:style style:name="T121" style:family="text">
      <style:text-properties fo:font-size="11.00pt" fo:font-weight="normal" fo:font-family="宋体" style:font-family-asian="宋体" style:font-family-complex="宋体" fo:background-color="transparent" style:use-window-font-color="true"/>
    </style:style>
    <style:style style:name="T122" style:family="text">
      <style:text-properties fo:font-size="14.00pt" fo:font-weight="normal" fo:font-family="'Liberation Serif'" style:font-family-asian="'Liberation Serif'" style:font-family-complex="'Liberation Serif'" fo:background-color="#99ff33" style:use-window-font-color="true"/>
    </style:style>
    <style:style style:name="T123" style:family="text">
      <style:text-properties fo:font-size="11.00pt" fo:font-weight="normal" fo:font-family="宋体" style:font-family-asian="宋体" style:font-family-complex="宋体" fo:background-color="transparent" style:use-window-font-color="true"/>
    </style:style>
    <style:style style:name="T124" style:family="text">
      <style:text-properties fo:font-size="14.00pt" fo:font-weight="normal" fo:font-family="'Liberation Serif'" style:font-family-asian="'Liberation Serif'" style:font-family-complex="'Liberation Serif'" fo:background-color="#99ff33" style:use-window-font-color="true"/>
    </style:style>
    <style:style style:name="T125" style:family="text">
      <style:text-properties fo:font-size="11.00pt" fo:font-weight="normal" fo:font-family="宋体" style:font-family-asian="宋体" style:font-family-complex="宋体" fo:background-color="transparent" style:use-window-font-color="true"/>
    </style:style>
    <style:style style:name="T126" style:family="text">
      <style:text-properties fo:font-size="14.00pt" fo:font-weight="normal" fo:font-family="'Liberation Serif'" style:font-family-asian="'Liberation Serif'" style:font-family-complex="'Liberation Serif'" fo:background-color="#0000cc" style:use-window-font-color="true"/>
    </style:style>
    <style:style style:name="T127" style:family="text">
      <style:text-properties fo:font-size="11.00pt" fo:font-weight="normal" fo:font-family="宋体" style:font-family-asian="宋体" style:font-family-complex="宋体" fo:background-color="transparent" style:use-window-font-color="true"/>
    </style:style>
    <style:style style:name="T128" style:family="text">
      <style:text-properties fo:font-size="14.00pt" fo:font-weight="normal" fo:font-family="'Liberation Serif'" style:font-family-asian="'Liberation Serif'" style:font-family-complex="'Liberation Serif'" fo:background-color="#99ff33" style:use-window-font-color="true"/>
    </style:style>
    <style:style style:name="T129" style:family="text">
      <style:text-properties fo:font-size="14.00pt" fo:font-weight="normal" fo:font-family="'Liberation Serif'" style:font-family-asian="'Liberation Serif'" style:font-family-complex="'Liberation Serif'" fo:background-color="#ffffff" style:use-window-font-color="true"/>
    </style:style>
    <style:style style:name="T130" style:family="text">
      <style:text-properties fo:font-size="11.00pt" fo:font-weight="normal" fo:font-family="宋体" style:font-family-asian="宋体" style:font-family-complex="宋体" fo:background-color="transparent" style:use-window-font-color="true"/>
    </style:style>
    <style:style style:name="T131" style:family="text">
      <style:text-properties fo:font-size="14.00pt" fo:font-weight="normal" fo:font-family="'Liberation Serif'" style:font-family-asian="'Liberation Serif'" style:font-family-complex="'Liberation Serif'" fo:background-color="#99ff33" style:use-window-font-color="true"/>
    </style:style>
    <style:style style:name="T132" style:family="text">
      <style:text-properties fo:font-size="14.00pt" fo:font-weight="normal" fo:font-family="'Liberation Serif'" style:font-family-asian="'Liberation Serif'" style:font-family-complex="'Liberation Serif'" fo:background-color="#ffffff" style:use-window-font-color="true"/>
    </style:style>
    <style:style style:name="T133" style:family="text">
      <style:text-properties fo:font-size="11.00pt" fo:font-weight="normal" fo:font-family="宋体" style:font-family-asian="宋体" style:font-family-complex="宋体" fo:background-color="transparent" style:use-window-font-color="true"/>
    </style:style>
    <style:style style:name="T134" style:family="text">
      <style:text-properties fo:font-size="14.00pt" fo:font-weight="normal" fo:font-family="'Liberation Serif'" style:font-family-asian="'Liberation Serif'" style:font-family-complex="'Liberation Serif'" fo:background-color="#99ff33" style:use-window-font-color="true"/>
    </style:style>
    <style:style style:name="T135" style:family="text">
      <style:text-properties fo:font-size="14.00pt" fo:font-weight="normal" fo:font-family="'Liberation Serif'" style:font-family-asian="'Liberation Serif'" style:font-family-complex="'Liberation Serif'" fo:background-color="#ffffff" style:use-window-font-color="true"/>
    </style:style>
    <style:style style:name="T136" style:family="text">
      <style:text-properties fo:font-size="14.00pt" fo:font-weight="normal" fo:font-family="'Liberation Serif'" style:font-family-asian="'Liberation Serif'" style:font-family-complex="'Liberation Serif'" fo:background-color="#99ff33" style:use-window-font-color="true"/>
    </style:style>
    <style:style style:name="T137" style:family="text">
      <style:text-properties fo:font-size="14.00pt" fo:font-weight="normal" fo:font-family="'Liberation Serif'" style:font-family-asian="'Liberation Serif'" style:font-family-complex="'Liberation Serif'" fo:background-color="#ffffff" style:use-window-font-color="true"/>
    </style:style>
    <style:style style:name="T138" style:family="text">
      <style:text-properties fo:font-size="14.00pt" fo:font-weight="normal" fo:font-family="'Liberation Serif'" style:font-family-asian="'Liberation Serif'" style:font-family-complex="'Liberation Serif'" fo:background-color="#99ff33" style:use-window-font-color="true"/>
    </style:style>
    <style:style style:name="T139" style:family="text">
      <style:text-properties fo:font-size="14.00pt" fo:font-weight="normal" fo:font-family="'Liberation Serif'" style:font-family-asian="'Liberation Serif'" style:font-family-complex="'Liberation Serif'" fo:background-color="#ffffff" style:use-window-font-color="true"/>
    </style:style>
    <style:style style:name="T140" style:family="text">
      <style:text-properties fo:font-size="11.00pt" fo:font-weight="normal" fo:font-family="宋体" style:font-family-asian="宋体" style:font-family-complex="宋体" fo:background-color="transparent" style:use-window-font-color="true"/>
    </style:style>
    <style:style style:name="T141" style:family="text">
      <style:text-properties fo:font-size="14.00pt" fo:font-weight="normal" fo:font-family="'Liberation Serif'" style:font-family-asian="'Liberation Serif'" style:font-family-complex="'Liberation Serif'" fo:background-color="#0000cc" style:use-window-font-color="true"/>
    </style:style>
    <style:style style:name="T142" style:family="text">
      <style:text-properties fo:font-size="11.00pt" fo:font-weight="normal" fo:font-family="宋体" style:font-family-asian="宋体" style:font-family-complex="宋体" fo:background-color="transparent" style:use-window-font-color="true"/>
    </style:style>
    <style:style style:name="T143" style:family="text">
      <style:text-properties fo:font-size="14.00pt" fo:font-weight="normal" fo:font-family="'Liberation Serif'" style:font-family-asian="'Liberation Serif'" style:font-family-complex="'Liberation Serif'" fo:background-color="#99ff33" style:use-window-font-color="true"/>
    </style:style>
    <style:style style:name="T144" style:family="text">
      <style:text-properties fo:font-size="14.00pt" fo:font-weight="normal" fo:font-family="'Liberation Serif'" style:font-family-asian="'Liberation Serif'" style:font-family-complex="'Liberation Serif'" fo:background-color="#ffffff" style:use-window-font-color="true"/>
    </style:style>
    <style:style style:name="T145" style:family="text">
      <style:text-properties fo:font-size="11.00pt" fo:font-weight="normal" fo:font-family="宋体" style:font-family-asian="宋体" style:font-family-complex="宋体" fo:background-color="transparent" style:use-window-font-color="true"/>
    </style:style>
    <style:style style:name="T146" style:family="text">
      <style:text-properties fo:font-size="14.00pt" fo:font-weight="normal" fo:font-family="'Liberation Serif'" style:font-family-asian="'Liberation Serif'" style:font-family-complex="'Liberation Serif'" fo:background-color="#99ff33" style:use-window-font-color="true"/>
    </style:style>
    <style:style style:name="T147" style:family="text">
      <style:text-properties fo:font-size="14.00pt" fo:font-weight="normal" fo:font-family="'Liberation Serif'" style:font-family-asian="'Liberation Serif'" style:font-family-complex="'Liberation Serif'" fo:background-color="#ffffff" style:use-window-font-color="true"/>
    </style:style>
    <style:style style:name="T148" style:family="text">
      <style:text-properties fo:font-size="11.00pt" fo:font-weight="normal" fo:font-family="宋体" style:font-family-asian="宋体" style:font-family-complex="宋体" fo:background-color="transparent" style:use-window-font-color="true"/>
    </style:style>
    <style:style style:name="T149" style:family="text">
      <style:text-properties fo:font-size="14.00pt" fo:font-weight="normal" fo:font-family="'Liberation Serif'" style:font-family-asian="'Liberation Serif'" style:font-family-complex="'Liberation Serif'" fo:background-color="#99ff33" style:use-window-font-color="true"/>
    </style:style>
    <style:style style:name="T150" style:family="text">
      <style:text-properties fo:font-size="14.00pt" fo:font-weight="normal" fo:font-family="'Liberation Serif'" style:font-family-asian="'Liberation Serif'" style:font-family-complex="'Liberation Serif'" fo:background-color="#ffffff" style:use-window-font-color="true"/>
    </style:style>
    <style:style style:name="T151" style:family="text">
      <style:text-properties fo:font-size="11.00pt" fo:font-weight="normal" fo:font-family="宋体" style:font-family-asian="宋体" style:font-family-complex="宋体" fo:background-color="transparent" style:use-window-font-color="true"/>
    </style:style>
    <style:style style:name="T152" style:family="text">
      <style:text-properties fo:font-size="14.00pt" fo:font-weight="normal" fo:font-family="'Liberation Serif'" style:font-family-asian="'Liberation Serif'" style:font-family-complex="'Liberation Serif'" fo:background-color="#99ff33" style:use-window-font-color="true"/>
    </style:style>
    <style:style style:name="T153" style:family="text">
      <style:text-properties fo:font-size="11.00pt" fo:font-weight="normal" fo:font-family="宋体" style:font-family-asian="宋体" style:font-family-complex="宋体" fo:background-color="transparent" style:use-window-font-color="true"/>
    </style:style>
    <style:style style:name="T154" style:family="text">
      <style:text-properties fo:font-size="14.00pt" fo:font-weight="normal" fo:font-family="'Liberation Serif'" style:font-family-asian="'Liberation Serif'" style:font-family-complex="'Liberation Serif'" fo:background-color="#ffffff" style:use-window-font-color="true"/>
    </style:style>
    <style:style style:name="T155" style:family="text">
      <style:text-properties fo:font-size="14.00pt" fo:font-weight="normal" fo:font-family="'Liberation Serif'" style:font-family-asian="'Liberation Serif'" style:font-family-complex="'Liberation Serif'" fo:background-color="#0000cc" style:use-window-font-color="true"/>
    </style:style>
    <style:style style:name="T156" style:family="text">
      <style:text-properties fo:font-size="11.00pt" fo:font-weight="normal" fo:font-family="宋体" style:font-family-asian="宋体" style:font-family-complex="宋体" fo:background-color="transparent" style:use-window-font-color="true"/>
    </style:style>
    <style:style style:name="T157" style:family="text">
      <style:text-properties fo:font-size="14.00pt" fo:font-weight="normal" fo:font-family="'Liberation Serif'" style:font-family-asian="'Liberation Serif'" style:font-family-complex="'Liberation Serif'" fo:background-color="#ff6600" style:use-window-font-color="true"/>
    </style:style>
    <style:style style:name="T158" style:family="text">
      <style:text-properties fo:font-size="11.00pt" fo:font-weight="normal" fo:font-family="宋体" style:font-family-asian="宋体" style:font-family-complex="宋体" fo:background-color="transparent" style:use-window-font-color="true"/>
    </style:style>
    <style:style style:name="T159" style:family="text">
      <style:text-properties fo:font-size="14.00pt" fo:font-weight="normal" fo:font-family="'Liberation Serif'" style:font-family-asian="'Liberation Serif'" style:font-family-complex="'Liberation Serif'" fo:background-color="#ff6600" style:use-window-font-color="true"/>
    </style:style>
    <style:style style:name="T160" style:family="text">
      <style:text-properties fo:font-size="11.00pt" fo:font-weight="normal" fo:font-family="宋体" style:font-family-asian="宋体" style:font-family-complex="宋体" fo:background-color="transparent" style:use-window-font-color="true"/>
    </style:style>
    <style:style style:name="T161" style:family="text">
      <style:text-properties fo:font-size="14.00pt" fo:font-weight="normal" fo:font-family="'Liberation Serif'" style:font-family-asian="'Liberation Serif'" style:font-family-complex="'Liberation Serif'" fo:background-color="#ffffff" style:use-window-font-color="true"/>
    </style:style>
    <style:style style:name="T162" style:family="text">
      <style:text-properties fo:font-size="11.00pt" fo:font-weight="normal" fo:font-family="宋体" style:font-family-asian="宋体" style:font-family-complex="宋体" fo:background-color="transparent" style:use-window-font-color="true"/>
    </style:style>
    <style:style style:name="T163" style:family="text">
      <style:text-properties fo:font-size="14.00pt" fo:font-weight="normal" fo:font-family="'Liberation Serif'" style:font-family-asian="'Liberation Serif'" style:font-family-complex="'Liberation Serif'" fo:background-color="#0000cc" style:use-window-font-color="true"/>
    </style:style>
    <style:style style:name="T164" style:family="text">
      <style:text-properties fo:font-size="11.00pt" fo:font-weight="normal" fo:font-family="宋体" style:font-family-asian="宋体" style:font-family-complex="宋体" fo:background-color="transparent" style:use-window-font-color="true"/>
    </style:style>
    <style:style style:name="T165" style:family="text">
      <style:text-properties fo:font-size="14.00pt" fo:font-weight="normal" fo:font-family="'Liberation Serif'" style:font-family-asian="'Liberation Serif'" style:font-family-complex="'Liberation Serif'" fo:background-color="#ff6600" style:use-window-font-color="true"/>
    </style:style>
    <style:style style:name="T166" style:family="text">
      <style:text-properties fo:font-size="11.00pt" fo:font-weight="normal" fo:font-family="宋体" style:font-family-asian="宋体" style:font-family-complex="宋体" fo:background-color="transparent" style:use-window-font-color="true"/>
    </style:style>
    <style:style style:name="T167" style:family="text">
      <style:text-properties fo:font-size="14.00pt" fo:font-weight="normal" fo:font-family="'Liberation Serif'" style:font-family-asian="'Liberation Serif'" style:font-family-complex="'Liberation Serif'" fo:background-color="#ffffff" style:use-window-font-color="true"/>
    </style:style>
    <style:style style:name="T168" style:family="text">
      <style:text-properties fo:font-size="11.00pt" fo:font-weight="normal" fo:font-family="宋体" style:font-family-asian="宋体" style:font-family-complex="宋体" fo:background-color="transparent" style:use-window-font-color="true"/>
    </style:style>
    <style:style style:name="T169" style:family="text">
      <style:text-properties fo:font-size="14.00pt" fo:font-weight="normal" fo:font-family="'Liberation Serif'" style:font-family-asian="'Liberation Serif'" style:font-family-complex="'Liberation Serif'" fo:background-color="#0000cc" style:use-window-font-color="true"/>
    </style:style>
    <style:style style:name="T170" style:family="text">
      <style:text-properties fo:font-size="11.00pt" fo:font-weight="normal" fo:font-family="宋体" style:font-family-asian="宋体" style:font-family-complex="宋体" fo:background-color="transparent" style:use-window-font-color="true"/>
    </style:style>
    <style:style style:name="T171" style:family="text">
      <style:text-properties fo:font-size="14.00pt" fo:font-weight="normal" fo:font-family="'Liberation Serif'" style:font-family-asian="'Liberation Serif'" style:font-family-complex="'Liberation Serif'" fo:background-color="#ffffff" style:use-window-font-color="true"/>
    </style:style>
    <style:style style:name="T172" style:family="text">
      <style:text-properties fo:font-size="14.00pt" fo:font-weight="normal" fo:font-family="'Liberation Serif'" style:font-family-asian="'Liberation Serif'" style:font-family-complex="'Liberation Serif'" fo:background-color="#ff3333" style:use-window-font-color="true"/>
    </style:style>
    <style:style style:name="T173" style:family="text">
      <style:text-properties fo:font-size="14.00pt" fo:font-weight="normal" fo:font-family="'Liberation Serif'" style:font-family-asian="'Liberation Serif'" style:font-family-complex="'Liberation Serif'" fo:background-color="#ffffff" style:use-window-font-color="true"/>
    </style:style>
    <style:style style:name="T174" style:family="text">
      <style:text-properties fo:font-size="11.00pt" fo:font-weight="normal" fo:font-family="宋体" style:font-family-asian="宋体" style:font-family-complex="宋体" fo:background-color="transparent" style:use-window-font-color="true"/>
    </style:style>
    <style:style style:name="T175" style:family="text">
      <style:text-properties fo:font-size="14.00pt" fo:font-weight="normal" fo:font-family="'Liberation Serif'" style:font-family-asian="'Liberation Serif'" style:font-family-complex="'Liberation Serif'" fo:background-color="#ffffff" style:use-window-font-color="true"/>
    </style:style>
    <style:style style:name="T176" style:family="text">
      <style:text-properties fo:font-size="14.00pt" fo:font-weight="normal" fo:font-family="'Liberation Serif'" style:font-family-asian="'Liberation Serif'" style:font-family-complex="'Liberation Serif'" fo:background-color="#ff3333" style:use-window-font-color="true"/>
    </style:style>
    <style:style style:name="T177" style:family="text">
      <style:text-properties fo:font-size="14.00pt" fo:font-weight="normal" fo:font-family="'Liberation Serif'" style:font-family-asian="'Liberation Serif'" style:font-family-complex="'Liberation Serif'" fo:background-color="#ffffff" style:use-window-font-color="true"/>
    </style:style>
    <style:style style:name="T178" style:family="text">
      <style:text-properties fo:font-size="11.00pt" fo:font-weight="normal" fo:font-family="宋体" style:font-family-asian="宋体" style:font-family-complex="宋体" fo:background-color="transparent" style:use-window-font-color="true"/>
    </style:style>
    <style:style style:name="T179" style:family="text">
      <style:text-properties fo:font-size="14.00pt" fo:font-weight="normal" fo:font-family="'Liberation Serif'" style:font-family-asian="'Liberation Serif'" style:font-family-complex="'Liberation Serif'" fo:background-color="#ffffff" style:use-window-font-color="true"/>
    </style:style>
    <style:style style:name="T180" style:family="text">
      <style:text-properties fo:font-size="14.00pt" fo:font-weight="normal" fo:font-family="'Liberation Serif'" style:font-family-asian="'Liberation Serif'" style:font-family-complex="'Liberation Serif'" fo:background-color="#ff3333" style:use-window-font-color="true"/>
    </style:style>
    <style:style style:name="T181" style:family="text">
      <style:text-properties fo:font-size="14.00pt" fo:font-weight="normal" fo:font-family="'Liberation Serif'" style:font-family-asian="'Liberation Serif'" style:font-family-complex="'Liberation Serif'" fo:background-color="#ffffff" style:use-window-font-color="true"/>
    </style:style>
    <style:style style:name="T182" style:family="text">
      <style:text-properties fo:font-size="11.00pt" fo:font-weight="normal" fo:font-family="宋体" style:font-family-asian="宋体" style:font-family-complex="宋体" fo:background-color="transparent" style:use-window-font-color="true"/>
    </style:style>
    <style:style style:name="T183" style:family="text">
      <style:text-properties fo:font-size="14.00pt" fo:font-weight="normal" fo:font-family="'Liberation Serif'" style:font-family-asian="'Liberation Serif'" style:font-family-complex="'Liberation Serif'" fo:background-color="#ffffff" style:use-window-font-color="true"/>
    </style:style>
    <style:style style:name="T184" style:family="text">
      <style:text-properties fo:font-size="14.00pt" fo:font-weight="normal" fo:font-family="'Liberation Serif'" style:font-family-asian="'Liberation Serif'" style:font-family-complex="'Liberation Serif'" fo:background-color="#ff3333" style:use-window-font-color="true"/>
    </style:style>
    <style:style style:name="T185" style:family="text">
      <style:text-properties fo:font-size="14.00pt" fo:font-weight="normal" fo:font-family="'Liberation Serif'" style:font-family-asian="'Liberation Serif'" style:font-family-complex="'Liberation Serif'" fo:background-color="#ffffff" style:use-window-font-color="true"/>
    </style:style>
    <style:style style:name="T186" style:family="text">
      <style:text-properties fo:font-size="11.00pt" fo:font-weight="normal" fo:font-family="宋体" style:font-family-asian="宋体" style:font-family-complex="宋体" fo:background-color="transparent" style:use-window-font-color="true"/>
    </style:style>
    <style:style style:name="T187" style:family="text">
      <style:text-properties fo:font-size="14.00pt" fo:font-weight="normal" fo:font-family="'Liberation Serif'" style:font-family-asian="'Liberation Serif'" style:font-family-complex="'Liberation Serif'" fo:background-color="#ffffff" style:use-window-font-color="true"/>
    </style:style>
    <style:style style:name="T188" style:family="text">
      <style:text-properties fo:font-size="14.00pt" fo:font-weight="normal" fo:font-family="'Liberation Serif'" style:font-family-asian="'Liberation Serif'" style:font-family-complex="'Liberation Serif'" fo:background-color="#ff3333" style:use-window-font-color="true"/>
    </style:style>
    <style:style style:name="T189" style:family="text">
      <style:text-properties fo:font-size="14.00pt" fo:font-weight="normal" fo:font-family="'Liberation Serif'" style:font-family-asian="'Liberation Serif'" style:font-family-complex="'Liberation Serif'" fo:background-color="#ffffff" style:use-window-font-color="true"/>
    </style:style>
    <style:style style:name="T190" style:family="text">
      <style:text-properties fo:font-size="11.00pt" fo:font-weight="normal" fo:font-family="宋体" style:font-family-asian="宋体" style:font-family-complex="宋体" fo:background-color="transparent" style:use-window-font-color="true"/>
    </style:style>
    <style:style style:name="T191" style:family="text">
      <style:text-properties fo:font-size="14.00pt" fo:font-weight="normal" fo:font-family="'Liberation Serif'" style:font-family-asian="'Liberation Serif'" style:font-family-complex="'Liberation Serif'" fo:background-color="#ffffff" style:use-window-font-color="true"/>
    </style:style>
    <style:style style:name="T192" style:family="text">
      <style:text-properties fo:font-size="14.00pt" fo:font-weight="normal" fo:font-family="'Liberation Serif'" style:font-family-asian="'Liberation Serif'" style:font-family-complex="'Liberation Serif'" fo:background-color="#ff3333" style:use-window-font-color="true"/>
    </style:style>
    <style:style style:name="T193" style:family="text">
      <style:text-properties fo:font-size="14.00pt" fo:font-weight="normal" fo:font-family="'Liberation Serif'" style:font-family-asian="'Liberation Serif'" style:font-family-complex="'Liberation Serif'" fo:background-color="#ffffff" style:use-window-font-color="true"/>
    </style:style>
    <style:style style:name="T194" style:family="text">
      <style:text-properties fo:font-size="11.00pt" fo:font-weight="normal" fo:font-family="宋体" style:font-family-asian="宋体" style:font-family-complex="宋体" fo:background-color="transparent" style:use-window-font-color="true"/>
    </style:style>
    <style:style style:name="T195" style:family="text">
      <style:text-properties fo:font-size="14.00pt" fo:font-weight="normal" fo:font-family="'Liberation Serif'" style:font-family-asian="'Liberation Serif'" style:font-family-complex="'Liberation Serif'" fo:background-color="#ff3333" style:use-window-font-color="true"/>
    </style:style>
    <style:style style:name="T196" style:family="text">
      <style:text-properties fo:font-size="11.00pt" fo:font-weight="normal" fo:font-family="宋体" style:font-family-asian="宋体" style:font-family-complex="宋体" fo:background-color="transparent" style:use-window-font-color="true"/>
    </style:style>
    <style:style style:name="T197" style:family="text">
      <style:text-properties fo:font-size="14.00pt" fo:font-weight="normal" fo:font-family="'Liberation Serif'" style:font-family-asian="'Liberation Serif'" style:font-family-complex="'Liberation Serif'" fo:background-color="#0000cc" style:use-window-font-color="true"/>
    </style:style>
    <style:style style:name="T198" style:family="text">
      <style:text-properties fo:font-size="11.00pt" fo:font-weight="normal" fo:font-family="宋体" style:font-family-asian="宋体" style:font-family-complex="宋体" fo:background-color="transparent" style:use-window-font-color="true"/>
    </style:style>
    <style:style style:name="T199" style:family="text">
      <style:text-properties fo:font-size="14.00pt" fo:font-weight="normal" fo:font-family="'Liberation Serif'" style:font-family-asian="'Liberation Serif'" style:font-family-complex="'Liberation Serif'" fo:background-color="#ffffff" style:use-window-font-color="true"/>
    </style:style>
    <style:style style:name="T200" style:family="text">
      <style:text-properties fo:font-size="11.00pt" fo:font-weight="normal" fo:font-family="宋体" style:font-family-asian="宋体" style:font-family-complex="宋体" fo:background-color="transparent" style:use-window-font-color="true"/>
    </style:style>
    <style:style style:name="T201" style:family="text">
      <style:text-properties fo:font-size="14.00pt" fo:font-weight="normal" fo:font-family="'Liberation Serif'" style:font-family-asian="'Liberation Serif'" style:font-family-complex="'Liberation Serif'" fo:background-color="#66ff00" style:use-window-font-color="true"/>
    </style:style>
    <style:style style:name="T202" style:family="text">
      <style:text-properties fo:font-size="11.00pt" fo:font-weight="normal" fo:font-family="宋体" style:font-family-asian="宋体" style:font-family-complex="宋体" fo:background-color="transparent" style:use-window-font-color="true"/>
    </style:style>
    <style:style style:name="T203" style:family="text">
      <style:text-properties fo:font-size="14.00pt" fo:font-weight="normal" fo:font-family="'Liberation Serif'" style:font-family-asian="'Liberation Serif'" style:font-family-complex="'Liberation Serif'" fo:background-color="#66ff00" style:use-window-font-color="true"/>
    </style:style>
    <style:style style:name="T204" style:family="text">
      <style:text-properties fo:font-size="11.00pt" fo:font-weight="normal" fo:font-family="宋体" style:font-family-asian="宋体" style:font-family-complex="宋体" fo:background-color="transparent" style:use-window-font-color="true"/>
    </style:style>
    <style:style style:name="T205" style:family="text">
      <style:text-properties fo:font-size="14.00pt" fo:font-weight="normal" fo:font-family="'Liberation Serif'" style:font-family-asian="'Liberation Serif'" style:font-family-complex="'Liberation Serif'" fo:background-color="#ffffff" style:use-window-font-color="true"/>
    </style:style>
    <style:style style:name="T206" style:family="text">
      <style:text-properties fo:font-size="11.00pt" fo:font-weight="normal" fo:font-family="宋体" style:font-family-asian="宋体" style:font-family-complex="宋体" fo:background-color="transparent" style:use-window-font-color="true"/>
    </style:style>
    <style:style style:name="T207" style:family="text">
      <style:text-properties fo:font-size="14.00pt" fo:font-weight="normal" fo:font-family="'Liberation Serif'" style:font-family-asian="'Liberation Serif'" style:font-family-complex="'Liberation Serif'" fo:background-color="#ffffff" style:use-window-font-color="true"/>
    </style:style>
    <style:style style:name="T208" style:family="text">
      <style:text-properties fo:font-size="11.00pt" fo:font-weight="normal" fo:font-family="宋体" style:font-family-asian="宋体" style:font-family-complex="宋体" fo:background-color="transparent" style:use-window-font-color="true"/>
    </style:style>
    <style:style style:name="T209" style:family="text">
      <style:text-properties fo:font-size="14.00pt" fo:font-weight="normal" fo:font-family="'Liberation Serif'" style:font-family-asian="'Liberation Serif'" style:font-family-complex="'Liberation Serif'" fo:background-color="#0000cc" style:use-window-font-color="true"/>
    </style:style>
    <style:style style:name="T210" style:family="text">
      <style:text-properties fo:font-size="11.00pt" fo:font-weight="normal" fo:font-family="宋体" style:font-family-asian="宋体" style:font-family-complex="宋体" fo:background-color="transparent" style:use-window-font-color="true"/>
    </style:style>
    <style:style style:name="T211" style:family="text">
      <style:text-properties fo:font-size="14.00pt" fo:font-weight="normal" fo:font-family="'Liberation Serif'" style:font-family-asian="'Liberation Serif'" style:font-family-complex="'Liberation Serif'" fo:background-color="#66ff00" style:use-window-font-color="true"/>
    </style:style>
    <style:style style:name="T212" style:family="text">
      <style:text-properties fo:font-size="11.00pt" fo:font-weight="normal" fo:font-family="宋体" style:font-family-asian="宋体" style:font-family-complex="宋体" fo:background-color="transparent" style:use-window-font-color="true"/>
    </style:style>
    <style:style style:name="T213" style:family="text">
      <style:text-properties fo:font-size="14.00pt" fo:font-weight="normal" fo:font-family="'Liberation Serif'" style:font-family-asian="'Liberation Serif'" style:font-family-complex="'Liberation Serif'" fo:background-color="#66ff00" style:use-window-font-color="true"/>
    </style:style>
    <style:style style:name="T214" style:family="text">
      <style:text-properties fo:font-size="11.00pt" fo:font-weight="normal" fo:font-family="宋体" style:font-family-asian="宋体" style:font-family-complex="宋体" fo:background-color="transparent" style:use-window-font-color="true"/>
    </style:style>
    <style:style style:name="T215" style:family="text">
      <style:text-properties fo:font-size="14.00pt" fo:font-weight="normal" fo:font-family="'Liberation Serif'" style:font-family-asian="'Liberation Serif'" style:font-family-complex="'Liberation Serif'" fo:background-color="#ffffff" style:use-window-font-color="true"/>
    </style:style>
    <style:style style:name="T216" style:family="text">
      <style:text-properties fo:font-size="11.00pt" fo:font-weight="normal" fo:font-family="宋体" style:font-family-asian="宋体" style:font-family-complex="宋体" fo:background-color="transparent" style:use-window-font-color="true"/>
    </style:style>
    <style:style style:name="T217" style:family="text">
      <style:text-properties fo:font-size="14.00pt" fo:font-weight="normal" fo:font-family="'Liberation Serif'" style:font-family-asian="'Liberation Serif'" style:font-family-complex="'Liberation Serif'" fo:background-color="#ffffff" style:use-window-font-color="true"/>
    </style:style>
    <style:style style:name="T218" style:family="text">
      <style:text-properties fo:font-size="11.00pt" fo:font-weight="normal" fo:font-family="宋体" style:font-family-asian="宋体" style:font-family-complex="宋体" fo:background-color="transparent" style:use-window-font-color="true"/>
    </style:style>
    <style:style style:name="T219" style:family="text">
      <style:text-properties fo:font-size="14.00pt" fo:font-weight="normal" fo:font-family="'Liberation Serif'" style:font-family-asian="'Liberation Serif'" style:font-family-complex="'Liberation Serif'" fo:background-color="#ffff66" style:use-window-font-color="true"/>
    </style:style>
    <style:style style:name="T220" style:family="text">
      <style:text-properties fo:font-size="11.00pt" fo:font-weight="normal" fo:font-family="宋体" style:font-family-asian="宋体" style:font-family-complex="宋体" fo:background-color="transparent" style:use-window-font-color="true"/>
    </style:style>
    <style:style style:name="T221" style:family="text">
      <style:text-properties fo:font-size="14.00pt" fo:font-weight="normal" fo:font-family="'Liberation Serif'" style:font-family-asian="'Liberation Serif'" style:font-family-complex="'Liberation Serif'" fo:background-color="#0000cc" style:use-window-font-color="true"/>
    </style:style>
    <style:style style:name="T222" style:family="text">
      <style:text-properties fo:font-size="11.00pt" fo:font-weight="normal" fo:font-family="宋体" style:font-family-asian="宋体" style:font-family-complex="宋体" fo:background-color="transparent" style:use-window-font-color="true"/>
    </style:style>
    <style:style style:name="T223" style:family="text">
      <style:text-properties fo:font-size="14.00pt" fo:font-weight="normal" fo:font-family="'Liberation Serif'" style:font-family-asian="'Liberation Serif'" style:font-family-complex="'Liberation Serif'" fo:background-color="#ffffff" style:use-window-font-color="true"/>
    </style:style>
    <style:style style:name="T224" style:family="text">
      <style:text-properties fo:font-size="11.00pt" fo:font-weight="normal" fo:font-family="宋体" style:font-family-asian="宋体" style:font-family-complex="宋体" fo:background-color="transparent" style:use-window-font-color="true"/>
    </style:style>
    <style:style style:name="T225" style:family="text">
      <style:text-properties fo:font-size="14.00pt" fo:font-weight="normal" fo:font-family="'Liberation Serif'" style:font-family-asian="'Liberation Serif'" style:font-family-complex="'Liberation Serif'" fo:background-color="#0000cc" style:use-window-font-color="true"/>
    </style:style>
    <style:style style:name="T226" style:family="text">
      <style:text-properties fo:font-size="11.00pt" fo:font-weight="normal" fo:font-family="宋体" style:font-family-asian="宋体" style:font-family-complex="宋体" fo:background-color="transparent" style:use-window-font-color="true"/>
    </style:style>
    <style:style style:name="T227" style:family="text">
      <style:text-properties fo:font-size="14.00pt" fo:font-weight="normal" fo:font-family="'Liberation Serif'" style:font-family-asian="'Liberation Serif'" style:font-family-complex="'Liberation Serif'" fo:background-color="#66ff00" style:use-window-font-color="true"/>
    </style:style>
    <style:style style:name="T228" style:family="text">
      <style:text-properties fo:font-size="11.00pt" fo:font-weight="normal" fo:font-family="宋体" style:font-family-asian="宋体" style:font-family-complex="宋体" fo:background-color="transparent" style:use-window-font-color="true"/>
    </style:style>
    <style:style style:name="T229" style:family="text">
      <style:text-properties fo:font-size="14.00pt" fo:font-weight="normal" fo:font-family="'Liberation Serif'" style:font-family-asian="'Liberation Serif'" style:font-family-complex="'Liberation Serif'" fo:background-color="#ffffff" style:use-window-font-color="true"/>
    </style:style>
    <style:style style:name="T230" style:family="text">
      <style:text-properties fo:font-size="11.00pt" fo:font-weight="normal" fo:font-family="宋体" style:font-family-asian="宋体" style:font-family-complex="宋体" fo:background-color="transparent" style:use-window-font-color="true"/>
    </style:style>
    <style:style style:name="T231" style:family="text">
      <style:text-properties fo:font-size="14.00pt" fo:font-weight="normal" fo:font-family="'Liberation Serif'" style:font-family-asian="'Liberation Serif'" style:font-family-complex="'Liberation Serif'" fo:background-color="#0000ff" style:use-window-font-color="true"/>
    </style:style>
    <style:style style:name="T232" style:family="text">
      <style:text-properties fo:font-size="11.00pt" fo:font-weight="normal" fo:font-family="宋体" style:font-family-asian="宋体" style:font-family-complex="宋体" fo:background-color="transparent" style:use-window-font-color="true"/>
    </style:style>
    <style:style style:name="T233" style:family="text">
      <style:text-properties fo:font-size="14.00pt" fo:font-weight="normal" fo:font-family="'Liberation Serif'" style:font-family-asian="'Liberation Serif'" style:font-family-complex="'Liberation Serif'" fo:background-color="#66ff00" style:use-window-font-color="true"/>
    </style:style>
    <style:style style:name="T234" style:family="text">
      <style:text-properties fo:font-size="11.00pt" fo:font-weight="normal" fo:font-family="宋体" style:font-family-asian="宋体" style:font-family-complex="宋体" fo:background-color="transparent" style:use-window-font-color="true"/>
    </style:style>
    <style:style style:name="T235" style:family="text">
      <style:text-properties fo:font-size="14.00pt" fo:font-weight="normal" fo:font-family="'Liberation Serif'" style:font-family-asian="'Liberation Serif'" style:font-family-complex="'Liberation Serif'" fo:background-color="#66ff00" style:use-window-font-color="true"/>
    </style:style>
    <style:style style:name="T236" style:family="text">
      <style:text-properties fo:font-size="11.00pt" fo:font-weight="normal" fo:font-family="宋体" style:font-family-asian="宋体" style:font-family-complex="宋体" fo:background-color="transparent" style:use-window-font-color="true"/>
    </style:style>
    <style:style style:name="T237" style:family="text">
      <style:text-properties fo:font-size="14.00pt" fo:font-weight="normal" fo:font-family="'Liberation Serif'" style:font-family-asian="'Liberation Serif'" style:font-family-complex="'Liberation Serif'" fo:background-color="#66ff00" style:use-window-font-color="true"/>
    </style:style>
    <style:style style:name="T238" style:family="text">
      <style:text-properties fo:font-size="14.00pt" fo:font-weight="normal" fo:font-family="'Liberation Serif'" style:font-family-asian="'Liberation Serif'" style:font-family-complex="'Liberation Serif'" fo:background-color="#ffffff" style:use-window-font-color="true"/>
    </style:style>
    <style:style style:name="T239" style:family="text">
      <style:text-properties fo:font-size="11.00pt" fo:font-weight="normal" fo:font-family="宋体" style:font-family-asian="宋体" style:font-family-complex="宋体" fo:background-color="transparent" style:use-window-font-color="true"/>
    </style:style>
    <style:style style:name="T240" style:family="text">
      <style:text-properties fo:font-size="14.00pt" fo:font-weight="normal" fo:font-family="'Liberation Serif'" style:font-family-asian="'Liberation Serif'" style:font-family-complex="'Liberation Serif'" fo:background-color="#66ff00" style:use-window-font-color="true"/>
    </style:style>
    <style:style style:name="T241" style:family="text">
      <style:text-properties fo:font-size="11.00pt" fo:font-weight="normal" fo:font-family="宋体" style:font-family-asian="宋体" style:font-family-complex="宋体" fo:background-color="transparent" style:use-window-font-color="true"/>
    </style:style>
    <style:style style:name="T242" style:family="text">
      <style:text-properties fo:font-size="14.00pt" fo:font-weight="normal" fo:font-family="'Liberation Serif'" style:font-family-asian="'Liberation Serif'" style:font-family-complex="'Liberation Serif'" fo:background-color="#66ff00" style:use-window-font-color="true"/>
    </style:style>
    <style:style style:name="T243" style:family="text">
      <style:text-properties fo:font-size="14.00pt" fo:font-weight="normal" fo:font-family="'Liberation Serif'" style:font-family-asian="'Liberation Serif'" style:font-family-complex="'Liberation Serif'" fo:background-color="#ffffff" style:use-window-font-color="true"/>
    </style:style>
    <style:style style:name="T244" style:family="text">
      <style:text-properties fo:font-size="11.00pt" fo:font-weight="normal" fo:font-family="宋体" style:font-family-asian="宋体" style:font-family-complex="宋体" fo:background-color="transparent" style:use-window-font-color="true"/>
    </style:style>
    <style:style style:name="T245" style:family="text">
      <style:text-properties fo:font-size="14.00pt" fo:font-weight="normal" fo:font-family="'Liberation Serif'" style:font-family-asian="'Liberation Serif'" style:font-family-complex="'Liberation Serif'" fo:background-color="#ffffff" style:use-window-font-color="true"/>
    </style:style>
    <style:style style:name="T246" style:family="text">
      <style:text-properties fo:font-size="11.00pt" fo:font-weight="normal" fo:font-family="宋体" style:font-family-asian="宋体" style:font-family-complex="宋体" fo:background-color="transparent" style:use-window-font-color="true"/>
    </style:style>
    <style:style style:name="T247" style:family="text">
      <style:text-properties fo:font-size="14.00pt" fo:font-weight="normal" fo:font-family="'Liberation Serif'" style:font-family-asian="'Liberation Serif'" style:font-family-complex="'Liberation Serif'" fo:background-color="#ffffff" style:use-window-font-color="true"/>
    </style:style>
    <style:style style:name="T248" style:family="text">
      <style:text-properties fo:font-size="11.00pt" fo:font-weight="normal" fo:font-family="宋体" style:font-family-asian="宋体" style:font-family-complex="宋体" fo:background-color="transparent" style:use-window-font-color="true"/>
    </style:style>
    <style:style style:name="T249" style:family="text">
      <style:text-properties fo:font-size="14.00pt" fo:font-weight="normal" fo:font-family="'Liberation Serif'" style:font-family-asian="'Liberation Serif'" style:font-family-complex="'Liberation Serif'" fo:background-color="#66ff00" style:use-window-font-color="true"/>
    </style:style>
    <style:style style:name="T250" style:family="text">
      <style:text-properties fo:font-size="11.00pt" fo:font-weight="normal" fo:font-family="宋体" style:font-family-asian="宋体" style:font-family-complex="宋体" fo:background-color="transparent" style:use-window-font-color="true"/>
    </style:style>
    <style:style style:name="T251" style:family="text">
      <style:text-properties fo:font-size="14.00pt" fo:font-weight="normal" fo:font-family="'Liberation Serif'" style:font-family-asian="'Liberation Serif'" style:font-family-complex="'Liberation Serif'" fo:background-color="#ffffff" style:use-window-font-color="true"/>
    </style:style>
    <style:style style:name="T252" style:family="text">
      <style:text-properties fo:font-size="11.00pt" fo:font-weight="normal" fo:font-family="宋体" style:font-family-asian="宋体" style:font-family-complex="宋体" fo:background-color="transparent" style:use-window-font-color="true"/>
    </style:style>
    <style:style style:name="T253" style:family="text">
      <style:text-properties fo:font-size="14.00pt" fo:font-weight="normal" fo:font-family="'Liberation Serif'" style:font-family-asian="'Liberation Serif'" style:font-family-complex="'Liberation Serif'" fo:background-color="#0000ff" style:use-window-font-color="true"/>
    </style:style>
    <style:style style:name="T254" style:family="text">
      <style:text-properties fo:font-size="11.00pt" fo:font-weight="normal" fo:font-family="宋体" style:font-family-asian="宋体" style:font-family-complex="宋体" fo:background-color="transparent" style:use-window-font-color="true"/>
    </style:style>
    <style:style style:name="T255" style:family="text">
      <style:text-properties fo:font-size="14.00pt" fo:font-weight="normal" fo:font-family="'Liberation Serif'" style:font-family-asian="'Liberation Serif'" style:font-family-complex="'Liberation Serif'" fo:background-color="#66ff00" style:use-window-font-color="true"/>
    </style:style>
    <style:style style:name="T256" style:family="text">
      <style:text-properties fo:font-size="14.00pt" fo:font-weight="normal" fo:font-family="'Liberation Serif'" style:font-family-asian="'Liberation Serif'" style:font-family-complex="'Liberation Serif'" fo:background-color="#ffffff" style:use-window-font-color="true"/>
    </style:style>
    <style:style style:name="T257" style:family="text">
      <style:text-properties fo:font-size="11.00pt" fo:font-weight="normal" fo:font-family="宋体" style:font-family-asian="宋体" style:font-family-complex="宋体" fo:background-color="transparent" style:use-window-font-color="true"/>
    </style:style>
    <style:style style:name="T258" style:family="text">
      <style:text-properties fo:font-size="14.00pt" fo:font-weight="normal" fo:font-family="'Liberation Serif'" style:font-family-asian="'Liberation Serif'" style:font-family-complex="'Liberation Serif'" fo:background-color="#0000ff" style:use-window-font-color="true"/>
    </style:style>
    <style:style style:name="T259" style:family="text">
      <style:text-properties fo:font-size="11.00pt" fo:font-weight="normal" fo:font-family="宋体" style:font-family-asian="宋体" style:font-family-complex="宋体" fo:background-color="transparent" style:use-window-font-color="true"/>
    </style:style>
    <style:style style:name="T260" style:family="text">
      <style:text-properties fo:font-size="14.00pt" fo:font-weight="normal" fo:font-family="'Liberation Serif'" style:font-family-asian="'Liberation Serif'" style:font-family-complex="'Liberation Serif'" fo:background-color="#66ff00" style:use-window-font-color="true"/>
    </style:style>
    <style:style style:name="T261" style:family="text">
      <style:text-properties fo:font-size="14.00pt" fo:font-weight="normal" fo:font-family="'Liberation Serif'" style:font-family-asian="'Liberation Serif'" style:font-family-complex="'Liberation Serif'" fo:background-color="#ffffff" style:use-window-font-color="true"/>
    </style:style>
    <style:style style:name="T262" style:family="text">
      <style:text-properties fo:font-size="14.00pt" fo:font-weight="normal" fo:font-family="'Liberation Serif'" style:font-family-asian="'Liberation Serif'" style:font-family-complex="'Liberation Serif'" fo:background-color="#66ff00" style:use-window-font-color="true"/>
    </style:style>
    <style:style style:name="T263" style:family="text">
      <style:text-properties fo:font-size="14.00pt" fo:font-weight="normal" fo:font-family="'Liberation Serif'" style:font-family-asian="'Liberation Serif'" style:font-family-complex="'Liberation Serif'" fo:background-color="#ffffff" style:use-window-font-color="true"/>
    </style:style>
    <style:style style:name="T264" style:family="text">
      <style:text-properties fo:font-size="14.00pt" fo:font-weight="normal" fo:font-family="'Liberation Serif'" style:font-family-asian="'Liberation Serif'" style:font-family-complex="'Liberation Serif'" fo:background-color="#66ff00" style:use-window-font-color="true"/>
    </style:style>
    <style:style style:name="T265" style:family="text">
      <style:text-properties fo:font-size="14.00pt" fo:font-weight="normal" fo:font-family="'Liberation Serif'" style:font-family-asian="'Liberation Serif'" style:font-family-complex="'Liberation Serif'" fo:background-color="#ffffff" style:use-window-font-color="true"/>
    </style:style>
    <style:style style:name="T266" style:family="text">
      <style:text-properties fo:font-size="14.00pt" fo:font-weight="normal" fo:font-family="'Liberation Serif'" style:font-family-asian="'Liberation Serif'" style:font-family-complex="'Liberation Serif'" fo:background-color="#66ff00" style:use-window-font-color="true"/>
    </style:style>
    <style:style style:name="T267" style:family="text">
      <style:text-properties fo:font-size="14.00pt" fo:font-weight="normal" fo:font-family="'Liberation Serif'" style:font-family-asian="'Liberation Serif'" style:font-family-complex="'Liberation Serif'" fo:background-color="#ffffff" style:use-window-font-color="true"/>
    </style:style>
    <style:style style:name="T268" style:family="text">
      <style:text-properties fo:font-size="14.00pt" fo:font-weight="normal" fo:font-family="'Liberation Serif'" style:font-family-asian="'Liberation Serif'" style:font-family-complex="'Liberation Serif'" fo:background-color="#66ff00" style:use-window-font-color="true"/>
    </style:style>
    <style:style style:name="T269" style:family="text">
      <style:text-properties fo:font-size="14.00pt" fo:font-weight="normal" fo:font-family="'Liberation Serif'" style:font-family-asian="'Liberation Serif'" style:font-family-complex="'Liberation Serif'" fo:background-color="#ffffff" style:use-window-font-color="true"/>
    </style:style>
    <style:style style:name="T270" style:family="text">
      <style:text-properties fo:font-size="11.00pt" fo:font-weight="normal" fo:font-family="宋体" style:font-family-asian="宋体" style:font-family-complex="宋体" fo:background-color="transparent" style:use-window-font-color="true"/>
    </style:style>
    <style:style style:name="T271" style:family="text">
      <style:text-properties fo:font-size="14.00pt" fo:font-weight="normal" fo:font-family="'Liberation Serif'" style:font-family-asian="'Liberation Serif'" style:font-family-complex="'Liberation Serif'" fo:background-color="#ffffff" style:use-window-font-color="true"/>
    </style:style>
    <style:style style:name="T272" style:family="text">
      <style:text-properties fo:font-size="11.00pt" fo:font-weight="normal" fo:font-family="宋体" style:font-family-asian="宋体" style:font-family-complex="宋体" fo:background-color="transparent" style:use-window-font-color="true"/>
    </style:style>
    <style:style style:name="T273" style:family="text">
      <style:text-properties fo:font-size="14.00pt" fo:font-weight="normal" fo:font-family="'Liberation Serif'" style:font-family-asian="'Liberation Serif'" style:font-family-complex="'Liberation Serif'" fo:background-color="#0000ff" style:use-window-font-color="true"/>
    </style:style>
    <style:style style:name="T274" style:family="text">
      <style:text-properties fo:font-size="11.00pt" fo:font-weight="normal" fo:font-family="宋体" style:font-family-asian="宋体" style:font-family-complex="宋体" fo:background-color="transparent" style:use-window-font-color="true"/>
    </style:style>
    <style:style style:name="T275" style:family="text">
      <style:text-properties fo:font-size="14.00pt" fo:font-weight="normal" fo:font-family="'Liberation Serif'" style:font-family-asian="'Liberation Serif'" style:font-family-complex="'Liberation Serif'" fo:background-color="#66ff00" style:use-window-font-color="true"/>
    </style:style>
    <style:style style:name="T276" style:family="text">
      <style:text-properties fo:font-size="14.00pt" fo:font-weight="normal" fo:font-family="'Liberation Serif'" style:font-family-asian="'Liberation Serif'" style:font-family-complex="'Liberation Serif'" fo:background-color="#ffffff" style:use-window-font-color="true"/>
    </style:style>
    <style:style style:name="T277" style:family="text">
      <style:text-properties fo:font-size="14.00pt" fo:font-weight="normal" fo:font-family="'Liberation Serif'" style:font-family-asian="'Liberation Serif'" style:font-family-complex="'Liberation Serif'" fo:background-color="#66ff00" style:use-window-font-color="true"/>
    </style:style>
    <style:style style:name="T278" style:family="text">
      <style:text-properties fo:font-size="14.00pt" fo:font-weight="normal" fo:font-family="'Liberation Serif'" style:font-family-asian="'Liberation Serif'" style:font-family-complex="'Liberation Serif'" fo:background-color="#ffffff" style:use-window-font-color="true"/>
    </style:style>
    <style:style style:name="T279" style:family="text">
      <style:text-properties fo:font-size="14.00pt" fo:font-weight="normal" fo:font-family="'Liberation Serif'" style:font-family-asian="'Liberation Serif'" style:font-family-complex="'Liberation Serif'" fo:background-color="#66ff00" style:use-window-font-color="true"/>
    </style:style>
    <style:style style:name="T280" style:family="text">
      <style:text-properties fo:font-size="14.00pt" fo:font-weight="normal" fo:font-family="'Liberation Serif'" style:font-family-asian="'Liberation Serif'" style:font-family-complex="'Liberation Serif'" fo:background-color="#ffffff" style:use-window-font-color="true"/>
    </style:style>
    <style:style style:name="T281" style:family="text">
      <style:text-properties fo:font-size="14.00pt" fo:font-weight="normal" fo:font-family="'Liberation Serif'" style:font-family-asian="'Liberation Serif'" style:font-family-complex="'Liberation Serif'" fo:background-color="#66ff00" style:use-window-font-color="true"/>
    </style:style>
    <style:style style:name="T282" style:family="text">
      <style:text-properties fo:font-size="14.00pt" fo:font-weight="normal" fo:font-family="'Liberation Serif'" style:font-family-asian="'Liberation Serif'" style:font-family-complex="'Liberation Serif'" fo:background-color="#ffffff" style:use-window-font-color="true"/>
    </style:style>
    <style:style style:name="T283" style:family="text">
      <style:text-properties fo:font-size="14.00pt" fo:font-weight="normal" fo:font-family="'Liberation Serif'" style:font-family-asian="'Liberation Serif'" style:font-family-complex="'Liberation Serif'" fo:background-color="#66ff00" style:use-window-font-color="true"/>
    </style:style>
    <style:style style:name="T284" style:family="text">
      <style:text-properties fo:font-size="14.00pt" fo:font-weight="normal" fo:font-family="'Liberation Serif'" style:font-family-asian="'Liberation Serif'" style:font-family-complex="'Liberation Serif'" fo:background-color="#ffffff" style:use-window-font-color="true"/>
    </style:style>
    <style:style style:name="T285" style:family="text">
      <style:text-properties fo:font-size="14.00pt" fo:font-weight="normal" fo:font-family="'Liberation Serif'" style:font-family-asian="'Liberation Serif'" style:font-family-complex="'Liberation Serif'" fo:background-color="#66ff00" style:use-window-font-color="true"/>
    </style:style>
    <style:style style:name="T286" style:family="text">
      <style:text-properties fo:font-size="14.00pt" fo:font-weight="normal" fo:font-family="'Liberation Serif'" style:font-family-asian="'Liberation Serif'" style:font-family-complex="'Liberation Serif'" fo:background-color="#ffffff" style:use-window-font-color="true"/>
    </style:style>
    <style:style style:name="T287" style:family="text">
      <style:text-properties fo:font-size="11.00pt" fo:font-weight="normal" fo:font-family="宋体" style:font-family-asian="宋体" style:font-family-complex="宋体" fo:background-color="transparent" style:use-window-font-color="true"/>
    </style:style>
    <style:style style:name="T288" style:family="text">
      <style:text-properties fo:font-size="14.00pt" fo:font-weight="normal" fo:font-family="'Liberation Serif'" style:font-family-asian="'Liberation Serif'" style:font-family-complex="'Liberation Serif'" fo:background-color="#66ff00" style:use-window-font-color="true"/>
    </style:style>
    <style:style style:name="T289" style:family="text">
      <style:text-properties fo:font-size="14.00pt" fo:font-weight="normal" fo:font-family="'Liberation Serif'" style:font-family-asian="'Liberation Serif'" style:font-family-complex="'Liberation Serif'" fo:background-color="#ffffff" style:use-window-font-color="true"/>
    </style:style>
    <style:style style:name="T290" style:family="text">
      <style:text-properties fo:font-size="14.00pt" fo:font-weight="normal" fo:font-family="'Liberation Serif'" style:font-family-asian="'Liberation Serif'" style:font-family-complex="'Liberation Serif'" fo:background-color="#66ff00" style:use-window-font-color="true"/>
    </style:style>
    <style:style style:name="T291" style:family="text">
      <style:text-properties fo:font-size="14.00pt" fo:font-weight="normal" fo:font-family="'Liberation Serif'" style:font-family-asian="'Liberation Serif'" style:font-family-complex="'Liberation Serif'" fo:background-color="#ffffff" style:use-window-font-color="true"/>
    </style:style>
    <style:style style:name="T292" style:family="text">
      <style:text-properties fo:font-size="11.00pt" fo:font-weight="normal" fo:font-family="宋体" style:font-family-asian="宋体" style:font-family-complex="宋体" fo:background-color="transparent" style:use-window-font-color="true"/>
    </style:style>
    <style:style style:name="T293" style:family="text">
      <style:text-properties fo:font-size="14.00pt" fo:font-weight="normal" fo:font-family="'Liberation Serif'" style:font-family-asian="'Liberation Serif'" style:font-family-complex="'Liberation Serif'" fo:background-color="#66ff00" style:use-window-font-color="true"/>
    </style:style>
    <style:style style:name="T294" style:family="text">
      <style:text-properties fo:font-size="14.00pt" fo:font-weight="normal" fo:font-family="'Liberation Serif'" style:font-family-asian="'Liberation Serif'" style:font-family-complex="'Liberation Serif'" fo:background-color="#ffffff" style:use-window-font-color="true"/>
    </style:style>
    <style:style style:name="T295" style:family="text">
      <style:text-properties fo:font-size="11.00pt" fo:font-weight="normal" fo:font-family="宋体" style:font-family-asian="宋体" style:font-family-complex="宋体" fo:background-color="transparent" style:use-window-font-color="true"/>
    </style:style>
    <style:style style:name="T296" style:family="text">
      <style:text-properties fo:font-size="14.00pt" fo:font-weight="normal" fo:font-family="'Liberation Serif'" style:font-family-asian="'Liberation Serif'" style:font-family-complex="'Liberation Serif'" fo:background-color="#66ff00" style:use-window-font-color="true"/>
    </style:style>
    <style:style style:name="T297" style:family="text">
      <style:text-properties fo:font-size="14.00pt" fo:font-weight="normal" fo:font-family="'Liberation Serif'" style:font-family-asian="'Liberation Serif'" style:font-family-complex="'Liberation Serif'" fo:background-color="#ffffff" style:use-window-font-color="true"/>
    </style:style>
    <style:style style:name="T298" style:family="text">
      <style:text-properties fo:font-size="14.00pt" fo:font-weight="normal" fo:font-family="'Liberation Serif'" style:font-family-asian="'Liberation Serif'" style:font-family-complex="'Liberation Serif'" fo:background-color="#66ff00" style:use-window-font-color="true"/>
    </style:style>
    <style:style style:name="T299" style:family="text">
      <style:text-properties fo:font-size="14.00pt" fo:font-weight="normal" fo:font-family="'Liberation Serif'" style:font-family-asian="'Liberation Serif'" style:font-family-complex="'Liberation Serif'" fo:background-color="#ffffff" style:use-window-font-color="true"/>
    </style:style>
    <style:style style:name="T300" style:family="text">
      <style:text-properties fo:font-size="11.00pt" fo:font-weight="normal" fo:font-family="宋体" style:font-family-asian="宋体" style:font-family-complex="宋体" fo:background-color="transparent" style:use-window-font-color="true"/>
    </style:style>
    <style:style style:name="T301" style:family="text">
      <style:text-properties fo:font-size="14.00pt" fo:font-weight="normal" fo:font-family="'Liberation Serif'" style:font-family-asian="'Liberation Serif'" style:font-family-complex="'Liberation Serif'" fo:background-color="#66ff00" style:use-window-font-color="true"/>
    </style:style>
    <style:style style:name="T302" style:family="text">
      <style:text-properties fo:font-size="14.00pt" fo:font-weight="normal" fo:font-family="'Liberation Serif'" style:font-family-asian="'Liberation Serif'" style:font-family-complex="'Liberation Serif'" fo:background-color="#ffffff" style:use-window-font-color="true"/>
    </style:style>
    <style:style style:name="T303" style:family="text">
      <style:text-properties fo:font-size="14.00pt" fo:font-weight="normal" fo:font-family="'Liberation Serif'" style:font-family-asian="'Liberation Serif'" style:font-family-complex="'Liberation Serif'" fo:background-color="#66ff00" style:use-window-font-color="true"/>
    </style:style>
    <style:style style:name="T304" style:family="text">
      <style:text-properties fo:font-size="14.00pt" fo:font-weight="normal" fo:font-family="'Liberation Serif'" style:font-family-asian="'Liberation Serif'" style:font-family-complex="'Liberation Serif'" fo:background-color="#ffffff" style:use-window-font-color="true"/>
    </style:style>
    <style:style style:name="T305" style:family="text">
      <style:text-properties fo:font-size="14.00pt" fo:font-weight="normal" fo:font-family="'Liberation Serif'" style:font-family-asian="'Liberation Serif'" style:font-family-complex="'Liberation Serif'" fo:background-color="#66ff00" style:use-window-font-color="true"/>
    </style:style>
    <style:style style:name="T306" style:family="text">
      <style:text-properties fo:font-size="14.00pt" fo:font-weight="normal" fo:font-family="'Liberation Serif'" style:font-family-asian="'Liberation Serif'" style:font-family-complex="'Liberation Serif'" fo:background-color="#ffffff" style:use-window-font-color="true"/>
    </style:style>
    <style:style style:name="T307" style:family="text">
      <style:text-properties fo:font-size="11.00pt" fo:font-weight="normal" fo:font-family="宋体" style:font-family-asian="宋体" style:font-family-complex="宋体" fo:background-color="transparent" style:use-window-font-color="true"/>
    </style:style>
    <style:style style:name="T308" style:family="text">
      <style:text-properties fo:font-size="14.00pt" fo:font-weight="normal" fo:font-family="'Liberation Serif'" style:font-family-asian="'Liberation Serif'" style:font-family-complex="'Liberation Serif'" fo:background-color="#0000ff" style:use-window-font-color="true"/>
    </style:style>
    <style:style style:name="T309" style:family="text">
      <style:text-properties fo:font-size="11.00pt" fo:font-weight="normal" fo:font-family="宋体" style:font-family-asian="宋体" style:font-family-complex="宋体" fo:background-color="transparent" style:use-window-font-color="true"/>
    </style:style>
    <style:style style:name="T310" style:family="text">
      <style:text-properties fo:font-size="14.00pt" fo:font-weight="normal" fo:font-family="'Liberation Serif'" style:font-family-asian="'Liberation Serif'" style:font-family-complex="'Liberation Serif'" fo:background-color="#66ff00" style:use-window-font-color="true"/>
    </style:style>
    <style:style style:name="T311" style:family="text">
      <style:text-properties fo:font-size="14.00pt" fo:font-weight="normal" fo:font-family="'Liberation Serif'" style:font-family-asian="'Liberation Serif'" style:font-family-complex="'Liberation Serif'" fo:background-color="#ffffff" style:use-window-font-color="true"/>
    </style:style>
    <style:style style:name="T312" style:family="text">
      <style:text-properties fo:font-size="14.00pt" fo:font-weight="normal" fo:font-family="'Liberation Serif'" style:font-family-asian="'Liberation Serif'" style:font-family-complex="'Liberation Serif'" fo:background-color="#66ff00" style:use-window-font-color="true"/>
    </style:style>
    <style:style style:name="T313" style:family="text">
      <style:text-properties fo:font-size="14.00pt" fo:font-weight="normal" fo:font-family="'Liberation Serif'" style:font-family-asian="'Liberation Serif'" style:font-family-complex="'Liberation Serif'" fo:background-color="#ffffff" style:use-window-font-color="true"/>
    </style:style>
    <style:style style:name="T314" style:family="text">
      <style:text-properties fo:font-size="14.00pt" fo:font-weight="normal" fo:font-family="'Liberation Serif'" style:font-family-asian="'Liberation Serif'" style:font-family-complex="'Liberation Serif'" fo:background-color="#66ff00" style:use-window-font-color="true"/>
    </style:style>
    <style:style style:name="T315" style:family="text">
      <style:text-properties fo:font-size="14.00pt" fo:font-weight="normal" fo:font-family="'Liberation Serif'" style:font-family-asian="'Liberation Serif'" style:font-family-complex="'Liberation Serif'" fo:background-color="#ffffff" style:use-window-font-color="true"/>
    </style:style>
    <style:style style:name="T316" style:family="text">
      <style:text-properties fo:font-size="14.00pt" fo:font-weight="normal" fo:font-family="'Liberation Serif'" style:font-family-asian="'Liberation Serif'" style:font-family-complex="'Liberation Serif'" fo:background-color="#66ff00" style:use-window-font-color="true"/>
    </style:style>
    <style:style style:name="T317" style:family="text">
      <style:text-properties fo:font-size="14.00pt" fo:font-weight="normal" fo:font-family="'Liberation Serif'" style:font-family-asian="'Liberation Serif'" style:font-family-complex="'Liberation Serif'" fo:background-color="#ffffff" style:use-window-font-color="true"/>
    </style:style>
    <style:style style:name="T318" style:family="text">
      <style:text-properties fo:font-size="11.00pt" fo:font-weight="normal" fo:font-family="宋体" style:font-family-asian="宋体" style:font-family-complex="宋体" fo:background-color="transparent" style:use-window-font-color="true"/>
    </style:style>
    <style:style style:name="T319" style:family="text">
      <style:text-properties fo:font-size="14.00pt" fo:font-weight="normal" fo:font-family="'Liberation Serif'" style:font-family-asian="'Liberation Serif'" style:font-family-complex="'Liberation Serif'" fo:background-color="#66ff00" style:use-window-font-color="true"/>
    </style:style>
    <style:style style:name="T320" style:family="text">
      <style:text-properties fo:font-size="14.00pt" fo:font-weight="normal" fo:font-family="'Liberation Serif'" style:font-family-asian="'Liberation Serif'" style:font-family-complex="'Liberation Serif'" fo:background-color="#ffffff" style:use-window-font-color="true"/>
    </style:style>
    <style:style style:name="T321" style:family="text">
      <style:text-properties fo:font-size="11.00pt" fo:font-weight="normal" fo:font-family="宋体" style:font-family-asian="宋体" style:font-family-complex="宋体" fo:background-color="transparent" style:use-window-font-color="true"/>
    </style:style>
    <style:style style:name="T322" style:family="text">
      <style:text-properties fo:font-size="14.00pt" fo:font-weight="normal" fo:font-family="'Liberation Serif'" style:font-family-asian="'Liberation Serif'" style:font-family-complex="'Liberation Serif'" fo:background-color="#0000ff" style:use-window-font-color="true"/>
    </style:style>
    <style:style style:name="T323" style:family="text">
      <style:text-properties fo:font-size="11.00pt" fo:font-weight="normal" fo:font-family="宋体" style:font-family-asian="宋体" style:font-family-complex="宋体" fo:background-color="transparent" style:use-window-font-color="true"/>
    </style:style>
    <style:style style:name="T324" style:family="text">
      <style:text-properties fo:font-size="14.00pt" fo:font-weight="normal" fo:font-family="'Liberation Serif'" style:font-family-asian="'Liberation Serif'" style:font-family-complex="'Liberation Serif'" fo:background-color="#ffffff" style:use-window-font-color="true"/>
    </style:style>
    <style:style style:name="T325" style:family="text">
      <style:text-properties fo:font-size="11.00pt" fo:font-weight="normal" fo:font-family="宋体" style:font-family-asian="宋体" style:font-family-complex="宋体" fo:background-color="transparent" style:use-window-font-color="true"/>
    </style:style>
    <style:style style:name="T326" style:family="text">
      <style:text-properties fo:font-size="14.00pt" fo:font-weight="normal" fo:font-family="'Liberation Serif'" style:font-family-asian="'Liberation Serif'" style:font-family-complex="'Liberation Serif'" fo:background-color="#ffffff" style:use-window-font-color="true"/>
    </style:style>
    <style:style style:name="T327" style:family="text">
      <style:text-properties fo:font-size="11.00pt" fo:font-weight="normal" fo:font-family="宋体" style:font-family-asian="宋体" style:font-family-complex="宋体" fo:background-color="transparent" style:use-window-font-color="true"/>
    </style:style>
    <style:style style:name="T328" style:family="text">
      <style:text-properties fo:font-size="14.00pt" fo:font-weight="normal" fo:font-family="'Liberation Serif'" style:font-family-asian="'Liberation Serif'" style:font-family-complex="'Liberation Serif'" fo:background-color="#00cc33" style:use-window-font-color="true"/>
    </style:style>
    <style:style style:name="T329" style:family="text">
      <style:text-properties fo:font-size="14.00pt" fo:font-weight="normal" fo:font-family="'Liberation Serif'" style:font-family-asian="'Liberation Serif'" style:font-family-complex="'Liberation Serif'" fo:background-color="#ffffff" style:use-window-font-color="true"/>
    </style:style>
    <style:style style:name="T330" style:family="text">
      <style:text-properties fo:font-size="11.00pt" fo:font-weight="normal" fo:font-family="宋体" style:font-family-asian="宋体" style:font-family-complex="宋体" fo:background-color="transparent" style:use-window-font-color="true"/>
    </style:style>
    <style:style style:name="T331" style:family="text">
      <style:text-properties fo:font-size="14.00pt" fo:font-weight="normal" fo:font-family="'Liberation Serif'" style:font-family-asian="'Liberation Serif'" style:font-family-complex="'Liberation Serif'" fo:background-color="#ffffff" style:use-window-font-color="true"/>
    </style:style>
    <style:style style:name="T332" style:family="text">
      <style:text-properties fo:font-size="11.00pt" fo:font-weight="normal" fo:font-family="宋体" style:font-family-asian="宋体" style:font-family-complex="宋体" fo:background-color="transparent" style:use-window-font-color="true"/>
    </style:style>
    <style:style style:name="T333" style:family="text">
      <style:text-properties fo:font-size="14.00pt" fo:font-weight="normal" fo:font-family="'Liberation Serif'" style:font-family-asian="'Liberation Serif'" style:font-family-complex="'Liberation Serif'" fo:background-color="#0000ff" style:use-window-font-color="true"/>
    </style:style>
    <style:style style:name="T334" style:family="text">
      <style:text-properties fo:font-size="11.00pt" fo:font-weight="normal" fo:font-family="宋体" style:font-family-asian="宋体" style:font-family-complex="宋体" fo:background-color="transparent" style:use-window-font-color="true"/>
    </style:style>
    <style:style style:name="T335" style:family="text">
      <style:text-properties fo:font-size="14.00pt" fo:font-weight="normal" fo:font-family="'Liberation Serif'" style:font-family-asian="'Liberation Serif'" style:font-family-complex="'Liberation Serif'" fo:background-color="#00cc33" style:use-window-font-color="true"/>
    </style:style>
    <style:style style:name="T336" style:family="text">
      <style:text-properties fo:font-size="14.00pt" fo:font-weight="normal" fo:font-family="'Liberation Serif'" style:font-family-asian="'Liberation Serif'" style:font-family-complex="'Liberation Serif'" fo:background-color="#ffffff" style:use-window-font-color="true"/>
    </style:style>
    <style:style style:name="T337" style:family="text">
      <style:text-properties fo:font-size="11.00pt" fo:font-weight="normal" fo:font-family="宋体" style:font-family-asian="宋体" style:font-family-complex="宋体" fo:background-color="transparent" style:use-window-font-color="true"/>
    </style:style>
    <style:style style:name="T338" style:family="text">
      <style:text-properties fo:font-size="14.00pt" fo:font-weight="normal" fo:font-family="'Liberation Serif'" style:font-family-asian="'Liberation Serif'" style:font-family-complex="'Liberation Serif'" fo:background-color="#00cc33" style:use-window-font-color="true"/>
    </style:style>
    <style:style style:name="T339" style:family="text">
      <style:text-properties fo:font-size="14.00pt" fo:font-weight="normal" fo:font-family="'Liberation Serif'" style:font-family-asian="'Liberation Serif'" style:font-family-complex="'Liberation Serif'" fo:background-color="#ffffff" style:use-window-font-color="true"/>
    </style:style>
    <style:style style:name="T340" style:family="text">
      <style:text-properties fo:font-size="11.00pt" fo:font-weight="normal" fo:font-family="宋体" style:font-family-asian="宋体" style:font-family-complex="宋体" fo:background-color="transparent" style:use-window-font-color="true"/>
    </style:style>
    <style:style style:name="T341" style:family="text">
      <style:text-properties fo:font-size="14.00pt" fo:font-weight="normal" fo:font-family="'Liberation Serif'" style:font-family-asian="'Liberation Serif'" style:font-family-complex="'Liberation Serif'" fo:background-color="#ffffff" style:use-window-font-color="true"/>
    </style:style>
    <style:style style:name="T342" style:family="text">
      <style:text-properties fo:font-size="11.00pt" fo:font-weight="normal" fo:font-family="宋体" style:font-family-asian="宋体" style:font-family-complex="宋体" fo:background-color="transparent" style:use-window-font-color="true"/>
    </style:style>
    <style:style style:name="T343" style:family="text">
      <style:text-properties fo:font-size="14.00pt" fo:font-weight="normal" fo:font-family="'Liberation Serif'" style:font-family-asian="'Liberation Serif'" style:font-family-complex="'Liberation Serif'" fo:background-color="#c5000b" style:use-window-font-color="true"/>
    </style:style>
    <style:style style:name="T344" style:family="text">
      <style:text-properties fo:font-size="11.00pt" fo:font-weight="normal" fo:font-family="宋体" style:font-family-asian="宋体" style:font-family-complex="宋体" fo:background-color="transparent" style:use-window-font-color="true"/>
    </style:style>
    <style:style style:name="T345" style:family="text">
      <style:text-properties fo:font-size="14.00pt" fo:font-weight="normal" fo:font-family="'Liberation Serif'" style:font-family-asian="'Liberation Serif'" style:font-family-complex="'Liberation Serif'" fo:background-color="#0000ff" style:use-window-font-color="true"/>
    </style:style>
    <style:style style:name="T346" style:family="text">
      <style:text-properties fo:font-size="11.00pt" fo:font-weight="normal" fo:font-family="宋体" style:font-family-asian="宋体" style:font-family-complex="宋体" fo:background-color="transparent" style:use-window-font-color="true"/>
    </style:style>
    <style:style style:name="T347" style:family="text">
      <style:text-properties fo:font-size="14.00pt" fo:font-weight="normal" fo:font-family="'Liberation Serif'" style:font-family-asian="'Liberation Serif'" style:font-family-complex="'Liberation Serif'" fo:background-color="#ffffff" style:use-window-font-color="true"/>
    </style:style>
    <style:style style:name="T348" style:family="text">
      <style:text-properties fo:font-size="11.00pt" fo:font-weight="normal" fo:font-family="宋体" style:font-family-asian="宋体" style:font-family-complex="宋体" fo:background-color="transparent" style:use-window-font-color="true"/>
    </style:style>
    <style:style style:name="T349" style:family="text">
      <style:text-properties fo:font-size="14.00pt" fo:font-weight="normal" fo:font-family="'Liberation Serif'" style:font-family-asian="'Liberation Serif'" style:font-family-complex="'Liberation Serif'" fo:background-color="#ffffff" style:use-window-font-color="true"/>
    </style:style>
    <style:style style:name="T350" style:family="text">
      <style:text-properties fo:font-size="11.00pt" fo:font-weight="normal" fo:font-family="宋体" style:font-family-asian="宋体" style:font-family-complex="宋体" fo:background-color="transparent" style:use-window-font-color="true"/>
    </style:style>
    <style:style style:name="T351" style:family="text">
      <style:text-properties fo:font-size="14.00pt" fo:font-weight="normal" fo:font-family="'Liberation Serif'" style:font-family-asian="'Liberation Serif'" style:font-family-complex="'Liberation Serif'" fo:background-color="#00cc33" style:use-window-font-color="true"/>
    </style:style>
    <style:style style:name="T352" style:family="text">
      <style:text-properties fo:font-size="11.00pt" fo:font-weight="normal" fo:font-family="宋体" style:font-family-asian="宋体" style:font-family-complex="宋体" fo:background-color="transparent" style:use-window-font-color="true"/>
    </style:style>
    <style:style style:name="T353" style:family="text">
      <style:text-properties fo:font-size="14.00pt" fo:font-weight="normal" fo:font-family="'Liberation Serif'" style:font-family-asian="'Liberation Serif'" style:font-family-complex="'Liberation Serif'" fo:background-color="#00cc33" style:use-window-font-color="true"/>
    </style:style>
    <style:style style:name="T354" style:family="text">
      <style:text-properties fo:font-size="11.00pt" fo:font-weight="normal" fo:font-family="宋体" style:font-family-asian="宋体" style:font-family-complex="宋体" fo:background-color="transparent" style:use-window-font-color="true"/>
    </style:style>
    <style:style style:name="T355" style:family="text">
      <style:text-properties fo:font-size="14.00pt" fo:font-weight="normal" fo:font-family="'Liberation Serif'" style:font-family-asian="'Liberation Serif'" style:font-family-complex="'Liberation Serif'" fo:background-color="#ffffff" style:use-window-font-color="true"/>
    </style:style>
    <style:style style:name="T356" style:family="text">
      <style:text-properties fo:font-size="14.00pt" fo:font-weight="normal" fo:font-family="'Liberation Serif'" style:font-family-asian="'Liberation Serif'" style:font-family-complex="'Liberation Serif'" fo:background-color="#00cc33" style:use-window-font-color="true"/>
    </style:style>
    <style:style style:name="T357" style:family="text">
      <style:text-properties fo:font-size="11.00pt" fo:font-weight="normal" fo:font-family="宋体" style:font-family-asian="宋体" style:font-family-complex="宋体" fo:background-color="transparent" style:use-window-font-color="true"/>
    </style:style>
    <style:style style:name="T358" style:family="text">
      <style:text-properties fo:font-size="14.00pt" fo:font-weight="normal" fo:font-family="'Liberation Serif'" style:font-family-asian="'Liberation Serif'" style:font-family-complex="'Liberation Serif'" fo:background-color="#ffffff" style:use-window-font-color="true"/>
    </style:style>
    <style:style style:name="T359" style:family="text">
      <style:text-properties fo:font-size="11.00pt" fo:font-weight="normal" fo:font-family="宋体" style:font-family-asian="宋体" style:font-family-complex="宋体" fo:background-color="transparent" style:use-window-font-color="true"/>
    </style:style>
    <style:style style:name="T360" style:family="text">
      <style:text-properties fo:font-size="14.00pt" fo:font-weight="normal" fo:font-family="'Liberation Serif'" style:font-family-asian="'Liberation Serif'" style:font-family-complex="'Liberation Serif'" fo:background-color="#ffffff" style:use-window-font-color="true"/>
    </style:style>
    <style:style style:name="T361" style:family="text">
      <style:text-properties fo:font-size="11.00pt" fo:font-weight="normal" fo:font-family="宋体" style:font-family-asian="宋体" style:font-family-complex="宋体" fo:background-color="transparent" style:use-window-font-color="true"/>
    </style:style>
    <style:style style:name="T362" style:family="text">
      <style:text-properties fo:font-size="14.00pt" fo:font-weight="normal" fo:font-family="'Liberation Serif'" style:font-family-asian="'Liberation Serif'" style:font-family-complex="'Liberation Serif'" fo:background-color="#ffffff" style:use-window-font-color="true"/>
    </style:style>
    <style:style style:name="T363" style:family="text">
      <style:text-properties fo:font-size="11.00pt" fo:font-weight="normal" fo:font-family="宋体" style:font-family-asian="宋体" style:font-family-complex="宋体" fo:background-color="transparent" style:use-window-font-color="true"/>
    </style:style>
    <style:style style:name="T364" style:family="text">
      <style:text-properties fo:font-size="14.00pt" fo:font-weight="normal" fo:font-family="'Liberation Serif'" style:font-family-asian="'Liberation Serif'" style:font-family-complex="'Liberation Serif'" fo:background-color="#c5000b" style:use-window-font-color="true"/>
    </style:style>
    <style:style style:name="T365" style:family="text">
      <style:text-properties fo:font-size="11.00pt" fo:font-weight="normal" fo:font-family="宋体" style:font-family-asian="宋体" style:font-family-complex="宋体" fo:background-color="transparent" style:use-window-font-color="true"/>
    </style:style>
    <style:style style:name="T366" style:family="text">
      <style:text-properties fo:font-size="14.00pt" fo:font-weight="normal" fo:font-family="'Liberation Serif'" style:font-family-asian="'Liberation Serif'" style:font-family-complex="'Liberation Serif'" fo:background-color="#ffffff" style:use-window-font-color="true"/>
    </style:style>
    <style:style style:name="T367" style:family="text">
      <style:text-properties fo:font-size="11.00pt" fo:font-weight="normal" fo:font-family="宋体" style:font-family-asian="宋体" style:font-family-complex="宋体" fo:background-color="transparent" style:use-window-font-color="true"/>
    </style:style>
    <style:style style:name="T368" style:family="text">
      <style:text-properties fo:font-size="14.00pt" fo:font-weight="normal" fo:font-family="'Liberation Serif'" style:font-family-asian="'Liberation Serif'" style:font-family-complex="'Liberation Serif'" fo:background-color="#ffffff" style:use-window-font-color="true"/>
    </style:style>
    <style:style style:name="T369" style:family="text">
      <style:text-properties fo:font-size="11.00pt" fo:font-weight="normal" fo:font-family="宋体" style:font-family-asian="宋体" style:font-family-complex="宋体" fo:background-color="transparent" style:use-window-font-color="true"/>
    </style:style>
    <style:style style:name="T370" style:family="text">
      <style:text-properties fo:font-size="14.00pt" fo:font-weight="normal" fo:font-family="'Liberation Serif'" style:font-family-asian="'Liberation Serif'" style:font-family-complex="'Liberation Serif'" fo:background-color="#00cc33" style:use-window-font-color="true"/>
    </style:style>
    <style:style style:name="T371" style:family="text">
      <style:text-properties fo:font-size="11.00pt" fo:font-weight="normal" fo:font-family="宋体" style:font-family-asian="宋体" style:font-family-complex="宋体" fo:background-color="transparent" style:use-window-font-color="true"/>
    </style:style>
    <style:style style:name="T372" style:family="text">
      <style:text-properties fo:font-size="14.00pt" fo:font-weight="normal" fo:font-family="'Liberation Serif'" style:font-family-asian="'Liberation Serif'" style:font-family-complex="'Liberation Serif'" fo:background-color="#ffffff" style:use-window-font-color="true"/>
    </style:style>
    <style:style style:name="T373" style:family="text">
      <style:text-properties fo:font-size="11.00pt" fo:font-weight="normal" fo:font-family="宋体" style:font-family-asian="宋体" style:font-family-complex="宋体" fo:background-color="transparent" style:use-window-font-color="true"/>
    </style:style>
    <style:style style:name="T374" style:family="text">
      <style:text-properties fo:font-size="14.00pt" fo:font-weight="normal" fo:font-family="'Liberation Serif'" style:font-family-asian="'Liberation Serif'" style:font-family-complex="'Liberation Serif'" fo:background-color="#ffffff" style:use-window-font-color="true"/>
    </style:style>
    <style:style style:name="T375" style:family="text">
      <style:text-properties fo:font-size="11.00pt" fo:font-weight="normal" fo:font-family="宋体" style:font-family-asian="宋体" style:font-family-complex="宋体" fo:background-color="transparent" style:use-window-font-color="true"/>
    </style:style>
    <style:style style:name="T376" style:family="text">
      <style:text-properties fo:font-size="14.00pt" fo:font-weight="normal" fo:font-family="'Liberation Serif'" style:font-family-asian="'Liberation Serif'" style:font-family-complex="'Liberation Serif'" fo:background-color="#0000ff" style:use-window-font-color="true"/>
    </style:style>
    <style:style style:name="T377" style:family="text">
      <style:text-properties fo:font-size="11.00pt" fo:font-weight="normal" fo:font-family="宋体" style:font-family-asian="宋体" style:font-family-complex="宋体" fo:background-color="transparent" style:use-window-font-color="true"/>
    </style:style>
    <style:style style:name="T378" style:family="text">
      <style:text-properties fo:font-size="14.00pt" fo:font-weight="normal" fo:font-family="'Liberation Serif'" style:font-family-asian="'Liberation Serif'" style:font-family-complex="'Liberation Serif'" fo:background-color="#00cc33" style:use-window-font-color="true"/>
    </style:style>
    <style:style style:name="T379" style:family="text">
      <style:text-properties fo:font-size="11.00pt" fo:font-weight="normal" fo:font-family="宋体" style:font-family-asian="宋体" style:font-family-complex="宋体" fo:background-color="transparent" style:use-window-font-color="true"/>
    </style:style>
    <style:style style:name="T380" style:family="text">
      <style:text-properties fo:font-size="14.00pt" fo:font-weight="normal" fo:font-family="'Liberation Serif'" style:font-family-asian="'Liberation Serif'" style:font-family-complex="'Liberation Serif'" fo:background-color="#ffffff" style:use-window-font-color="true"/>
    </style:style>
    <style:style style:name="T381" style:family="text">
      <style:text-properties fo:font-size="11.00pt" fo:font-weight="normal" fo:font-family="宋体" style:font-family-asian="宋体" style:font-family-complex="宋体" fo:background-color="transparent" style:use-window-font-color="true"/>
    </style:style>
    <style:style style:name="T382" style:family="text">
      <style:text-properties fo:font-size="14.00pt" fo:font-weight="normal" fo:font-family="'Liberation Serif'" style:font-family-asian="'Liberation Serif'" style:font-family-complex="'Liberation Serif'" fo:background-color="#ffffff" style:use-window-font-color="true"/>
    </style:style>
    <style:style style:name="T383" style:family="text">
      <style:text-properties fo:font-size="11.00pt" fo:font-weight="normal" fo:font-family="宋体" style:font-family-asian="宋体" style:font-family-complex="宋体" fo:background-color="transparent" style:use-window-font-color="true"/>
    </style:style>
    <style:style style:name="T384" style:family="text">
      <style:text-properties fo:font-size="14.00pt" fo:font-weight="normal" fo:font-family="'Liberation Serif'" style:font-family-asian="'Liberation Serif'" style:font-family-complex="'Liberation Serif'" fo:background-color="#ffffff" style:use-window-font-color="true"/>
    </style:style>
    <style:style style:name="T385" style:family="text">
      <style:text-properties fo:font-size="11.00pt" fo:font-weight="normal" fo:font-family="宋体" style:font-family-asian="宋体" style:font-family-complex="宋体" fo:background-color="transparent" style:use-window-font-color="true"/>
    </style:style>
    <style:style style:name="T386" style:family="text">
      <style:text-properties fo:font-size="14.00pt" fo:font-weight="normal" fo:font-family="'Liberation Serif'" style:font-family-asian="'Liberation Serif'" style:font-family-complex="'Liberation Serif'" fo:background-color="#00cc33" style:use-window-font-color="true"/>
    </style:style>
    <style:style style:name="T387" style:family="text">
      <style:text-properties fo:font-size="11.00pt" fo:font-weight="normal" fo:font-family="宋体" style:font-family-asian="宋体" style:font-family-complex="宋体" fo:background-color="transparent" style:use-window-font-color="true"/>
    </style:style>
    <style:style style:name="T388" style:family="text">
      <style:text-properties fo:font-size="14.00pt" fo:font-weight="normal" fo:font-family="'Liberation Serif'" style:font-family-asian="'Liberation Serif'" style:font-family-complex="'Liberation Serif'" fo:background-color="#ffff00" style:use-window-font-color="true"/>
    </style:style>
    <style:style style:name="T389" style:family="text">
      <style:text-properties fo:font-size="14.00pt" fo:font-weight="normal" fo:font-family="'Liberation Serif'" style:font-family-asian="'Liberation Serif'" style:font-family-complex="'Liberation Serif'" fo:background-color="#ffffff" style:use-window-font-color="true"/>
    </style:style>
    <style:style style:name="T390" style:family="text">
      <style:text-properties fo:font-size="11.00pt" fo:font-weight="normal" fo:font-family="宋体" style:font-family-asian="宋体" style:font-family-complex="宋体" fo:background-color="transparent" style:use-window-font-color="true"/>
    </style:style>
    <style:style style:name="T391" style:family="text">
      <style:text-properties fo:font-size="14.00pt" fo:font-weight="normal" fo:font-family="'Liberation Serif'" style:font-family-asian="'Liberation Serif'" style:font-family-complex="'Liberation Serif'" fo:background-color="#ffff00" style:use-window-font-color="true"/>
    </style:style>
    <style:style style:name="T392" style:family="text">
      <style:text-properties fo:font-size="14.00pt" fo:font-weight="normal" fo:font-family="'Liberation Serif'" style:font-family-asian="'Liberation Serif'" style:font-family-complex="'Liberation Serif'" fo:background-color="#ffffff" style:use-window-font-color="true"/>
    </style:style>
    <style:style style:name="T393" style:family="text">
      <style:text-properties fo:font-size="11.00pt" fo:font-weight="normal" fo:font-family="宋体" style:font-family-asian="宋体" style:font-family-complex="宋体" fo:background-color="transparent" style:use-window-font-color="true"/>
    </style:style>
    <style:style style:name="T394" style:family="text">
      <style:text-properties fo:font-size="14.00pt" fo:font-weight="normal" fo:font-family="'Liberation Serif'" style:font-family-asian="'Liberation Serif'" style:font-family-complex="'Liberation Serif'" fo:background-color="#ffff00" style:use-window-font-color="true"/>
    </style:style>
    <style:style style:name="T395" style:family="text">
      <style:text-properties fo:font-size="14.00pt" fo:font-weight="normal" fo:font-family="'Liberation Serif'" style:font-family-asian="'Liberation Serif'" style:font-family-complex="'Liberation Serif'" fo:background-color="#ffffff" style:use-window-font-color="true"/>
    </style:style>
    <style:style style:name="T396" style:family="text">
      <style:text-properties fo:font-size="11.00pt" fo:font-weight="normal" fo:font-family="宋体" style:font-family-asian="宋体" style:font-family-complex="宋体" fo:background-color="transparent" style:use-window-font-color="true"/>
    </style:style>
    <style:style style:name="T397" style:family="text">
      <style:text-properties fo:font-size="14.00pt" fo:font-weight="normal" fo:font-family="'Liberation Serif'" style:font-family-asian="'Liberation Serif'" style:font-family-complex="'Liberation Serif'" fo:background-color="#ffff00" style:use-window-font-color="true"/>
    </style:style>
    <style:style style:name="T398" style:family="text">
      <style:text-properties fo:font-size="14.00pt" fo:font-weight="normal" fo:font-family="'Liberation Serif'" style:font-family-asian="'Liberation Serif'" style:font-family-complex="'Liberation Serif'" fo:background-color="#ffffff" style:use-window-font-color="true"/>
    </style:style>
    <style:style style:name="T399" style:family="text">
      <style:text-properties fo:font-size="11.00pt" fo:font-weight="normal" fo:font-family="宋体" style:font-family-asian="宋体" style:font-family-complex="宋体" fo:background-color="transparent" style:use-window-font-color="true"/>
    </style:style>
    <style:style style:name="T400" style:family="text">
      <style:text-properties fo:font-size="14.00pt" fo:font-weight="normal" fo:font-family="'Liberation Serif'" style:font-family-asian="'Liberation Serif'" style:font-family-complex="'Liberation Serif'" fo:background-color="#00cc33" style:use-window-font-color="true"/>
    </style:style>
    <style:style style:name="T401" style:family="text">
      <style:text-properties fo:font-size="11.00pt" fo:font-weight="normal" fo:font-family="宋体" style:font-family-asian="宋体" style:font-family-complex="宋体" fo:background-color="transparent" style:use-window-font-color="true"/>
    </style:style>
    <style:style style:name="T402" style:family="text">
      <style:text-properties fo:font-size="14.00pt" fo:font-weight="normal" fo:font-family="'Liberation Serif'" style:font-family-asian="'Liberation Serif'" style:font-family-complex="'Liberation Serif'" fo:background-color="#ffff00" style:use-window-font-color="true"/>
    </style:style>
    <style:style style:name="T403" style:family="text">
      <style:text-properties fo:font-size="14.00pt" fo:font-weight="normal" fo:font-family="'Liberation Serif'" style:font-family-asian="'Liberation Serif'" style:font-family-complex="'Liberation Serif'" fo:background-color="#ffffff" style:use-window-font-color="true"/>
    </style:style>
    <style:style style:name="T404" style:family="text">
      <style:text-properties fo:font-size="11.00pt" fo:font-weight="normal" fo:font-family="宋体" style:font-family-asian="宋体" style:font-family-complex="宋体" fo:background-color="transparent" style:use-window-font-color="true"/>
    </style:style>
    <style:style style:name="T405" style:family="text">
      <style:text-properties fo:font-size="14.00pt" fo:font-weight="normal" fo:font-family="'Liberation Serif'" style:font-family-asian="'Liberation Serif'" style:font-family-complex="'Liberation Serif'" fo:background-color="#ffff00" style:use-window-font-color="true"/>
    </style:style>
    <style:style style:name="T406" style:family="text">
      <style:text-properties fo:font-size="11.00pt" fo:font-weight="normal" fo:font-family="宋体" style:font-family-asian="宋体" style:font-family-complex="宋体" fo:background-color="transparent" style:use-window-font-color="true"/>
    </style:style>
    <style:style style:name="T407" style:family="text">
      <style:text-properties fo:font-size="14.00pt" fo:font-weight="normal" fo:font-family="'Liberation Serif'" style:font-family-asian="'Liberation Serif'" style:font-family-complex="'Liberation Serif'" fo:background-color="#ffffff" style:use-window-font-color="true"/>
    </style:style>
    <style:style style:name="T408" style:family="text">
      <style:text-properties fo:font-size="11.00pt" fo:font-weight="normal" fo:font-family="宋体" style:font-family-asian="宋体" style:font-family-complex="宋体" fo:background-color="transparent" style:use-window-font-color="true"/>
    </style:style>
    <style:style style:name="T409" style:family="text">
      <style:text-properties fo:font-size="14.00pt" fo:font-weight="normal" fo:font-family="'Liberation Serif'" style:font-family-asian="'Liberation Serif'" style:font-family-complex="'Liberation Serif'" fo:background-color="#ffffff" style:use-window-font-color="true"/>
    </style:style>
    <style:style style:name="T410" style:family="text">
      <style:text-properties fo:font-size="11.00pt" fo:font-weight="normal" fo:font-family="宋体" style:font-family-asian="宋体" style:font-family-complex="宋体" fo:background-color="transparent" style:use-window-font-color="true"/>
    </style:style>
    <style:style style:name="T411" style:family="text">
      <style:text-properties fo:font-size="14.00pt" fo:font-weight="normal" fo:font-family="'Liberation Serif'" style:font-family-asian="'Liberation Serif'" style:font-family-complex="'Liberation Serif'" fo:background-color="#00cc33" style:use-window-font-color="true"/>
    </style:style>
    <style:style style:name="T412" style:family="text">
      <style:text-properties fo:font-size="11.00pt" fo:font-weight="normal" fo:font-family="宋体" style:font-family-asian="宋体" style:font-family-complex="宋体" fo:background-color="transparent" style:use-window-font-color="true"/>
    </style:style>
    <style:style style:name="T413" style:family="text">
      <style:text-properties fo:font-size="14.00pt" fo:font-weight="normal" fo:font-family="'Liberation Serif'" style:font-family-asian="'Liberation Serif'" style:font-family-complex="'Liberation Serif'" fo:background-color="#ffff00" style:use-window-font-color="true"/>
    </style:style>
    <style:style style:name="T414" style:family="text">
      <style:text-properties fo:font-size="14.00pt" fo:font-weight="normal" fo:font-family="'Liberation Serif'" style:font-family-asian="'Liberation Serif'" style:font-family-complex="'Liberation Serif'" fo:background-color="#ffffff" style:use-window-font-color="true"/>
    </style:style>
    <style:style style:name="T415" style:family="text">
      <style:text-properties fo:font-size="11.00pt" fo:font-weight="normal" fo:font-family="宋体" style:font-family-asian="宋体" style:font-family-complex="宋体" fo:background-color="transparent" style:use-window-font-color="true"/>
    </style:style>
    <style:style style:name="T416" style:family="text">
      <style:text-properties fo:font-size="14.00pt" fo:font-weight="normal" fo:font-family="'Liberation Serif'" style:font-family-asian="'Liberation Serif'" style:font-family-complex="'Liberation Serif'" fo:background-color="#ffffff" style:use-window-font-color="true"/>
    </style:style>
    <style:style style:name="T417" style:family="text">
      <style:text-properties fo:font-size="11.00pt" fo:font-weight="normal" fo:font-family="宋体" style:font-family-asian="宋体" style:font-family-complex="宋体" fo:background-color="transparent" style:use-window-font-color="true"/>
    </style:style>
    <style:style style:name="T418" style:family="text">
      <style:text-properties fo:font-size="14.00pt" fo:font-weight="normal" fo:font-family="'Liberation Serif'" style:font-family-asian="'Liberation Serif'" style:font-family-complex="'Liberation Serif'" fo:background-color="#ffffff" style:use-window-font-color="true"/>
    </style:style>
    <style:style style:name="T419" style:family="text">
      <style:text-properties fo:font-size="14.00pt" fo:font-weight="normal" fo:font-family="'Liberation Serif'" style:font-family-asian="'Liberation Serif'" style:font-family-complex="'Liberation Serif'" fo:background-color="#ffff00" style:use-window-font-color="true"/>
    </style:style>
    <style:style style:name="T420" style:family="text">
      <style:text-properties fo:font-size="14.00pt" fo:font-weight="normal" fo:font-family="'Liberation Serif'" style:font-family-asian="'Liberation Serif'" style:font-family-complex="'Liberation Serif'" fo:background-color="#ffffff" style:use-window-font-color="true"/>
    </style:style>
    <style:style style:name="T421" style:family="text">
      <style:text-properties fo:font-size="14.00pt" fo:font-weight="normal" fo:font-family="'Liberation Serif'" style:font-family-asian="'Liberation Serif'" style:font-family-complex="'Liberation Serif'" fo:background-color="#00cc33" style:use-window-font-color="true"/>
    </style:style>
    <style:style style:name="T422" style:family="text">
      <style:text-properties fo:font-size="11.00pt" fo:font-weight="normal" fo:font-family="宋体" style:font-family-asian="宋体" style:font-family-complex="宋体" fo:background-color="transparent" style:use-window-font-color="true"/>
    </style:style>
    <style:style style:name="T423" style:family="text">
      <style:text-properties fo:font-size="14.00pt" fo:font-weight="normal" fo:font-family="'Liberation Serif'" style:font-family-asian="'Liberation Serif'" style:font-family-complex="'Liberation Serif'" fo:background-color="#ffffff" style:use-window-font-color="true"/>
    </style:style>
    <style:style style:name="T424" style:family="text">
      <style:text-properties fo:font-size="14.00pt" fo:font-weight="normal" fo:font-family="'Liberation Serif'" style:font-family-asian="'Liberation Serif'" style:font-family-complex="'Liberation Serif'" fo:background-color="#ffff00" style:use-window-font-color="true"/>
    </style:style>
    <style:style style:name="T425" style:family="text">
      <style:text-properties fo:font-size="14.00pt" fo:font-weight="normal" fo:font-family="'Liberation Serif'" style:font-family-asian="'Liberation Serif'" style:font-family-complex="'Liberation Serif'" fo:background-color="#ffffff" style:use-window-font-color="true"/>
    </style:style>
    <style:style style:name="T426" style:family="text">
      <style:text-properties fo:font-size="11.00pt" fo:font-weight="normal" fo:font-family="宋体" style:font-family-asian="宋体" style:font-family-complex="宋体" fo:background-color="transparent" style:use-window-font-color="true"/>
    </style:style>
    <style:style style:name="T427" style:family="text">
      <style:text-properties fo:font-size="14.00pt" fo:font-weight="normal" fo:font-family="'Liberation Serif'" style:font-family-asian="'Liberation Serif'" style:font-family-complex="'Liberation Serif'" fo:background-color="#ffff00" style:use-window-font-color="true"/>
    </style:style>
    <style:style style:name="T428" style:family="text">
      <style:text-properties fo:font-size="11.00pt" fo:font-weight="normal" fo:font-family="宋体" style:font-family-asian="宋体" style:font-family-complex="宋体" fo:background-color="transparent" style:use-window-font-color="true"/>
    </style:style>
    <style:style style:name="T429" style:family="text">
      <style:text-properties fo:font-size="14.00pt" fo:font-weight="normal" fo:font-family="'Liberation Serif'" style:font-family-asian="'Liberation Serif'" style:font-family-complex="'Liberation Serif'" fo:background-color="#00cc33" style:use-window-font-color="true"/>
    </style:style>
    <style:style style:name="T430" style:family="text">
      <style:text-properties fo:font-size="11.00pt" fo:font-weight="normal" fo:font-family="宋体" style:font-family-asian="宋体" style:font-family-complex="宋体" fo:background-color="transparent" style:use-window-font-color="true"/>
    </style:style>
    <style:style style:name="T431" style:family="text">
      <style:text-properties fo:font-size="14.00pt" fo:font-weight="normal" fo:font-family="'Liberation Serif'" style:font-family-asian="'Liberation Serif'" style:font-family-complex="'Liberation Serif'" fo:background-color="#ffffff" style:use-window-font-color="true"/>
    </style:style>
    <style:style style:name="T432" style:family="text">
      <style:text-properties fo:font-size="14.00pt" fo:font-weight="normal" fo:font-family="'Liberation Serif'" style:font-family-asian="'Liberation Serif'" style:font-family-complex="'Liberation Serif'" fo:background-color="#ffff00" style:use-window-font-color="true"/>
    </style:style>
    <style:style style:name="T433" style:family="text">
      <style:text-properties fo:font-size="14.00pt" fo:font-weight="normal" fo:font-family="'Liberation Serif'" style:font-family-asian="'Liberation Serif'" style:font-family-complex="'Liberation Serif'" fo:background-color="#ffffff" style:use-window-font-color="true"/>
    </style:style>
    <style:style style:name="T434" style:family="text">
      <style:text-properties fo:font-size="11.00pt" fo:font-weight="normal" fo:font-family="宋体" style:font-family-asian="宋体" style:font-family-complex="宋体" fo:background-color="transparent" style:use-window-font-color="true"/>
    </style:style>
    <style:style style:name="T435" style:family="text">
      <style:text-properties fo:font-size="14.00pt" fo:font-weight="normal" fo:font-family="'Liberation Serif'" style:font-family-asian="'Liberation Serif'" style:font-family-complex="'Liberation Serif'" fo:background-color="#ffff00" style:use-window-font-color="true"/>
    </style:style>
    <style:style style:name="T436" style:family="text">
      <style:text-properties fo:font-size="11.00pt" fo:font-weight="normal" fo:font-family="宋体" style:font-family-asian="宋体" style:font-family-complex="宋体" fo:background-color="transparent" style:use-window-font-color="true"/>
    </style:style>
    <style:style style:name="T437" style:family="text">
      <style:text-properties fo:font-size="14.00pt" fo:font-weight="normal" fo:font-family="'Liberation Serif'" style:font-family-asian="'Liberation Serif'" style:font-family-complex="'Liberation Serif'" fo:background-color="#000099" style:use-window-font-color="true"/>
    </style:style>
    <style:style style:name="T438" style:family="text">
      <style:text-properties fo:font-size="11.00pt" fo:font-weight="normal" fo:font-family="宋体" style:font-family-asian="宋体" style:font-family-complex="宋体" fo:background-color="transparent" style:use-window-font-color="true"/>
    </style:style>
    <style:style style:name="T439" style:family="text">
      <style:text-properties fo:font-size="14.00pt" fo:font-weight="normal" fo:font-family="'Liberation Serif'" style:font-family-asian="'Liberation Serif'" style:font-family-complex="'Liberation Serif'" fo:background-color="#ffff00" style:use-window-font-color="true"/>
    </style:style>
    <style:style style:name="T440" style:family="text">
      <style:text-properties fo:font-size="14.00pt" fo:font-weight="normal" fo:font-family="'Liberation Serif'" style:font-family-asian="'Liberation Serif'" style:font-family-complex="'Liberation Serif'" fo:background-color="#ffffff" style:use-window-font-color="true"/>
    </style:style>
    <style:style style:name="T441" style:family="text">
      <style:text-properties fo:font-size="14.00pt" fo:font-weight="normal" fo:font-family="'Liberation Serif'" style:font-family-asian="'Liberation Serif'" style:font-family-complex="'Liberation Serif'" fo:background-color="#ffff00" style:use-window-font-color="true"/>
    </style:style>
    <style:style style:name="T442" style:family="text">
      <style:text-properties fo:font-size="14.00pt" fo:font-weight="normal" fo:font-family="'Liberation Serif'" style:font-family-asian="'Liberation Serif'" style:font-family-complex="'Liberation Serif'" fo:background-color="#ffffff" style:use-window-font-color="true"/>
    </style:style>
    <style:style style:name="T443" style:family="text">
      <style:text-properties fo:font-size="14.00pt" fo:font-weight="normal" fo:font-family="'Liberation Serif'" style:font-family-asian="'Liberation Serif'" style:font-family-complex="'Liberation Serif'" fo:background-color="#ffff00" style:use-window-font-color="true"/>
    </style:style>
    <style:style style:name="T444" style:family="text">
      <style:text-properties fo:font-size="11.00pt" fo:font-weight="normal" fo:font-family="宋体" style:font-family-asian="宋体" style:font-family-complex="宋体" fo:background-color="transparent" style:use-window-font-color="true"/>
    </style:style>
    <style:style style:name="T445" style:family="text">
      <style:text-properties fo:font-size="14.00pt" fo:font-weight="normal" fo:font-family="'Liberation Serif'" style:font-family-asian="'Liberation Serif'" style:font-family-complex="'Liberation Serif'" fo:background-color="#ffffff" style:use-window-font-color="true"/>
    </style:style>
    <style:style style:name="T446" style:family="text">
      <style:text-properties fo:font-size="14.00pt" fo:font-weight="normal" fo:font-family="'Liberation Serif'" style:font-family-asian="'Liberation Serif'" style:font-family-complex="'Liberation Serif'" fo:background-color="#ffff00" style:use-window-font-color="true"/>
    </style:style>
    <style:style style:name="T447" style:family="text">
      <style:text-properties fo:font-size="14.00pt" fo:font-weight="normal" fo:font-family="'Liberation Serif'" style:font-family-asian="'Liberation Serif'" style:font-family-complex="'Liberation Serif'" fo:background-color="#ffffff" style:use-window-font-color="true"/>
    </style:style>
    <style:style style:name="T448" style:family="text">
      <style:text-properties fo:font-size="14.00pt" fo:font-weight="normal" fo:font-family="'Liberation Serif'" style:font-family-asian="'Liberation Serif'" style:font-family-complex="'Liberation Serif'" fo:background-color="#ffff00" style:use-window-font-color="true"/>
    </style:style>
    <style:style style:name="T449" style:family="text">
      <style:text-properties fo:font-size="11.00pt" fo:font-weight="normal" fo:font-family="宋体" style:font-family-asian="宋体" style:font-family-complex="宋体" fo:background-color="transparent" style:use-window-font-color="true"/>
    </style:style>
    <style:style style:name="T450" style:family="text">
      <style:text-properties fo:font-size="14.00pt" fo:font-weight="normal" fo:font-family="'Liberation Serif'" style:font-family-asian="'Liberation Serif'" style:font-family-complex="'Liberation Serif'" fo:background-color="#ffff00" style:use-window-font-color="true"/>
    </style:style>
    <style:style style:name="T451" style:family="text">
      <style:text-properties fo:font-size="11.00pt" fo:font-weight="normal" fo:font-family="宋体" style:font-family-asian="宋体" style:font-family-complex="宋体" fo:background-color="transparent" style:use-window-font-color="true"/>
    </style:style>
    <style:style style:name="T452" style:family="text">
      <style:text-properties fo:font-size="14.00pt" fo:font-weight="normal" fo:font-family="宋体" style:font-family-asian="宋体" style:font-family-complex="宋体" fo:background-color="#0000ff" fo:color="#ffffff"/>
    </style:style>
    <style:style style:name="T453" style:family="text">
      <style:text-properties fo:font-size="15.00pt" fo:font-weight="normal" fo:font-family="Arial" style:font-family-asian="Arial" style:font-family-complex="Arial" fo:background-color="#ffffff" fo:color="#0070c0"/>
    </style:style>
    <style:style style:name="T454" style:family="text">
      <style:text-properties fo:font-size="15.00pt" fo:font-weight="normal" fo:font-family="宋体" style:font-family-asian="宋体" style:font-family-complex="宋体" fo:background-color="#ffffff" fo:color="#0070c0"/>
    </style:style>
    <style:style style:name="T455" style:family="text">
      <style:text-properties fo:font-size="15.00pt" fo:font-weight="normal" fo:font-family="文泉驿点阵正黑" style:font-family-asian="文泉驿点阵正黑" style:font-family-complex="文泉驿点阵正黑" fo:background-color="transparent" fo:color="#292934"/>
    </style:style>
    <style:style style:name="T456" style:family="text">
      <style:text-properties fo:font-size="15.00pt" fo:font-weight="normal" fo:font-family="宋体" style:font-family-asian="宋体" style:font-family-complex="宋体" fo:background-color="transparent" fo:color="#292934"/>
    </style:style>
    <style:style style:name="T457" style:family="text">
      <style:text-properties fo:font-size="15.00pt" fo:font-weight="normal" fo:font-family="Arial" style:font-family-asian="Arial" style:font-family-complex="Arial" fo:background-color="transparent" fo:color="#292934"/>
    </style:style>
    <style:style style:name="T458" style:family="text">
      <style:text-properties fo:font-size="15.00pt" fo:font-weight="normal" fo:font-family="宋体" style:font-family-asian="宋体" style:font-family-complex="宋体" fo:background-color="transparent" fo:color="#292934"/>
    </style:style>
    <style:style style:name="T459" style:family="text">
      <style:text-properties fo:font-size="15.00pt" fo:font-weight="normal" fo:font-family="'Lohit Devanagari'" style:font-family-asian="'Lohit Devanagari'" style:font-family-complex="'Lohit Devanagari'" fo:background-color="transparent" fo:color="#292934"/>
    </style:style>
    <style:style style:name="T460" style:family="text">
      <style:text-properties fo:font-size="15.00pt" fo:font-weight="normal" fo:font-family="Arial" style:font-family-asian="Arial" style:font-family-complex="Arial" fo:background-color="transparent" fo:color="#292934"/>
    </style:style>
    <style:style style:name="T461" style:family="text">
      <style:text-properties fo:font-size="15.00pt" fo:font-weight="normal" fo:font-family="'Lohit Devanagari'" style:font-family-asian="'Lohit Devanagari'" style:font-family-complex="'Lohit Devanagari'" fo:background-color="transparent" fo:color="#292934"/>
    </style:style>
    <style:style style:name="T462" style:family="text">
      <style:text-properties fo:font-size="15.00pt" fo:font-weight="normal" fo:font-family="Arial" style:font-family-asian="Arial" style:font-family-complex="Arial" fo:background-color="transparent" fo:color="#0070c0"/>
    </style:style>
    <style:style style:name="T463" style:family="text">
      <style:text-properties fo:font-size="15.00pt" fo:font-weight="normal" fo:font-family="'Lohit Devanagari'" style:font-family-asian="'Lohit Devanagari'" style:font-family-complex="'Lohit Devanagari'" fo:background-color="transparent" fo:color="#0070c0"/>
    </style:style>
    <style:style style:name="T464" style:family="text">
      <style:text-properties fo:font-size="15.00pt" fo:font-weight="normal" fo:font-family="文泉驿点阵正黑" style:font-family-asian="文泉驿点阵正黑" style:font-family-complex="文泉驿点阵正黑" fo:background-color="transparent" fo:color="#292934"/>
    </style:style>
    <style:style style:name="T465" style:family="text">
      <style:text-properties fo:font-size="15.00pt" fo:font-weight="normal" fo:font-family="'Lohit Devanagari'" style:font-family-asian="'Lohit Devanagari'" style:font-family-complex="'Lohit Devanagari'" fo:background-color="transparent" fo:color="#292934"/>
    </style:style>
    <style:style style:name="T466" style:family="text">
      <style:text-properties fo:font-size="15.00pt" fo:font-weight="normal" fo:font-family="文泉驿点阵正黑" style:font-family-asian="文泉驿点阵正黑" style:font-family-complex="文泉驿点阵正黑" fo:background-color="transparent" fo:color="#292934"/>
    </style:style>
    <style:style style:name="T467" style:family="text">
      <style:text-properties fo:font-size="15.00pt" fo:font-weight="normal" fo:font-family="'Lohit Devanagari'" style:font-family-asian="'Lohit Devanagari'" style:font-family-complex="'Lohit Devanagari'" fo:background-color="transparent" fo:color="#292934"/>
    </style:style>
    <style:style style:name="T468" style:family="text">
      <style:text-properties fo:font-size="15.00pt" fo:font-weight="normal" fo:font-family="文泉驿点阵正黑" style:font-family-asian="文泉驿点阵正黑" style:font-family-complex="文泉驿点阵正黑" fo:background-color="transparent" fo:color="#292934"/>
    </style:style>
    <style:style style:name="T469" style:family="text">
      <style:text-properties fo:font-size="15.00pt" fo:font-weight="normal" fo:font-family="'Lohit Devanagari'" style:font-family-asian="'Lohit Devanagari'" style:font-family-complex="'Lohit Devanagari'" fo:background-color="transparent" fo:color="#292934"/>
    </style:style>
    <style:style style:name="T470" style:family="text">
      <style:text-properties fo:font-size="15.00pt" fo:font-weight="normal" fo:font-family="文泉驿点阵正黑" style:font-family-asian="文泉驿点阵正黑" style:font-family-complex="文泉驿点阵正黑" fo:background-color="transparent" fo:color="#292934"/>
    </style:style>
    <style:style style:name="T471" style:family="text">
      <style:text-properties fo:font-size="15.00pt" fo:font-weight="normal" fo:font-family="'Lohit Devanagari'" style:font-family-asian="'Lohit Devanagari'" style:font-family-complex="'Lohit Devanagari'" fo:background-color="transparent" fo:color="#292934"/>
    </style:style>
    <style:style style:name="T472" style:family="text">
      <style:text-properties fo:font-size="15.00pt" fo:font-weight="normal" fo:font-family="Arial" style:font-family-asian="Arial" style:font-family-complex="Arial" fo:background-color="#ffffff" fo:color="#0070c0"/>
    </style:style>
    <style:style style:name="T473" style:family="text">
      <style:text-properties fo:font-size="15.00pt" fo:font-weight="normal" fo:font-family="'Lohit Devanagari'" style:font-family-asian="'Lohit Devanagari'" style:font-family-complex="'Lohit Devanagari'" fo:background-color="#ffffff" fo:color="#0070c0"/>
    </style:style>
    <style:style style:name="T474" style:family="text">
      <style:text-properties fo:font-size="15.00pt" fo:font-weight="normal" fo:font-family="宋体" style:font-family-asian="宋体" style:font-family-complex="宋体" fo:background-color="transparent" fo:color="#292934"/>
    </style:style>
    <style:style style:name="T475" style:family="text">
      <style:text-properties fo:font-size="15.00pt" fo:font-weight="normal" fo:font-family="Arial" style:font-family-asian="Arial" style:font-family-complex="Arial" fo:background-color="transparent" fo:color="#292934"/>
    </style:style>
    <style:style style:name="T476" style:family="text">
      <style:text-properties fo:font-size="15.00pt" fo:font-weight="normal" fo:font-family="宋体" style:font-family-asian="宋体" style:font-family-complex="宋体" fo:background-color="transparent" fo:color="#292934"/>
    </style:style>
    <style:style style:name="T477" style:family="text">
      <style:text-properties fo:font-size="15.00pt" fo:font-weight="normal" fo:font-family="Arial" style:font-family-asian="Arial" style:font-family-complex="Arial" fo:background-color="transparent" fo:color="#292934"/>
    </style:style>
    <style:style style:name="T478" style:family="text">
      <style:text-properties fo:font-size="15.00pt" fo:font-weight="normal" fo:font-family="Arial" style:font-family-asian="Arial" style:font-family-complex="Arial" fo:background-color="#ffff00" fo:color="#292934"/>
    </style:style>
    <style:style style:name="T479" style:family="text">
      <style:text-properties fo:font-size="15.00pt" fo:font-weight="normal" fo:font-family="宋体" style:font-family-asian="宋体" style:font-family-complex="宋体" fo:background-color="#ffff00" fo:color="#292934"/>
    </style:style>
    <style:style style:name="T480" style:family="text">
      <style:text-properties fo:font-size="15.00pt" fo:font-weight="normal" fo:font-family="文泉驿点阵正黑" style:font-family-asian="文泉驿点阵正黑" style:font-family-complex="文泉驿点阵正黑" fo:background-color="#ffff00" fo:color="#292934"/>
    </style:style>
    <style:style style:name="T481" style:family="text">
      <style:text-properties fo:font-size="15.00pt" fo:font-weight="normal" fo:font-family="Arial" style:font-family-asian="Arial" style:font-family-complex="Arial" fo:background-color="#ffff00" fo:color="#292934"/>
    </style:style>
    <style:style style:name="T482" style:family="text">
      <style:text-properties fo:font-size="15.00pt" fo:font-weight="normal" fo:font-family="宋体" style:font-family-asian="宋体" style:font-family-complex="宋体" fo:background-color="#ffff00" fo:color="#292934"/>
    </style:style>
    <style:style style:name="T483" style:family="text">
      <style:text-properties fo:font-size="15.00pt" fo:font-weight="normal" fo:font-family="宋体" style:font-family-asian="宋体" style:font-family-complex="宋体" fo:background-color="transparent" fo:color="#292934"/>
    </style:style>
    <style:style style:name="T484" style:family="text">
      <style:text-properties fo:font-size="15.00pt" fo:font-weight="normal" fo:font-family="Arial" style:font-family-asian="Arial" style:font-family-complex="Arial" fo:background-color="transparent" fo:color="#292934"/>
    </style:style>
    <style:style style:name="T485" style:family="text">
      <style:text-properties fo:font-size="15.00pt" fo:font-weight="normal" fo:font-family="宋体" style:font-family-asian="宋体" style:font-family-complex="宋体" fo:background-color="transparent" fo:color="#292934"/>
    </style:style>
    <style:style style:name="T486" style:family="text">
      <style:text-properties fo:font-size="15.00pt" fo:font-weight="normal" fo:font-family="Arial" style:font-family-asian="Arial" style:font-family-complex="Arial" fo:background-color="transparent" fo:color="#292934"/>
    </style:style>
    <style:style style:name="T487" style:family="text">
      <style:text-properties fo:font-size="15.00pt" fo:font-weight="normal" fo:font-family="Arial" style:font-family-asian="Arial" style:font-family-complex="Arial" fo:background-color="#ffff00" fo:color="#292934"/>
    </style:style>
    <style:style style:name="T488" style:family="text">
      <style:text-properties fo:font-size="15.00pt" fo:font-weight="normal" fo:font-family="宋体" style:font-family-asian="宋体" style:font-family-complex="宋体" fo:background-color="#ffff00" fo:color="#292934"/>
    </style:style>
    <style:style style:name="T489" style:family="text">
      <style:text-properties fo:font-size="15.00pt" fo:font-weight="normal" fo:font-family="宋体" style:font-family-asian="宋体" style:font-family-complex="宋体" fo:background-color="transparent" fo:color="#292934"/>
    </style:style>
    <style:style style:name="T490" style:family="text">
      <style:text-properties fo:font-size="15.00pt" fo:font-weight="normal" fo:font-family="Arial" style:font-family-asian="Arial" style:font-family-complex="Arial" fo:background-color="transparent" fo:color="#292934"/>
    </style:style>
    <style:style style:name="T491" style:family="text">
      <style:text-properties fo:font-size="15.00pt" fo:font-weight="normal" fo:font-family="宋体" style:font-family-asian="宋体" style:font-family-complex="宋体" fo:background-color="transparent" fo:color="#292934"/>
    </style:style>
    <style:style style:name="T492" style:family="text">
      <style:text-properties fo:font-size="15.00pt" fo:font-weight="normal" fo:font-family="Arial" style:font-family-asian="Arial" style:font-family-complex="Arial" fo:background-color="transparent" fo:color="#292934"/>
    </style:style>
    <style:style style:name="T493" style:family="text">
      <style:text-properties fo:font-size="15.00pt" fo:font-weight="normal" fo:font-family="Arial" style:font-family-asian="Arial" style:font-family-complex="Arial" fo:background-color="#ffff00" fo:color="#292934"/>
    </style:style>
    <style:style style:name="T494" style:family="text">
      <style:text-properties fo:font-size="15.00pt" fo:font-weight="normal" fo:font-family="宋体" style:font-family-asian="宋体" style:font-family-complex="宋体" fo:background-color="#ffff00" fo:color="#292934"/>
    </style:style>
    <style:style style:name="T495" style:family="text">
      <style:text-properties fo:font-size="15.00pt" fo:font-weight="normal" fo:font-family="文泉驿点阵正黑" style:font-family-asian="文泉驿点阵正黑" style:font-family-complex="文泉驿点阵正黑" fo:background-color="#ffff00" fo:color="#292934"/>
    </style:style>
    <style:style style:name="T496" style:family="text">
      <style:text-properties fo:font-size="15.00pt" fo:font-weight="normal" fo:font-family="Arial" style:font-family-asian="Arial" style:font-family-complex="Arial" fo:background-color="#ffff00" fo:color="#292934"/>
    </style:style>
    <style:style style:name="T497" style:family="text">
      <style:text-properties fo:font-size="15.00pt" fo:font-weight="normal" fo:font-family="宋体" style:font-family-asian="宋体" style:font-family-complex="宋体" fo:background-color="#ffff00" fo:color="#292934"/>
    </style:style>
    <style:style style:name="T498" style:family="text">
      <style:text-properties fo:font-size="15.00pt" fo:font-weight="normal" fo:font-family="宋体" style:font-family-asian="宋体" style:font-family-complex="宋体" fo:background-color="#ffffff" fo:color="#292934"/>
    </style:style>
    <style:style style:name="T499" style:family="text">
      <style:text-properties fo:font-size="15.00pt" fo:font-weight="normal" fo:font-family="文泉驿点阵正黑" style:font-family-asian="文泉驿点阵正黑" style:font-family-complex="文泉驿点阵正黑" fo:background-color="#ffffff" fo:color="#292934"/>
    </style:style>
    <style:style style:name="T500" style:family="text">
      <style:text-properties fo:font-size="15.00pt" fo:font-weight="normal" fo:font-family="宋体" style:font-family-asian="宋体" style:font-family-complex="宋体" fo:background-color="#ffffff" fo:color="#292934"/>
    </style:style>
    <style:style style:name="T501" style:family="text">
      <style:text-properties fo:font-size="15.00pt" fo:font-weight="normal" fo:font-family="文泉驿点阵正黑" style:font-family-asian="文泉驿点阵正黑" style:font-family-complex="文泉驿点阵正黑" fo:background-color="#ffffff" fo:color="#292934"/>
    </style:style>
    <style:style style:name="T502" style:family="text">
      <style:text-properties fo:font-size="15.00pt" fo:font-weight="normal" fo:font-family="文泉驿点阵正黑" style:font-family-asian="文泉驿点阵正黑" style:font-family-complex="文泉驿点阵正黑" fo:background-color="#ffff00" fo:color="#292934"/>
    </style:style>
    <style:style style:name="T503" style:family="text">
      <style:text-properties fo:font-size="15.00pt" fo:font-weight="normal" fo:font-family="宋体" style:font-family-asian="宋体" style:font-family-complex="宋体" fo:background-color="#ffff00" fo:color="#292934"/>
    </style:style>
    <style:style style:name="T504" style:family="text">
      <style:text-properties fo:font-size="15.00pt" fo:font-weight="normal" fo:font-family="Arial" style:font-family-asian="Arial" style:font-family-complex="Arial" fo:background-color="transparent" fo:color="#0070c0"/>
    </style:style>
    <style:style style:name="T505" style:family="text">
      <style:text-properties fo:font-size="15.00pt" fo:font-weight="normal" fo:font-family="宋体" style:font-family-asian="宋体" style:font-family-complex="宋体" fo:background-color="transparent" fo:color="#0070c0"/>
    </style:style>
    <style:style style:name="T506" style:family="text">
      <style:text-properties fo:font-size="15.00pt" fo:font-weight="normal" fo:font-family="文泉驿点阵正黑" style:font-family-asian="文泉驿点阵正黑" style:font-family-complex="文泉驿点阵正黑" fo:background-color="transparent" fo:color="#292934"/>
    </style:style>
    <style:style style:name="T507" style:family="text">
      <style:text-properties fo:font-size="15.00pt" fo:font-weight="normal" fo:font-family="宋体" style:font-family-asian="宋体" style:font-family-complex="宋体" fo:background-color="transparent" fo:color="#292934"/>
    </style:style>
    <style:style style:name="T508" style:family="text">
      <style:text-properties fo:font-size="15.00pt" fo:font-weight="normal" fo:font-family="文泉驿点阵正黑" style:font-family-asian="文泉驿点阵正黑" style:font-family-complex="文泉驿点阵正黑" fo:background-color="transparent" fo:color="#292934"/>
    </style:style>
    <style:style style:name="T509" style:family="text">
      <style:text-properties fo:font-size="15.00pt" fo:font-weight="normal" fo:font-family="宋体" style:font-family-asian="宋体" style:font-family-complex="宋体" fo:background-color="transparent" fo:color="#292934"/>
    </style:style>
    <style:style style:name="T510" style:family="text">
      <style:text-properties fo:font-size="15.00pt" fo:font-weight="normal" fo:font-family="宋体" style:font-family-asian="宋体" style:font-family-complex="宋体" fo:background-color="transparent" fo:color="#0070c0"/>
    </style:style>
    <style:style style:name="T511" style:family="text">
      <style:text-properties fo:font-size="15.00pt" fo:font-weight="normal" fo:font-family="文泉驿点阵正黑" style:font-family-asian="文泉驿点阵正黑" style:font-family-complex="文泉驿点阵正黑" fo:background-color="transparent" fo:color="#292934"/>
    </style:style>
    <style:style style:name="T512" style:family="text">
      <style:text-properties fo:font-size="15.00pt" fo:font-weight="normal" fo:font-family="宋体" style:font-family-asian="宋体" style:font-family-complex="宋体" fo:background-color="transparent" fo:color="#292934"/>
    </style:style>
    <style:style style:name="T513" style:family="text">
      <style:text-properties fo:font-size="15.00pt" fo:font-weight="normal" fo:font-family="文泉驿点阵正黑" style:font-family-asian="文泉驿点阵正黑" style:font-family-complex="文泉驿点阵正黑" fo:background-color="transparent" fo:color="#292934"/>
    </style:style>
    <style:style style:name="T514" style:family="text">
      <style:text-properties fo:font-size="15.00pt" fo:font-weight="normal" fo:font-family="宋体" style:font-family-asian="宋体" style:font-family-complex="宋体" fo:background-color="transparent" fo:color="#292934"/>
    </style:style>
    <style:style style:name="T515" style:family="text">
      <style:text-properties fo:font-size="15.00pt" fo:font-weight="normal" fo:font-family="文泉驿点阵正黑" style:font-family-asian="文泉驿点阵正黑" style:font-family-complex="文泉驿点阵正黑" fo:background-color="transparent" fo:color="#292934"/>
    </style:style>
    <style:style style:name="T516" style:family="text">
      <style:text-properties fo:font-size="15.00pt" fo:font-weight="normal" fo:font-family="宋体" style:font-family-asian="宋体" style:font-family-complex="宋体" fo:background-color="transparent" fo:color="#292934"/>
    </style:style>
    <style:style style:name="T517" style:family="text">
      <style:text-properties fo:font-size="15.00pt" fo:font-weight="normal" fo:font-family="Arial" style:font-family-asian="Arial" style:font-family-complex="Arial" fo:background-color="transparent" fo:color="#292934"/>
    </style:style>
    <style:style style:name="T518" style:family="text">
      <style:text-properties fo:font-size="15.00pt" fo:font-weight="normal" fo:font-family="宋体" style:font-family-asian="宋体" style:font-family-complex="宋体" fo:background-color="transparent" fo:color="#292934"/>
    </style:style>
    <style:style style:name="T519" style:family="text">
      <style:text-properties fo:font-size="15.00pt" fo:font-weight="normal" fo:font-family="文泉驿点阵正黑" style:font-family-asian="文泉驿点阵正黑" style:font-family-complex="文泉驿点阵正黑" fo:background-color="transparent" fo:color="#292934"/>
    </style:style>
    <style:style style:name="T520" style:family="text">
      <style:text-properties fo:font-size="15.00pt" fo:font-weight="normal" fo:font-family="宋体" style:font-family-asian="宋体" style:font-family-complex="宋体" fo:background-color="transparent" fo:color="#292934"/>
    </style:style>
    <style:style style:name="T521" style:family="text">
      <style:text-properties fo:font-size="15.00pt" fo:font-weight="normal" fo:font-family="'Lohit Devanagari'" style:font-family-asian="'Lohit Devanagari'" style:font-family-complex="'Lohit Devanagari'" fo:background-color="transparent" fo:color="#292934"/>
    </style:style>
    <style:style style:name="T522" style:family="text">
      <style:text-properties fo:font-size="15.00pt" fo:font-weight="normal" fo:font-family="Arial" style:font-family-asian="Arial" style:font-family-complex="Arial" fo:background-color="#ffffff" fo:color="#0070c0"/>
    </style:style>
    <style:style style:name="T523" style:family="text">
      <style:text-properties fo:font-size="15.00pt" fo:font-weight="normal" fo:font-family="'Lohit Devanagari'" style:font-family-asian="'Lohit Devanagari'" style:font-family-complex="'Lohit Devanagari'" fo:background-color="#ffffff" fo:color="#0070c0"/>
    </style:style>
    <style:style style:name="T524" style:family="text">
      <style:text-properties fo:font-size="15.00pt" fo:font-weight="normal" fo:font-family="文泉驿点阵正黑" style:font-family-asian="文泉驿点阵正黑" style:font-family-complex="文泉驿点阵正黑" fo:background-color="transparent" fo:color="#292934"/>
    </style:style>
    <style:style style:name="T525" style:family="text">
      <style:text-properties fo:font-size="15.00pt" fo:font-weight="normal" fo:font-family="'Lohit Devanagari'" style:font-family-asian="'Lohit Devanagari'" style:font-family-complex="'Lohit Devanagari'" fo:background-color="transparent" fo:color="#292934"/>
    </style:style>
    <style:style style:name="T526" style:family="text">
      <style:text-properties fo:font-size="15.00pt" fo:font-weight="normal" fo:font-family="文泉驿点阵正黑" style:font-family-asian="文泉驿点阵正黑" style:font-family-complex="文泉驿点阵正黑" fo:background-color="transparent" fo:color="#292934"/>
    </style:style>
    <style:style style:name="T527" style:family="text">
      <style:text-properties fo:font-size="15.00pt" fo:font-weight="normal" fo:font-family="'Lohit Devanagari'" style:font-family-asian="'Lohit Devanagari'" style:font-family-complex="'Lohit Devanagari'" fo:background-color="transparent" fo:color="#292934"/>
    </style:style>
    <style:style style:name="T528" style:family="text">
      <style:text-properties fo:font-size="15.00pt" fo:font-weight="normal" fo:font-family="'Lohit Devanagari'" style:font-family-asian="'Lohit Devanagari'" style:font-family-complex="'Lohit Devanagari'" fo:background-color="#ffff00" fo:color="#292934"/>
    </style:style>
    <style:style style:name="T529" style:family="text">
      <style:text-properties fo:font-size="15.00pt" fo:font-weight="normal" fo:font-family="Arial" style:font-family-asian="Arial" style:font-family-complex="Arial" fo:background-color="#ffff00" fo:color="#292934"/>
    </style:style>
    <style:style style:name="T530" style:family="text">
      <style:text-properties fo:font-size="15.00pt" fo:font-weight="normal" fo:font-family="'Lohit Devanagari'" style:font-family-asian="'Lohit Devanagari'" style:font-family-complex="'Lohit Devanagari'" fo:background-color="#ffff00" fo:color="#292934"/>
    </style:style>
    <style:style style:name="T531" style:family="text">
      <style:text-properties fo:font-size="15.00pt" fo:font-weight="normal" fo:font-family="Arial" style:font-family-asian="Arial" style:font-family-complex="Arial" fo:background-color="#ffff00" fo:color="#292934"/>
    </style:style>
    <style:style style:name="T532" style:family="text">
      <style:text-properties fo:font-size="15.00pt" fo:font-weight="normal" fo:font-family="'Lohit Devanagari'" style:font-family-asian="'Lohit Devanagari'" style:font-family-complex="'Lohit Devanagari'" fo:background-color="#ffff00" fo:color="#292934"/>
    </style:style>
    <style:style style:name="T533" style:family="text">
      <style:text-properties fo:font-size="15.00pt" fo:font-weight="normal" fo:font-family="文泉驿点阵正黑" style:font-family-asian="文泉驿点阵正黑" style:font-family-complex="文泉驿点阵正黑" fo:background-color="transparent" fo:color="#292934"/>
    </style:style>
    <style:style style:name="T534" style:family="text">
      <style:text-properties fo:font-size="15.00pt" fo:font-weight="normal" fo:font-family="'Lohit Devanagari'" style:font-family-asian="'Lohit Devanagari'" style:font-family-complex="'Lohit Devanagari'" fo:background-color="transparent" fo:color="#292934"/>
    </style:style>
    <style:style style:name="T535" style:family="text">
      <style:text-properties fo:font-size="15.00pt" fo:font-weight="normal" fo:font-family="Arial" style:font-family-asian="Arial" style:font-family-complex="Arial" fo:background-color="#ffff00" fo:color="#292934"/>
    </style:style>
    <style:style style:name="T536" style:family="text">
      <style:text-properties fo:font-size="15.00pt" fo:font-weight="normal" fo:font-family="Arial" style:font-family-asian="Arial" style:font-family-complex="Arial" fo:background-color="transparent" fo:color="#292934"/>
    </style:style>
    <style:style style:name="T537" style:family="text">
      <style:text-properties fo:font-size="15.00pt" fo:font-weight="normal" fo:font-family="'Lohit Devanagari'" style:font-family-asian="'Lohit Devanagari'" style:font-family-complex="'Lohit Devanagari'" fo:background-color="transparent" fo:color="#292934"/>
    </style:style>
    <style:style style:name="T538" style:family="text">
      <style:text-properties fo:font-size="15.00pt" fo:font-weight="normal" fo:font-family="文泉驿点阵正黑" style:font-family-asian="文泉驿点阵正黑" style:font-family-complex="文泉驿点阵正黑" fo:background-color="transparent" fo:color="#292934"/>
    </style:style>
    <style:style style:name="T539" style:family="text">
      <style:text-properties fo:font-size="15.00pt" fo:font-weight="normal" fo:font-family="'Lohit Devanagari'" style:font-family-asian="'Lohit Devanagari'" style:font-family-complex="'Lohit Devanagari'" fo:background-color="#ffff00" fo:color="#292934"/>
    </style:style>
    <style:style style:name="T540" style:family="text">
      <style:text-properties fo:font-size="15.00pt" fo:font-weight="normal" fo:font-family="Arial" style:font-family-asian="Arial" style:font-family-complex="Arial" fo:background-color="#ffff00" fo:color="#292934"/>
    </style:style>
    <style:style style:name="T541" style:family="text">
      <style:text-properties fo:font-size="15.00pt" fo:font-weight="normal" fo:font-family="'Lohit Devanagari'" style:font-family-asian="'Lohit Devanagari'" style:font-family-complex="'Lohit Devanagari'" fo:background-color="#ffff00" fo:color="#292934"/>
    </style:style>
    <style:style style:name="T542" style:family="text">
      <style:text-properties fo:font-size="15.00pt" fo:font-weight="normal" fo:font-family="文泉驿点阵正黑" style:font-family-asian="文泉驿点阵正黑" style:font-family-complex="文泉驿点阵正黑" fo:background-color="#ffff00" fo:color="#292934"/>
    </style:style>
    <style:style style:name="T543" style:family="text">
      <style:text-properties fo:font-size="15.00pt" fo:font-weight="normal" fo:font-family="Arial" style:font-family-asian="Arial" style:font-family-complex="Arial" fo:background-color="#ffff00" fo:color="#292934"/>
    </style:style>
    <style:style style:name="T544" style:family="text">
      <style:text-properties fo:font-size="15.00pt" fo:font-weight="normal" fo:font-family="'Lohit Devanagari'" style:font-family-asian="'Lohit Devanagari'" style:font-family-complex="'Lohit Devanagari'" fo:background-color="#ffff00" fo:color="#292934"/>
    </style:style>
    <style:style style:name="T545" style:family="text">
      <style:text-properties fo:font-size="15.00pt" fo:font-weight="normal" fo:font-family="文泉驿点阵正黑" style:font-family-asian="文泉驿点阵正黑" style:font-family-complex="文泉驿点阵正黑" fo:background-color="#ffff00" fo:color="#292934"/>
    </style:style>
    <style:style style:name="T546" style:family="text">
      <style:text-properties fo:font-size="15.00pt" fo:font-weight="normal" fo:font-family="Arial" style:font-family-asian="Arial" style:font-family-complex="Arial" fo:background-color="#ffff00" fo:color="#292934"/>
    </style:style>
    <style:style style:name="T547" style:family="text">
      <style:text-properties fo:font-size="11.00pt" fo:font-weight="normal" fo:font-family="宋体" style:font-family-asian="宋体" style:font-family-complex="宋体" fo:background-color="transparent" style:use-window-font-color="true"/>
    </style:style>
    <style:style style:name="T548" style:family="text">
      <style:text-properties fo:font-size="15.00pt" fo:font-weight="normal" fo:font-family="Arial" style:font-family-asian="Arial" style:font-family-complex="Arial" fo:background-color="transparent" fo:color="#0070c0"/>
    </style:style>
    <style:style style:name="T549" style:family="text">
      <style:text-properties fo:font-size="15.00pt" fo:font-weight="normal" fo:font-family="宋体" style:font-family-asian="宋体" style:font-family-complex="宋体" fo:background-color="transparent" fo:color="#0070c0"/>
    </style:style>
    <style:style style:name="T550" style:family="text">
      <style:text-properties fo:font-size="15.00pt" fo:font-weight="normal" fo:font-family="宋体" style:font-family-asian="宋体" style:font-family-complex="宋体" fo:background-color="transparent" fo:color="#292934"/>
    </style:style>
    <style:style style:name="T551" style:family="text">
      <style:text-properties fo:font-size="15.00pt" fo:font-weight="normal" fo:font-family="Arial" style:font-family-asian="Arial" style:font-family-complex="Arial" fo:background-color="transparent" fo:color="#292934"/>
    </style:style>
    <style:style style:name="T552" style:family="text">
      <style:text-properties fo:font-size="15.00pt" fo:font-weight="normal" fo:font-family="宋体" style:font-family-asian="宋体" style:font-family-complex="宋体" fo:background-color="transparent" fo:color="#292934"/>
    </style:style>
    <style:style style:name="T553" style:family="text">
      <style:text-properties fo:font-size="15.00pt" fo:font-weight="normal" fo:font-family="Arial" style:font-family-asian="Arial" style:font-family-complex="Arial" fo:background-color="transparent" fo:color="#292934"/>
    </style:style>
    <style:style style:name="T554" style:family="text">
      <style:text-properties fo:font-size="15.00pt" fo:font-weight="normal" fo:font-family="宋体" style:font-family-asian="宋体" style:font-family-complex="宋体" fo:background-color="transparent" fo:color="#292934"/>
    </style:style>
    <style:style style:name="T555" style:family="text">
      <style:text-properties fo:font-size="15.00pt" fo:font-weight="normal" fo:font-family="Arial" style:font-family-asian="Arial" style:font-family-complex="Arial" fo:background-color="transparent" fo:color="#292934"/>
    </style:style>
    <style:style style:name="T556" style:family="text">
      <style:text-properties fo:font-size="15.00pt" fo:font-weight="normal" fo:font-family="宋体" style:font-family-asian="宋体" style:font-family-complex="宋体" fo:background-color="transparent" fo:color="#292934"/>
    </style:style>
    <style:style style:name="T557" style:family="text">
      <style:text-properties fo:font-size="15.00pt" fo:font-weight="normal" fo:font-family="Arial" style:font-family-asian="Arial" style:font-family-complex="Arial" fo:background-color="transparent" fo:color="#292934"/>
    </style:style>
    <style:style style:name="T558" style:family="text">
      <style:text-properties fo:font-size="11.00pt" fo:font-weight="normal" fo:font-family="宋体" style:font-family-asian="宋体" style:font-family-complex="宋体" fo:background-color="transparent" style:use-window-font-color="true"/>
    </style:style>
    <style:style style:name="T559" style:family="text">
      <style:text-properties fo:font-size="14.00pt" fo:font-weight="normal" fo:font-family="宋体" style:font-family-asian="宋体" style:font-family-complex="宋体" fo:background-color="#0000ff" fo:color="#ffffff"/>
    </style:style>
    <style:style style:name="T560" style:family="text">
      <style:text-properties fo:font-size="15.00pt" fo:font-weight="normal" fo:font-family="Arial" style:font-family-asian="Arial" style:font-family-complex="Arial" fo:background-color="#ffffff" fo:color="#0070c0"/>
    </style:style>
    <style:style style:name="T561" style:family="text">
      <style:text-properties fo:font-size="15.00pt" fo:font-weight="normal" fo:font-family="宋体" style:font-family-asian="宋体" style:font-family-complex="宋体" fo:background-color="#ffffff" fo:color="#0070c0"/>
    </style:style>
    <style:style style:name="T562" style:family="text">
      <style:text-properties fo:font-size="15.00pt" fo:font-weight="normal" fo:font-family="'Lohit Devanagari'" style:font-family-asian="'Lohit Devanagari'" style:font-family-complex="'Lohit Devanagari'" fo:background-color="#ffffff" fo:color="#292934"/>
    </style:style>
    <style:style style:name="T563" style:family="text">
      <style:text-properties fo:font-size="15.00pt" fo:font-weight="normal" fo:font-family="Arial" style:font-family-asian="Arial" style:font-family-complex="Arial" fo:background-color="transparent" fo:color="#0070c0"/>
    </style:style>
    <style:style style:name="T564" style:family="text">
      <style:text-properties fo:font-size="15.00pt" fo:font-weight="normal" fo:font-family="'Lohit Devanagari'" style:font-family-asian="'Lohit Devanagari'" style:font-family-complex="'Lohit Devanagari'" fo:background-color="transparent" fo:color="#0070c0"/>
    </style:style>
    <style:style style:name="T565" style:family="text">
      <style:text-properties fo:font-size="15.00pt" fo:font-weight="normal" fo:font-family="'Lohit Devanagari'" style:font-family-asian="'Lohit Devanagari'" style:font-family-complex="'Lohit Devanagari'" fo:background-color="transparent" fo:color="#292934"/>
    </style:style>
    <style:style style:name="T566" style:family="text">
      <style:text-properties fo:font-size="15.00pt" fo:font-weight="normal" fo:font-family="Arial" style:font-family-asian="Arial" style:font-family-complex="Arial" fo:background-color="transparent" fo:color="#292934"/>
    </style:style>
    <style:style style:name="T567" style:family="text">
      <style:text-properties fo:font-size="15.00pt" fo:font-weight="normal" fo:font-family="'Lohit Devanagari'" style:font-family-asian="'Lohit Devanagari'" style:font-family-complex="'Lohit Devanagari'" fo:background-color="transparent" fo:color="#292934"/>
    </style:style>
    <style:style style:name="T568" style:family="text">
      <style:text-properties fo:font-size="15.00pt" fo:font-weight="normal" fo:font-family="文泉驿点阵正黑" style:font-family-asian="文泉驿点阵正黑" style:font-family-complex="文泉驿点阵正黑" fo:background-color="transparent" fo:color="#292934"/>
    </style:style>
    <style:style style:name="T569" style:family="text">
      <style:text-properties fo:font-size="15.00pt" fo:font-weight="normal" fo:font-family="'Lohit Devanagari'" style:font-family-asian="'Lohit Devanagari'" style:font-family-complex="'Lohit Devanagari'" fo:background-color="transparent" fo:color="#292934"/>
    </style:style>
    <style:style style:name="T570" style:family="text">
      <style:text-properties fo:font-size="15.00pt" fo:font-weight="normal" fo:font-family="文泉驿点阵正黑" style:font-family-asian="文泉驿点阵正黑" style:font-family-complex="文泉驿点阵正黑" fo:background-color="transparent" fo:color="#292934"/>
    </style:style>
    <style:style style:name="T571" style:family="text">
      <style:text-properties fo:font-size="15.00pt" fo:font-weight="normal" fo:font-family="'Lohit Devanagari'" style:font-family-asian="'Lohit Devanagari'" style:font-family-complex="'Lohit Devanagari'" fo:background-color="transparent" fo:color="#292934"/>
    </style:style>
    <style:style style:name="T572" style:family="text">
      <style:text-properties fo:font-size="15.00pt" fo:font-weight="normal" fo:font-family="宋体" style:font-family-asian="宋体" style:font-family-complex="宋体" fo:background-color="transparent" fo:color="#292934"/>
    </style:style>
    <style:style style:name="T573" style:family="text">
      <style:text-properties fo:font-size="15.00pt" fo:font-weight="normal" fo:font-family="Arial" style:font-family-asian="Arial" style:font-family-complex="Arial" fo:background-color="transparent" fo:color="#0070c0"/>
    </style:style>
    <style:style style:name="T574" style:family="text">
      <style:text-properties fo:font-size="15.00pt" fo:font-weight="normal" fo:font-family="宋体" style:font-family-asian="宋体" style:font-family-complex="宋体" fo:background-color="transparent" fo:color="#0070c0"/>
    </style:style>
    <style:style style:name="T575" style:family="text">
      <style:text-properties fo:font-size="15.00pt" fo:font-weight="normal" fo:font-family="'Lohit Devanagari'" style:font-family-asian="'Lohit Devanagari'" style:font-family-complex="'Lohit Devanagari'" fo:background-color="transparent" fo:color="#292934"/>
    </style:style>
    <style:style style:name="T576" style:family="text">
      <style:text-properties fo:font-size="15.00pt" fo:font-weight="normal" fo:font-family="文泉驿点阵正黑" style:font-family-asian="文泉驿点阵正黑" style:font-family-complex="文泉驿点阵正黑" fo:background-color="transparent" fo:color="#292934"/>
    </style:style>
    <style:style style:name="T577" style:family="text">
      <style:text-properties fo:font-size="15.00pt" fo:font-weight="normal" fo:font-family="'Lohit Devanagari'" style:font-family-asian="'Lohit Devanagari'" style:font-family-complex="'Lohit Devanagari'" fo:background-color="transparent" fo:color="#292934"/>
    </style:style>
    <style:style style:name="T578" style:family="text">
      <style:text-properties fo:font-size="15.00pt" fo:font-weight="normal" fo:font-family="Arial" style:font-family-asian="Arial" style:font-family-complex="Arial" fo:background-color="transparent" fo:color="#292934"/>
    </style:style>
    <style:style style:name="T579" style:family="text">
      <style:text-properties fo:font-size="15.00pt" fo:font-weight="normal" fo:font-family="'Lohit Devanagari'" style:font-family-asian="'Lohit Devanagari'" style:font-family-complex="'Lohit Devanagari'" fo:background-color="transparent" fo:color="#292934"/>
    </style:style>
    <style:style style:name="T580" style:family="text">
      <style:text-properties fo:font-size="15.00pt" fo:font-weight="normal" fo:font-family="宋体" style:font-family-asian="宋体" style:font-family-complex="宋体" fo:background-color="transparent" fo:color="#292934"/>
    </style:style>
    <style:style style:name="T581" style:family="text">
      <style:text-properties fo:font-size="15.00pt" fo:font-weight="normal" fo:font-family="文泉驿点阵正黑" style:font-family-asian="文泉驿点阵正黑" style:font-family-complex="文泉驿点阵正黑" fo:background-color="transparent" fo:color="#292934"/>
    </style:style>
    <style:style style:name="T582" style:family="text">
      <style:text-properties fo:font-size="15.00pt" fo:font-weight="normal" fo:font-family="宋体" style:font-family-asian="宋体" style:font-family-complex="宋体" fo:background-color="transparent" fo:color="#292934"/>
    </style:style>
    <style:style style:name="T583" style:family="text">
      <style:text-properties fo:font-size="15.00pt" fo:font-weight="normal" fo:font-family="Arial" style:font-family-asian="Arial" style:font-family-complex="Arial" fo:background-color="#ffffff" fo:color="#0070c0"/>
    </style:style>
    <style:style style:name="T584" style:family="text">
      <style:text-properties fo:font-size="15.00pt" fo:font-weight="normal" fo:font-family="宋体" style:font-family-asian="宋体" style:font-family-complex="宋体" fo:background-color="#ffffff" fo:color="#0070c0"/>
    </style:style>
    <style:style style:name="T585" style:family="text">
      <style:text-properties fo:font-size="15.00pt" fo:font-weight="normal" fo:font-family="文泉驿点阵正黑" style:font-family-asian="文泉驿点阵正黑" style:font-family-complex="文泉驿点阵正黑" fo:background-color="transparent" fo:color="#292934"/>
    </style:style>
    <style:style style:name="T586" style:family="text">
      <style:text-properties fo:font-size="15.00pt" fo:font-weight="normal" fo:font-family="宋体" style:font-family-asian="宋体" style:font-family-complex="宋体" fo:background-color="transparent" fo:color="#292934"/>
    </style:style>
    <style:style style:name="T587" style:family="text">
      <style:text-properties fo:font-size="15.00pt" fo:font-weight="normal" fo:font-family="Arial" style:font-family-asian="Arial" style:font-family-complex="Arial" fo:background-color="transparent" fo:color="#292934"/>
    </style:style>
    <style:style style:name="T588" style:family="text">
      <style:text-properties fo:font-size="15.00pt" fo:font-weight="normal" fo:font-family="宋体" style:font-family-asian="宋体" style:font-family-complex="宋体" fo:background-color="transparent" fo:color="#292934"/>
    </style:style>
    <style:style style:name="T589" style:family="text">
      <style:text-properties fo:font-size="15.00pt" fo:font-weight="normal" fo:font-family="文泉驿点阵正黑" style:font-family-asian="文泉驿点阵正黑" style:font-family-complex="文泉驿点阵正黑" fo:background-color="transparent" fo:color="#292934"/>
    </style:style>
    <style:style style:name="T590" style:family="text">
      <style:text-properties fo:font-size="15.00pt" fo:font-weight="normal" fo:font-family="宋体" style:font-family-asian="宋体" style:font-family-complex="宋体" fo:background-color="transparent" fo:color="#292934"/>
    </style:style>
    <style:style style:name="T591" style:family="text">
      <style:text-properties fo:font-size="15.00pt" fo:font-weight="normal" fo:font-family="Arial" style:font-family-asian="Arial" style:font-family-complex="Arial" fo:background-color="transparent" fo:color="#292934"/>
    </style:style>
    <style:style style:name="T592" style:family="text">
      <style:text-properties fo:font-size="15.00pt" fo:font-weight="normal" fo:font-family="Arial" style:font-family-asian="Arial" style:font-family-complex="Arial" fo:background-color="#ffff00" fo:color="#292934"/>
    </style:style>
    <style:style style:name="T593" style:family="text">
      <style:text-properties fo:font-size="15.00pt" fo:font-weight="normal" fo:font-family="宋体" style:font-family-asian="宋体" style:font-family-complex="宋体" fo:background-color="#ffff00" fo:color="#292934"/>
    </style:style>
    <style:style style:name="T594" style:family="text">
      <style:text-properties fo:font-size="15.00pt" fo:font-weight="normal" fo:font-family="文泉驿点阵正黑" style:font-family-asian="文泉驿点阵正黑" style:font-family-complex="文泉驿点阵正黑" fo:background-color="#ffff00" fo:color="#292934"/>
    </style:style>
    <style:style style:name="T595" style:family="text">
      <style:text-properties fo:font-size="15.00pt" fo:font-weight="normal" fo:font-family="Arial" style:font-family-asian="Arial" style:font-family-complex="Arial" fo:background-color="#ffff00" fo:color="#292934"/>
    </style:style>
    <style:style style:name="T596" style:family="text">
      <style:text-properties fo:font-size="15.00pt" fo:font-weight="normal" fo:font-family="宋体" style:font-family-asian="宋体" style:font-family-complex="宋体" fo:background-color="#ffff00" fo:color="#292934"/>
    </style:style>
    <style:style style:name="T597" style:family="text">
      <style:text-properties fo:font-size="15.00pt" fo:font-weight="normal" fo:font-family="Arial" style:font-family-asian="Arial" style:font-family-complex="Arial" fo:background-color="#ffff00" fo:color="#292934"/>
    </style:style>
    <style:style style:name="T598" style:family="text">
      <style:text-properties fo:font-size="15.00pt" fo:font-weight="normal" fo:font-family="宋体" style:font-family-asian="宋体" style:font-family-complex="宋体" fo:background-color="#ffff00" fo:color="#292934"/>
    </style:style>
    <style:style style:name="T599" style:family="text">
      <style:text-properties fo:font-size="15.00pt" fo:font-weight="normal" fo:font-family="Arial" style:font-family-asian="Arial" style:font-family-complex="Arial" fo:background-color="#ffff00" fo:color="#292934"/>
    </style:style>
    <style:style style:name="T600" style:family="text">
      <style:text-properties fo:font-size="15.00pt" fo:font-weight="normal" fo:font-family="宋体" style:font-family-asian="宋体" style:font-family-complex="宋体" fo:background-color="#ffff00" fo:color="#292934"/>
    </style:style>
    <style:style style:name="T601" style:family="text">
      <style:text-properties fo:font-size="15.00pt" fo:font-weight="normal" fo:font-family="Arial" style:font-family-asian="Arial" style:font-family-complex="Arial" fo:background-color="#ffff00" fo:color="#292934"/>
    </style:style>
    <style:style style:name="T602" style:family="text">
      <style:text-properties fo:font-size="15.00pt" fo:font-weight="normal" fo:font-family="宋体" style:font-family-asian="宋体" style:font-family-complex="宋体" fo:background-color="#ffff00" fo:color="#292934"/>
    </style:style>
    <style:style style:name="T603" style:family="text">
      <style:text-properties fo:font-size="15.00pt" fo:font-weight="normal" fo:font-family="文泉驿点阵正黑" style:font-family-asian="文泉驿点阵正黑" style:font-family-complex="文泉驿点阵正黑" fo:background-color="transparent" fo:color="#292934"/>
    </style:style>
    <style:style style:name="T604" style:family="text">
      <style:text-properties fo:font-size="15.00pt" fo:font-weight="normal" fo:font-family="宋体" style:font-family-asian="宋体" style:font-family-complex="宋体" fo:background-color="transparent" fo:color="#292934"/>
    </style:style>
    <style:style style:name="T605" style:family="text">
      <style:text-properties fo:font-size="15.00pt" fo:font-weight="normal" fo:font-family="Arial" style:font-family-asian="Arial" style:font-family-complex="Arial" fo:background-color="transparent" fo:color="#292934"/>
    </style:style>
    <style:style style:name="T606" style:family="text">
      <style:text-properties fo:font-size="15.00pt" fo:font-weight="normal" fo:font-family="Arial" style:font-family-asian="Arial" style:font-family-complex="Arial" fo:background-color="#ffff00" fo:color="#292934"/>
    </style:style>
    <style:style style:name="T607" style:family="text">
      <style:text-properties fo:font-size="15.00pt" fo:font-weight="normal" fo:font-family="宋体" style:font-family-asian="宋体" style:font-family-complex="宋体" fo:background-color="#ffff00" fo:color="#292934"/>
    </style:style>
    <style:style style:name="T608" style:family="text">
      <style:text-properties fo:font-size="15.00pt" fo:font-weight="normal" fo:font-family="Arial" style:font-family-asian="Arial" style:font-family-complex="Arial" fo:background-color="#ffff00" fo:color="#292934"/>
    </style:style>
    <style:style style:name="T609" style:family="text">
      <style:text-properties fo:font-size="15.00pt" fo:font-weight="normal" fo:font-family="宋体" style:font-family-asian="宋体" style:font-family-complex="宋体" fo:background-color="#ffff00" fo:color="#292934"/>
    </style:style>
    <style:style style:name="T610" style:family="text">
      <style:text-properties fo:font-size="15.00pt" fo:font-weight="normal" fo:font-family="文泉驿点阵正黑" style:font-family-asian="文泉驿点阵正黑" style:font-family-complex="文泉驿点阵正黑" fo:background-color="transparent" fo:color="#292934"/>
    </style:style>
    <style:style style:name="T611" style:family="text">
      <style:text-properties fo:font-size="15.00pt" fo:font-weight="normal" fo:font-family="宋体" style:font-family-asian="宋体" style:font-family-complex="宋体" fo:background-color="transparent" fo:color="#292934"/>
    </style:style>
    <style:style style:name="T612" style:family="text">
      <style:text-properties fo:font-size="15.00pt" fo:font-weight="normal" fo:font-family="Arial" style:font-family-asian="Arial" style:font-family-complex="Arial" fo:background-color="transparent" fo:color="#292934"/>
    </style:style>
    <style:style style:name="T613" style:family="text">
      <style:text-properties fo:font-size="15.00pt" fo:font-weight="normal" fo:font-family="宋体" style:font-family-asian="宋体" style:font-family-complex="宋体" fo:background-color="transparent" fo:color="#292934"/>
    </style:style>
    <style:style style:name="T614" style:family="text">
      <style:text-properties fo:font-size="15.00pt" fo:font-weight="normal" fo:font-family="Arial" style:font-family-asian="Arial" style:font-family-complex="Arial" fo:background-color="transparent" fo:color="#292934"/>
    </style:style>
    <style:style style:name="T615" style:family="text">
      <style:text-properties fo:font-size="15.00pt" fo:font-weight="normal" fo:font-family="Arial" style:font-family-asian="Arial" style:font-family-complex="Arial" fo:background-color="#ffff00" fo:color="#292934"/>
    </style:style>
    <style:style style:name="T616" style:family="text">
      <style:text-properties fo:font-size="15.00pt" fo:font-weight="normal" fo:font-family="宋体" style:font-family-asian="宋体" style:font-family-complex="宋体" fo:background-color="#ffff00" fo:color="#292934"/>
    </style:style>
    <style:style style:name="T617" style:family="text">
      <style:text-properties fo:font-size="15.00pt" fo:font-weight="normal" fo:font-family="文泉驿点阵正黑" style:font-family-asian="文泉驿点阵正黑" style:font-family-complex="文泉驿点阵正黑" fo:background-color="#ffff00" fo:color="#292934"/>
    </style:style>
    <style:style style:name="T618" style:family="text">
      <style:text-properties fo:font-size="15.00pt" fo:font-weight="normal" fo:font-family="Arial" style:font-family-asian="Arial" style:font-family-complex="Arial" fo:background-color="#ffff00" fo:color="#292934"/>
    </style:style>
    <style:style style:name="T619" style:family="text">
      <style:text-properties fo:font-size="15.00pt" fo:font-weight="normal" fo:font-family="宋体" style:font-family-asian="宋体" style:font-family-complex="宋体" fo:background-color="#ffff00" fo:color="#292934"/>
    </style:style>
    <style:style style:name="T620" style:family="text">
      <style:text-properties fo:font-size="15.00pt" fo:font-weight="normal" fo:font-family="文泉驿点阵正黑" style:font-family-asian="文泉驿点阵正黑" style:font-family-complex="文泉驿点阵正黑" fo:background-color="#ffffff" fo:color="#0066cc"/>
    </style:style>
    <style:style style:name="T621" style:family="text">
      <style:text-properties fo:font-size="15.00pt" fo:font-weight="normal" fo:font-family="宋体" style:font-family-asian="宋体" style:font-family-complex="宋体" fo:background-color="#ffffff" fo:color="#0066cc"/>
    </style:style>
    <style:style style:name="T622" style:family="text">
      <style:text-properties fo:font-size="15.00pt" fo:font-weight="normal" fo:font-family="宋体" style:font-family-asian="宋体" style:font-family-complex="宋体" fo:background-color="#ffffff" fo:color="#292934"/>
    </style:style>
    <style:style style:name="T623" style:family="text">
      <style:text-properties fo:font-size="15.00pt" fo:font-weight="normal" fo:font-family="文泉驿点阵正黑" style:font-family-asian="文泉驿点阵正黑" style:font-family-complex="文泉驿点阵正黑" fo:background-color="#ffffff" fo:color="#292934"/>
    </style:style>
    <style:style style:name="T624" style:family="text">
      <style:text-properties fo:font-size="15.00pt" fo:font-weight="normal" fo:font-family="宋体" style:font-family-asian="宋体" style:font-family-complex="宋体" fo:background-color="#ffffff" fo:color="#292934"/>
    </style:style>
    <style:style style:name="T625" style:family="text">
      <style:text-properties fo:font-size="15.00pt" fo:font-weight="normal" fo:font-family="文泉驿点阵正黑" style:font-family-asian="文泉驿点阵正黑" style:font-family-complex="文泉驿点阵正黑" fo:background-color="#ffffff" fo:color="#292934"/>
    </style:style>
    <style:style style:name="T626" style:family="text">
      <style:text-properties fo:font-size="15.00pt" fo:font-weight="normal" fo:font-family="宋体" style:font-family-asian="宋体" style:font-family-complex="宋体" fo:background-color="#ffffff" fo:color="#292934"/>
    </style:style>
    <style:style style:name="T627" style:family="text">
      <style:text-properties fo:font-size="15.00pt" fo:font-weight="normal" fo:font-family="文泉驿点阵正黑" style:font-family-asian="文泉驿点阵正黑" style:font-family-complex="文泉驿点阵正黑" fo:background-color="#ffffff" fo:color="#292934"/>
    </style:style>
    <style:style style:name="T628" style:family="text">
      <style:text-properties fo:font-size="15.00pt" fo:font-weight="normal" fo:font-family="宋体" style:font-family-asian="宋体" style:font-family-complex="宋体" fo:background-color="#ffffff" fo:color="#292934"/>
    </style:style>
    <style:style style:name="T629" style:family="text">
      <style:text-properties fo:font-size="15.00pt" fo:font-weight="normal" fo:font-family="文泉驿点阵正黑" style:font-family-asian="文泉驿点阵正黑" style:font-family-complex="文泉驿点阵正黑" fo:background-color="#ffffff" fo:color="#0066cc"/>
    </style:style>
    <style:style style:name="T630" style:family="text">
      <style:text-properties fo:font-size="15.00pt" fo:font-weight="normal" fo:font-family="宋体" style:font-family-asian="宋体" style:font-family-complex="宋体" fo:background-color="#ffffff" fo:color="#0066cc"/>
    </style:style>
    <style:style style:name="T631" style:family="text">
      <style:text-properties fo:font-size="15.00pt" fo:font-weight="normal" fo:font-family="宋体" style:font-family-asian="宋体" style:font-family-complex="宋体" fo:background-color="#ffffff" fo:color="#292934"/>
    </style:style>
    <style:style style:name="T632" style:family="text">
      <style:text-properties fo:font-size="15.00pt" fo:font-weight="normal" fo:font-family="文泉驿点阵正黑" style:font-family-asian="文泉驿点阵正黑" style:font-family-complex="文泉驿点阵正黑" fo:background-color="#ffffff" fo:color="#292934"/>
    </style:style>
    <style:style style:name="T633" style:family="text">
      <style:text-properties fo:font-size="15.00pt" fo:font-weight="normal" fo:font-family="宋体" style:font-family-asian="宋体" style:font-family-complex="宋体" fo:background-color="#ffffff" fo:color="#292934"/>
    </style:style>
    <style:style style:name="T634" style:family="text">
      <style:text-properties fo:font-size="15.00pt" fo:font-weight="normal" fo:font-family="文泉驿点阵正黑" style:font-family-asian="文泉驿点阵正黑" style:font-family-complex="文泉驿点阵正黑" fo:background-color="#ffffff" fo:color="#292934"/>
    </style:style>
    <style:style style:name="T635" style:family="text">
      <style:text-properties fo:font-size="15.00pt" fo:font-weight="normal" fo:font-family="宋体" style:font-family-asian="宋体" style:font-family-complex="宋体" fo:background-color="#ffffff" fo:color="#292934"/>
    </style:style>
    <style:style style:name="T636" style:family="text">
      <style:text-properties fo:font-size="15.00pt" fo:font-weight="normal" fo:font-family="文泉驿点阵正黑" style:font-family-asian="文泉驿点阵正黑" style:font-family-complex="文泉驿点阵正黑" fo:background-color="#ffffff" fo:color="#292934"/>
    </style:style>
    <style:style style:name="T637" style:family="text">
      <style:text-properties fo:font-size="15.00pt" fo:font-weight="normal" fo:font-family="宋体" style:font-family-asian="宋体" style:font-family-complex="宋体" fo:background-color="#ffffff" fo:color="#292934"/>
    </style:style>
    <style:style style:name="T638" style:family="text">
      <style:text-properties fo:font-size="15.00pt" fo:font-weight="normal" fo:font-family="文泉驿点阵正黑" style:font-family-asian="文泉驿点阵正黑" style:font-family-complex="文泉驿点阵正黑" fo:background-color="#ffffff" fo:color="#0066cc"/>
    </style:style>
    <style:style style:name="T639" style:family="text">
      <style:text-properties fo:font-size="15.00pt" fo:font-weight="normal" fo:font-family="宋体" style:font-family-asian="宋体" style:font-family-complex="宋体" fo:background-color="#ffffff" fo:color="#0066cc"/>
    </style:style>
    <style:style style:name="T640" style:family="text">
      <style:text-properties fo:font-size="15.00pt" fo:font-weight="normal" fo:font-family="宋体" style:font-family-asian="宋体" style:font-family-complex="宋体" fo:background-color="#ffffff" fo:color="#000000"/>
    </style:style>
    <style:style style:name="T641" style:family="text">
      <style:text-properties fo:font-size="15.00pt" fo:font-weight="normal" fo:font-family="文泉驿点阵正黑" style:font-family-asian="文泉驿点阵正黑" style:font-family-complex="文泉驿点阵正黑" fo:background-color="#ffffff" fo:color="#000000"/>
    </style:style>
    <style:style style:name="T642" style:family="text">
      <style:text-properties fo:font-size="15.00pt" fo:font-weight="normal" fo:font-family="宋体" style:font-family-asian="宋体" style:font-family-complex="宋体" fo:background-color="#ffffff" fo:color="#000000"/>
    </style:style>
    <style:style style:name="T643" style:family="text">
      <style:text-properties fo:font-size="15.00pt" fo:font-weight="normal" fo:font-family="文泉驿点阵正黑" style:font-family-asian="文泉驿点阵正黑" style:font-family-complex="文泉驿点阵正黑" fo:background-color="#ffffff" fo:color="#000000"/>
    </style:style>
    <style:style style:name="T644" style:family="text">
      <style:text-properties fo:font-size="15.00pt" fo:font-weight="normal" fo:font-family="宋体" style:font-family-asian="宋体" style:font-family-complex="宋体" fo:background-color="#ffffff" fo:color="#000000"/>
    </style:style>
    <style:style style:name="T645" style:family="text">
      <style:text-properties fo:font-size="11.00pt" fo:font-weight="normal" fo:font-family="宋体" style:font-family-asian="宋体" style:font-family-complex="宋体" fo:background-color="transparent" style:use-window-font-color="true"/>
    </style:style>
    <style:style style:name="T646" style:family="text">
      <style:text-properties fo:font-size="13.00pt" fo:font-weight="normal" fo:font-family="微软雅黑" style:font-family-asian="微软雅黑" style:font-family-complex="微软雅黑" fo:background-color="transparent" fo:color="#292934"/>
    </style:style>
    <style:style style:name="T647" style:family="text">
      <style:text-properties fo:font-size="13.00pt" fo:font-weight="normal" fo:font-family="'Roboto Slab'" style:font-family-asian="'Roboto Slab'" style:font-family-complex="'Roboto Slab'" fo:background-color="transparent" fo:color="#292934"/>
    </style:style>
    <style:style style:name="T648" style:family="text">
      <style:text-properties fo:font-size="13.00pt" fo:font-weight="normal" fo:font-family="微软雅黑" style:font-family-asian="微软雅黑" style:font-family-complex="微软雅黑" fo:background-color="transparent" fo:color="#292934"/>
    </style:style>
    <style:style style:name="T649" style:family="text">
      <style:text-properties fo:font-size="13.00pt" fo:font-weight="normal" fo:font-family="'Roboto Slab'" style:font-family-asian="'Roboto Slab'" style:font-family-complex="'Roboto Slab'" fo:background-color="transparent" fo:color="#292934"/>
    </style:style>
    <style:style style:name="T650" style:family="text">
      <style:text-properties fo:font-size="13.00pt" fo:font-weight="normal" fo:font-family="微软雅黑" style:font-family-asian="微软雅黑" style:font-family-complex="微软雅黑" fo:background-color="transparent" fo:color="#292934"/>
    </style:style>
    <style:style style:name="T651" style:family="text">
      <style:text-properties fo:font-size="13.00pt" fo:font-weight="normal" fo:font-family="'Roboto Slab'" style:font-family-asian="'Roboto Slab'" style:font-family-complex="'Roboto Slab'" fo:background-color="transparent" fo:color="#292934"/>
    </style:style>
    <style:style style:name="T652" style:family="text">
      <style:text-properties fo:font-size="13.00pt" fo:font-weight="normal" fo:font-family="微软雅黑" style:font-family-asian="微软雅黑" style:font-family-complex="微软雅黑" fo:background-color="transparent" fo:color="#292934"/>
    </style:style>
    <style:style style:name="T653" style:family="text">
      <style:text-properties fo:font-size="13.00pt" fo:font-weight="normal" fo:font-family="'Roboto Slab'" style:font-family-asian="'Roboto Slab'" style:font-family-complex="'Roboto Slab'" fo:background-color="transparent" fo:color="#292934"/>
    </style:style>
    <style:style style:name="T654" style:family="text">
      <style:text-properties fo:font-size="13.00pt" fo:font-weight="normal" fo:font-family="微软雅黑" style:font-family-asian="微软雅黑" style:font-family-complex="微软雅黑" fo:background-color="transparent" fo:color="#292934"/>
    </style:style>
    <style:style style:name="T655" style:family="text">
      <style:text-properties fo:font-size="13.00pt" fo:font-weight="normal" fo:font-family="'Roboto Slab'" style:font-family-asian="'Roboto Slab'" style:font-family-complex="'Roboto Slab'" fo:background-color="transparent" fo:color="#292934"/>
    </style:style>
    <style:style style:name="T656" style:family="text">
      <style:text-properties fo:font-size="13.00pt" fo:font-weight="normal" fo:font-family="微软雅黑" style:font-family-asian="微软雅黑" style:font-family-complex="微软雅黑" fo:background-color="transparent" fo:color="#292934"/>
    </style:style>
    <style:style style:name="T657" style:family="text">
      <style:text-properties fo:font-size="13.00pt" fo:font-weight="normal" fo:font-family="微软雅黑" style:font-family-asian="微软雅黑" style:font-family-complex="微软雅黑" fo:background-color="transparent" fo:color="#ff0000"/>
    </style:style>
    <style:style style:name="T658" style:family="text">
      <style:text-properties fo:font-size="13.00pt" fo:font-weight="normal" fo:font-family="微软雅黑" style:font-family-asian="微软雅黑" style:font-family-complex="微软雅黑" fo:background-color="transparent" fo:color="#004dbb"/>
    </style:style>
    <style:style style:name="T659" style:family="text">
      <style:text-properties fo:font-size="13.00pt" fo:font-weight="normal" fo:font-family="微软雅黑" style:font-family-asian="微软雅黑" style:font-family-complex="微软雅黑" fo:background-color="transparent" fo:color="#ff0000"/>
    </style:style>
    <style:style style:name="T660" style:family="text">
      <style:text-properties fo:font-size="13.00pt" fo:font-weight="normal" fo:font-family="微软雅黑" style:font-family-asian="微软雅黑" style:font-family-complex="微软雅黑" fo:background-color="transparent" fo:color="#004dbb"/>
    </style:style>
    <style:style style:name="T661" style:family="text">
      <style:text-properties fo:font-size="13.00pt" fo:font-weight="normal" fo:font-family="微软雅黑" style:font-family-asian="微软雅黑" style:font-family-complex="微软雅黑" fo:background-color="transparent" fo:color="#ff0000"/>
    </style:style>
    <style:style style:name="T662" style:family="text">
      <style:text-properties fo:font-size="13.00pt" fo:font-weight="normal" fo:font-family="微软雅黑" style:font-family-asian="微软雅黑" style:font-family-complex="微软雅黑" fo:background-color="transparent" fo:color="#004dbb"/>
    </style:style>
    <style:style style:name="T663" style:family="text">
      <style:text-properties fo:font-size="13.00pt" fo:font-weight="normal" fo:font-family="微软雅黑" style:font-family-asian="微软雅黑" style:font-family-complex="微软雅黑" fo:background-color="transparent" fo:color="#ff0000"/>
    </style:style>
    <style:style style:name="T664" style:family="text">
      <style:text-properties fo:font-size="13.00pt" fo:font-weight="normal" fo:font-family="微软雅黑" style:font-family-asian="微软雅黑" style:font-family-complex="微软雅黑" fo:background-color="transparent" fo:color="#292934"/>
    </style:style>
    <style:style style:name="T665" style:family="text">
      <style:text-properties fo:font-size="14.00pt" fo:font-weight="normal" fo:font-family="宋体" style:font-family-asian="宋体" style:font-family-complex="宋体" fo:background-color="#0000ff" fo:color="#ffffff"/>
    </style:style>
    <style:style style:name="T666" style:family="text">
      <style:text-properties fo:font-size="15.00pt" fo:font-weight="normal" fo:font-family="宋体" style:font-family-asian="宋体" style:font-family-complex="宋体" fo:background-color="#ffffff" fo:color="#292934"/>
    </style:style>
    <style:style style:name="T667" style:family="text">
      <style:text-properties fo:font-size="15.00pt" fo:font-weight="normal" fo:font-family="Arial" style:font-family-asian="Arial" style:font-family-complex="Arial" fo:background-color="#ffffff" fo:color="#292934"/>
    </style:style>
    <style:style style:name="T668" style:family="text">
      <style:text-properties fo:font-size="15.00pt" fo:font-weight="normal" fo:font-family="宋体" style:font-family-asian="宋体" style:font-family-complex="宋体" fo:background-color="#ffffff" fo:color="#292934"/>
    </style:style>
    <style:style style:name="T669" style:family="text">
      <style:text-properties fo:font-size="15.00pt" fo:font-weight="normal" fo:font-family="Arial" style:font-family-asian="Arial" style:font-family-complex="Arial" fo:background-color="#ffffff" fo:color="#292934"/>
    </style:style>
    <style:style style:name="T670" style:family="text">
      <style:text-properties fo:font-size="15.00pt" fo:font-weight="normal" fo:font-family="宋体" style:font-family-asian="宋体" style:font-family-complex="宋体" fo:background-color="#ffffff" fo:color="#292934"/>
    </style:style>
    <style:style style:name="T671" style:family="text">
      <style:text-properties fo:font-size="15.00pt" fo:font-weight="normal" fo:font-family="宋体" style:font-family-asian="宋体" style:font-family-complex="宋体" fo:background-color="transparent" fo:color="#292934"/>
    </style:style>
    <style:style style:name="T672" style:family="text">
      <style:text-properties fo:font-size="15.00pt" fo:font-weight="normal" fo:font-family="Arial" style:font-family-asian="Arial" style:font-family-complex="Arial" fo:background-color="transparent" fo:color="#292934"/>
    </style:style>
    <style:style style:name="T673" style:family="text">
      <style:text-properties fo:font-size="15.00pt" fo:font-weight="normal" fo:font-family="宋体" style:font-family-asian="宋体" style:font-family-complex="宋体" fo:background-color="transparent" fo:color="#292934"/>
    </style:style>
    <style:style style:name="T674" style:family="text">
      <style:text-properties fo:font-size="15.00pt" fo:font-weight="normal" fo:font-family="Arial" style:font-family-asian="Arial" style:font-family-complex="Arial" fo:background-color="transparent" fo:color="#292934"/>
    </style:style>
    <style:style style:name="T675" style:family="text">
      <style:text-properties fo:font-size="15.00pt" fo:font-weight="normal" fo:font-family="宋体" style:font-family-asian="宋体" style:font-family-complex="宋体" fo:background-color="transparent" fo:color="#292934"/>
    </style:style>
    <style:style style:name="T676" style:family="text">
      <style:text-properties fo:font-size="15.00pt" fo:font-weight="normal" fo:font-family="Arial" style:font-family-asian="Arial" style:font-family-complex="Arial" fo:background-color="transparent" fo:color="#292934"/>
    </style:style>
    <style:style style:name="T677" style:family="text">
      <style:text-properties fo:font-size="15.00pt" fo:font-weight="normal" fo:font-family="宋体" style:font-family-asian="宋体" style:font-family-complex="宋体" fo:background-color="transparent" fo:color="#292934"/>
    </style:style>
    <style:style style:name="T678" style:family="text">
      <style:text-properties fo:font-size="15.00pt" fo:font-weight="normal" fo:font-family="Arial" style:font-family-asian="Arial" style:font-family-complex="Arial" fo:background-color="transparent" fo:color="#292934"/>
    </style:style>
    <style:style style:name="T679" style:family="text">
      <style:text-properties fo:font-size="15.00pt" fo:font-weight="normal" fo:font-family="宋体" style:font-family-asian="宋体" style:font-family-complex="宋体" fo:background-color="transparent" fo:color="#292934"/>
    </style:style>
    <style:style style:name="T680" style:family="text">
      <style:text-properties fo:font-size="15.00pt" fo:font-weight="normal" fo:font-family="Arial" style:font-family-asian="Arial" style:font-family-complex="Arial" fo:background-color="transparent" fo:color="#292934"/>
    </style:style>
    <style:style style:name="T681" style:family="text">
      <style:text-properties fo:font-size="15.00pt" fo:font-weight="normal" fo:font-family="宋体" style:font-family-asian="宋体" style:font-family-complex="宋体" fo:background-color="transparent" fo:color="#292934"/>
    </style:style>
    <style:style style:name="T682" style:family="text">
      <style:text-properties fo:font-size="15.00pt" fo:font-weight="normal" fo:font-family="Arial" style:font-family-asian="Arial" style:font-family-complex="Arial" fo:background-color="transparent" fo:color="#292934"/>
    </style:style>
    <style:style style:name="T683" style:family="text">
      <style:text-properties fo:font-size="15.00pt" fo:font-weight="normal" fo:font-family="宋体" style:font-family-asian="宋体" style:font-family-complex="宋体" fo:background-color="transparent" fo:color="#292934"/>
    </style:style>
    <style:style style:name="T684" style:family="text">
      <style:text-properties fo:font-size="15.00pt" fo:font-weight="normal" fo:font-family="Arial" style:font-family-asian="Arial" style:font-family-complex="Arial" fo:background-color="transparent" fo:color="#292934"/>
    </style:style>
    <style:style style:name="T685" style:family="text">
      <style:text-properties fo:font-size="15.00pt" fo:font-weight="normal" fo:font-family="宋体" style:font-family-asian="宋体" style:font-family-complex="宋体" fo:background-color="transparent" fo:color="#292934"/>
    </style:style>
    <style:style style:name="T686" style:family="text">
      <style:text-properties fo:font-size="15.00pt" fo:font-weight="normal" fo:font-family="Arial" style:font-family-asian="Arial" style:font-family-complex="Arial" fo:background-color="transparent" fo:color="#292934"/>
    </style:style>
    <style:style style:name="T687" style:family="text">
      <style:text-properties fo:font-size="15.00pt" fo:font-weight="normal" fo:font-family="宋体" style:font-family-asian="宋体" style:font-family-complex="宋体" fo:background-color="transparent" fo:color="#292934"/>
    </style:style>
    <style:style style:name="T688" style:family="text">
      <style:text-properties fo:font-size="15.00pt" fo:font-weight="normal" fo:font-family="Arial" style:font-family-asian="Arial" style:font-family-complex="Arial" fo:background-color="transparent" fo:color="#292934"/>
    </style:style>
    <style:style style:name="T689" style:family="text">
      <style:text-properties fo:font-size="15.00pt" fo:font-weight="normal" fo:font-family="宋体" style:font-family-asian="宋体" style:font-family-complex="宋体" fo:background-color="transparent" fo:color="#292934"/>
    </style:style>
    <style:style style:name="T690" style:family="text">
      <style:text-properties fo:font-size="15.00pt" fo:font-weight="normal" fo:font-family="Arial" style:font-family-asian="Arial" style:font-family-complex="Arial" fo:background-color="transparent" fo:color="#292934"/>
    </style:style>
    <style:style style:name="T691" style:family="text">
      <style:text-properties fo:font-size="15.00pt" fo:font-weight="normal" fo:font-family="宋体" style:font-family-asian="宋体" style:font-family-complex="宋体" fo:background-color="transparent" fo:color="#292934"/>
    </style:style>
    <style:style style:name="T692" style:family="text">
      <style:text-properties fo:font-size="15.00pt" fo:font-weight="normal" fo:font-family="Arial" style:font-family-asian="Arial" style:font-family-complex="Arial" fo:background-color="transparent" fo:color="#292934"/>
    </style:style>
    <style:style style:name="T693" style:family="text">
      <style:text-properties fo:font-size="15.00pt" fo:font-weight="normal" fo:font-family="宋体" style:font-family-asian="宋体" style:font-family-complex="宋体" fo:background-color="transparent" fo:color="#292934"/>
    </style:style>
    <style:style style:name="T694" style:family="text">
      <style:text-properties fo:font-size="15.00pt" fo:font-weight="normal" fo:font-family="Arial" style:font-family-asian="Arial" style:font-family-complex="Arial" fo:background-color="transparent" fo:color="#292934"/>
    </style:style>
    <style:style style:name="T695" style:family="text">
      <style:text-properties fo:font-size="15.00pt" fo:font-weight="normal" fo:font-family="宋体" style:font-family-asian="宋体" style:font-family-complex="宋体" fo:background-color="transparent" fo:color="#292934"/>
    </style:style>
    <style:style style:name="T696" style:family="text">
      <style:text-properties fo:font-size="15.00pt" fo:font-weight="normal" fo:font-family="Arial" style:font-family-asian="Arial" style:font-family-complex="Arial" fo:background-color="transparent" fo:color="#292934"/>
    </style:style>
    <style:style style:name="T697" style:family="text">
      <style:text-properties fo:font-size="15.00pt" fo:font-weight="normal" fo:font-family="宋体" style:font-family-asian="宋体" style:font-family-complex="宋体" fo:background-color="transparent" fo:color="#292934"/>
    </style:style>
    <style:style style:name="T698" style:family="text">
      <style:text-properties fo:font-size="15.00pt" fo:font-weight="normal" fo:font-family="Arial" style:font-family-asian="Arial" style:font-family-complex="Arial" fo:background-color="transparent" fo:color="#292934"/>
    </style:style>
    <style:style style:name="T699" style:family="text">
      <style:text-properties fo:font-size="15.00pt" fo:font-weight="normal" fo:font-family="宋体" style:font-family-asian="宋体" style:font-family-complex="宋体" fo:background-color="transparent" fo:color="#292934"/>
    </style:style>
    <style:style style:name="T700" style:family="text">
      <style:text-properties fo:font-size="15.00pt" fo:font-weight="normal" fo:font-family="Arial" style:font-family-asian="Arial" style:font-family-complex="Arial" fo:background-color="transparent" fo:color="#292934"/>
    </style:style>
    <style:style style:name="T701" style:family="text">
      <style:text-properties fo:font-size="15.00pt" fo:font-weight="normal" fo:font-family="宋体" style:font-family-asian="宋体" style:font-family-complex="宋体" fo:background-color="transparent" fo:color="#292934"/>
    </style:style>
    <style:style style:name="T702" style:family="text">
      <style:text-properties fo:font-size="15.00pt" fo:font-weight="normal" fo:font-family="Arial" style:font-family-asian="Arial" style:font-family-complex="Arial" fo:background-color="transparent" fo:color="#292934"/>
    </style:style>
    <style:style style:name="T703" style:family="text">
      <style:text-properties fo:font-size="15.00pt" fo:font-weight="normal" fo:font-family="宋体" style:font-family-asian="宋体" style:font-family-complex="宋体" fo:background-color="transparent" fo:color="#292934"/>
    </style:style>
    <style:style style:name="T704" style:family="text">
      <style:text-properties fo:font-size="11.00pt" fo:font-weight="normal" fo:font-family="宋体" style:font-family-asian="宋体" style:font-family-complex="宋体" fo:background-color="transparent" style:use-window-font-color="true"/>
    </style:style>
    <style:style style:name="T705" style:family="text">
      <style:text-properties fo:font-size="15.00pt" fo:font-weight="normal" fo:font-family="宋体" style:font-family-asian="宋体" style:font-family-complex="宋体" fo:background-color="transparent" fo:color="#0070c0"/>
    </style:style>
    <style:style style:name="T706" style:family="text">
      <style:text-properties fo:font-size="15.00pt" fo:font-weight="normal" fo:font-family="宋体" style:font-family-asian="宋体" style:font-family-complex="宋体" fo:background-color="transparent" fo:color="#292934"/>
    </style:style>
    <style:style style:name="T707" style:family="text">
      <style:text-properties fo:font-size="15.00pt" fo:font-weight="normal" fo:font-family="Arial" style:font-family-asian="Arial" style:font-family-complex="Arial" fo:background-color="transparent" fo:color="#292934"/>
    </style:style>
    <style:style style:name="T708" style:family="text">
      <style:text-properties fo:font-size="15.00pt" fo:font-weight="normal" fo:font-family="宋体" style:font-family-asian="宋体" style:font-family-complex="宋体" fo:background-color="transparent" fo:color="#292934"/>
    </style:style>
    <style:style style:name="T709" style:family="text">
      <style:text-properties fo:font-size="15.00pt" fo:font-weight="normal" fo:font-family="文泉驿点阵正黑" style:font-family-asian="文泉驿点阵正黑" style:font-family-complex="文泉驿点阵正黑" fo:background-color="transparent" fo:color="#292934"/>
    </style:style>
    <style:style style:name="T710" style:family="text">
      <style:text-properties fo:font-size="15.00pt" fo:font-weight="normal" fo:font-family="宋体" style:font-family-asian="宋体" style:font-family-complex="宋体" fo:background-color="transparent" fo:color="#292934"/>
    </style:style>
    <style:style style:name="T711" style:family="text">
      <style:text-properties fo:font-size="13.00pt" fo:font-weight="normal" fo:font-family="Arial" style:font-family-asian="Arial" style:font-family-complex="Arial" fo:background-color="#ffcc00" fo:color="#292934"/>
    </style:style>
    <style:style style:name="T712" style:family="text">
      <style:text-properties fo:font-size="13.00pt" fo:font-weight="normal" fo:font-family="宋体" style:font-family-asian="宋体" style:font-family-complex="宋体" fo:background-color="#ffcc00" fo:color="#292934"/>
    </style:style>
    <style:style style:name="T713" style:family="text">
      <style:text-properties fo:font-size="13.00pt" fo:font-weight="normal" fo:font-family="文泉驿点阵正黑" style:font-family-asian="文泉驿点阵正黑" style:font-family-complex="文泉驿点阵正黑" fo:background-color="#ffcc00" fo:color="#292934"/>
    </style:style>
    <style:style style:name="T714" style:family="text">
      <style:text-properties fo:font-size="13.00pt" fo:font-weight="normal" fo:font-family="Arial" style:font-family-asian="Arial" style:font-family-complex="Arial" fo:background-color="#ffcc00" fo:color="#292934"/>
    </style:style>
    <style:style style:name="T715" style:family="text">
      <style:text-properties fo:font-size="13.00pt" fo:font-weight="normal" fo:font-family="宋体" style:font-family-asian="宋体" style:font-family-complex="宋体" fo:background-color="#ffcc00" fo:color="#292934"/>
    </style:style>
    <style:style style:name="T716" style:family="text">
      <style:text-properties fo:font-size="13.00pt" fo:font-weight="normal" fo:font-family="'Lohit Devanagari'" style:font-family-asian="'Lohit Devanagari'" style:font-family-complex="'Lohit Devanagari'" fo:background-color="#ffcc00" fo:color="#292934"/>
    </style:style>
    <style:style style:name="T717" style:family="text">
      <style:text-properties fo:font-size="13.00pt" fo:font-weight="normal" fo:font-family="Arial" style:font-family-asian="Arial" style:font-family-complex="Arial" fo:background-color="#ffcc00" fo:color="#292934"/>
    </style:style>
    <style:style style:name="T718" style:family="text">
      <style:text-properties fo:font-size="13.00pt" fo:font-weight="normal" fo:font-family="'Lohit Devanagari'" style:font-family-asian="'Lohit Devanagari'" style:font-family-complex="'Lohit Devanagari'" fo:background-color="#ffcc00" fo:color="#292934"/>
    </style:style>
    <style:style style:name="T719" style:family="text">
      <style:text-properties fo:font-size="11.00pt" fo:font-weight="normal" fo:font-family="宋体" style:font-family-asian="宋体" style:font-family-complex="宋体" fo:background-color="transparent" style:use-window-font-color="true"/>
    </style:style>
    <style:style style:name="T720" style:family="text">
      <style:text-properties fo:font-size="15.00pt" fo:font-weight="normal" fo:font-family="宋体" style:font-family-asian="宋体" style:font-family-complex="宋体" fo:background-color="#ffcc00" fo:color="#292934"/>
    </style:style>
    <style:style style:name="T721" style:family="text">
      <style:text-properties fo:font-size="15.00pt" fo:font-weight="normal" fo:font-family="文泉驿点阵正黑" style:font-family-asian="文泉驿点阵正黑" style:font-family-complex="文泉驿点阵正黑" fo:background-color="#ffcc00" fo:color="#292934"/>
    </style:style>
    <style:style style:name="T722" style:family="text">
      <style:text-properties fo:font-size="11.00pt" fo:font-weight="normal" fo:font-family="宋体" style:font-family-asian="宋体" style:font-family-complex="宋体" fo:background-color="transparent" style:use-window-font-color="true"/>
    </style:style>
    <style:style style:name="T723" style:family="text">
      <style:text-properties fo:font-size="11.00pt" fo:font-weight="normal" fo:font-family="宋体" style:font-family-asian="宋体" style:font-family-complex="宋体" fo:background-color="transparent" fo:color="#ff0000"/>
    </style:style>
    <style:style style:name="T724" style:family="text">
      <style:text-properties fo:font-size="14.00pt" fo:font-weight="normal" fo:font-family="宋体" style:font-family-asian="宋体" style:font-family-complex="宋体" fo:background-color="transparent" fo:color="#ff0000"/>
    </style:style>
    <style:style style:name="T725" style:family="text">
      <style:text-properties fo:font-size="11.00pt" fo:font-weight="normal" fo:font-family="宋体" style:font-family-asian="宋体" style:font-family-complex="宋体" fo:background-color="transparent" fo:color="#ff0000"/>
    </style:style>
    <style:style style:name="T726" style:family="text">
      <style:text-properties fo:font-size="11.00pt" fo:font-weight="normal" fo:font-family="宋体" style:font-family-asian="宋体" style:font-family-complex="宋体" fo:background-color="transparent" style:use-window-font-color="true"/>
    </style:style>
    <style:style style:name="T727" style:family="text">
      <style:text-properties fo:font-size="11.00pt" fo:font-weight="normal" fo:font-family="宋体" style:font-family-asian="宋体" style:font-family-complex="宋体" fo:background-color="transparent" fo:color="#004dbb"/>
    </style:style>
    <style:style style:name="T728" style:family="text">
      <style:text-properties fo:font-size="11.00pt" fo:font-weight="normal" fo:font-family="宋体" style:font-family-asian="宋体" style:font-family-complex="宋体" fo:background-color="transparent" style:use-window-font-color="true"/>
    </style:style>
    <style:style style:name="T729" style:family="text">
      <style:text-properties fo:font-size="20.00pt" fo:font-weight="normal" fo:font-family="宋体" style:font-family-asian="宋体" style:font-family-complex="宋体" fo:background-color="transparent" fo:color="#ff0000"/>
    </style:style>
    <style:style style:name="T730" style:family="text">
      <style:text-properties fo:font-size="11.00pt" fo:font-weight="normal" fo:font-family="黑体" style:font-family-asian="黑体" style:font-family-complex="黑体" fo:background-color="transparent" style:use-window-font-color="true"/>
    </style:style>
    <style:style style:name="T731" style:family="text">
      <style:text-properties fo:font-size="11.00pt" fo:font-weight="normal" fo:font-family="宋体" style:font-family-asian="宋体" style:font-family-complex="宋体" fo:background-color="transparent" style:use-window-font-color="true"/>
    </style:style>
    <style:style style:name="T732" style:family="text">
      <style:text-properties fo:font-size="15.00pt" fo:font-weight="normal" fo:font-family="Arial" style:font-family-asian="Arial" style:font-family-complex="Arial" fo:background-color="#ffffff" fo:color="#0070c0"/>
    </style:style>
    <style:style style:name="T733" style:family="text">
      <style:text-properties fo:font-size="15.00pt" fo:font-weight="normal" fo:font-family="宋体" style:font-family-asian="宋体" style:font-family-complex="宋体" fo:background-color="#ffffff" fo:color="#0070c0"/>
    </style:style>
    <style:style style:name="T734" style:family="text">
      <style:text-properties fo:font-size="15.00pt" fo:font-weight="normal" fo:font-family="Arial" style:font-family-asian="Arial" style:font-family-complex="Arial" fo:background-color="#ffffff" fo:color="#0070c0"/>
    </style:style>
    <style:style style:name="T735" style:family="text">
      <style:text-properties fo:font-size="15.00pt" fo:font-weight="normal" fo:font-family="宋体" style:font-family-asian="宋体" style:font-family-complex="宋体" fo:background-color="#ffffff" fo:color="#0070c0"/>
    </style:style>
    <style:style style:name="T736" style:family="text">
      <style:text-properties fo:font-size="15.00pt" fo:font-weight="normal" fo:font-family="宋体" style:font-family-asian="宋体" style:font-family-complex="宋体" fo:background-color="transparent" fo:color="#292934"/>
    </style:style>
    <style:style style:name="T737" style:family="text">
      <style:text-properties fo:font-size="15.00pt" fo:font-weight="normal" fo:font-family="Arial" style:font-family-asian="Arial" style:font-family-complex="Arial" fo:background-color="transparent" fo:color="#292934"/>
    </style:style>
    <style:style style:name="T738" style:family="text">
      <style:text-properties fo:font-size="15.00pt" fo:font-weight="normal" fo:font-family="宋体" style:font-family-asian="宋体" style:font-family-complex="宋体" fo:background-color="transparent" fo:color="#292934"/>
    </style:style>
    <style:style style:name="T739" style:family="text">
      <style:text-properties fo:font-size="15.00pt" fo:font-weight="normal" fo:font-family="Arial" style:font-family-asian="Arial" style:font-family-complex="Arial" fo:background-color="transparent" fo:color="#292934"/>
    </style:style>
    <style:style style:name="T740" style:family="text">
      <style:text-properties fo:font-size="15.00pt" fo:font-weight="normal" fo:font-family="宋体" style:font-family-asian="宋体" style:font-family-complex="宋体" fo:background-color="transparent" fo:color="#292934"/>
    </style:style>
    <style:style style:name="T741" style:family="text">
      <style:text-properties fo:font-size="15.00pt" fo:font-weight="normal" fo:font-family="Arial" style:font-family-asian="Arial" style:font-family-complex="Arial" fo:background-color="transparent" fo:color="#292934"/>
    </style:style>
    <style:style style:name="T742" style:family="text">
      <style:text-properties fo:font-size="15.00pt" fo:font-weight="normal" fo:font-family="宋体" style:font-family-asian="宋体" style:font-family-complex="宋体" fo:background-color="transparent" fo:color="#292934"/>
    </style:style>
    <style:style style:name="T743" style:family="text">
      <style:text-properties fo:font-size="15.00pt" fo:font-weight="normal" fo:font-family="Arial" style:font-family-asian="Arial" style:font-family-complex="Arial" fo:background-color="transparent" fo:color="#292934"/>
    </style:style>
    <style:style style:name="T744" style:family="text">
      <style:text-properties fo:font-size="15.00pt" fo:font-weight="normal" fo:font-family="宋体" style:font-family-asian="宋体" style:font-family-complex="宋体" fo:background-color="transparent" fo:color="#292934"/>
    </style:style>
    <style:style style:name="T745" style:family="text">
      <style:text-properties fo:font-size="15.00pt" fo:font-weight="normal" fo:font-family="Arial" style:font-family-asian="Arial" style:font-family-complex="Arial" fo:background-color="transparent" fo:color="#0070c0"/>
    </style:style>
    <style:style style:name="T746" style:family="text">
      <style:text-properties fo:font-size="15.00pt" fo:font-weight="normal" fo:font-family="宋体" style:font-family-asian="宋体" style:font-family-complex="宋体" fo:background-color="transparent" fo:color="#0070c0"/>
    </style:style>
    <style:style style:name="T747" style:family="text">
      <style:text-properties fo:font-size="15.00pt" fo:font-weight="normal" fo:font-family="宋体" style:font-family-asian="宋体" style:font-family-complex="宋体" fo:background-color="transparent" fo:color="#292934"/>
    </style:style>
    <style:style style:name="T748" style:family="text">
      <style:text-properties fo:font-size="15.00pt" fo:font-weight="normal" fo:font-family="Arial" style:font-family-asian="Arial" style:font-family-complex="Arial" fo:background-color="transparent" fo:color="#292934"/>
    </style:style>
    <style:style style:name="T749" style:family="text">
      <style:text-properties fo:font-size="15.00pt" fo:font-weight="normal" fo:font-family="宋体" style:font-family-asian="宋体" style:font-family-complex="宋体" fo:background-color="transparent" fo:color="#292934"/>
    </style:style>
    <style:style style:name="T750" style:family="text">
      <style:text-properties fo:font-size="15.00pt" fo:font-weight="normal" fo:font-family="Arial" style:font-family-asian="Arial" style:font-family-complex="Arial" fo:background-color="transparent" fo:color="#292934"/>
    </style:style>
    <style:style style:name="T751" style:family="text">
      <style:text-properties fo:font-size="15.00pt" fo:font-weight="normal" fo:font-family="宋体" style:font-family-asian="宋体" style:font-family-complex="宋体" fo:background-color="transparent" fo:color="#292934"/>
    </style:style>
    <style:style style:name="T752" style:family="text">
      <style:text-properties fo:font-size="15.00pt" fo:font-weight="normal" fo:font-family="Arial" style:font-family-asian="Arial" style:font-family-complex="Arial" fo:background-color="transparent" fo:color="#292934"/>
    </style:style>
    <style:style style:name="T753" style:family="text">
      <style:text-properties fo:font-size="15.00pt" fo:font-weight="normal" fo:font-family="宋体" style:font-family-asian="宋体" style:font-family-complex="宋体" fo:background-color="transparent" fo:color="#292934"/>
    </style:style>
    <style:style style:name="T754" style:family="text">
      <style:text-properties fo:font-size="15.00pt" fo:font-weight="normal" fo:font-family="Arial" style:font-family-asian="Arial" style:font-family-complex="Arial" fo:background-color="transparent" fo:color="#292934"/>
    </style:style>
    <style:style style:name="T755" style:family="text">
      <style:text-properties fo:font-size="11.00pt" fo:font-weight="normal" fo:font-family="宋体" style:font-family-asian="宋体" style:font-family-complex="宋体" fo:background-color="transparent" style:use-window-font-color="true"/>
    </style:style>
    <style:style style:name="T756" style:family="text">
      <style:text-properties fo:font-size="15.00pt" fo:font-weight="normal" fo:font-family="'Liberation Serif'" style:font-family-asian="'Liberation Serif'" style:font-family-complex="'Liberation Serif'" fo:background-color="#ffffff"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tab-stops>
          <style:tab-stop style:position="172.50pt"/>
        </style:tab-stops>
      </style:paragraph-properties>
    </style:style>
    <style:style style:name="P4" style:family="paragraph">
      <style:paragraph-properties fo:line-height="100.00%" fo:text-align="left" fo:margin-top="14.15pt">
        <style:tab-stops>
          <style:tab-stop style:position="172.50pt"/>
        </style:tab-stops>
      </style:paragraph-properties>
    </style:style>
    <style:style style:name="P5" style:family="paragraph">
      <style:paragraph-properties fo:line-height="100.00%" fo:text-align="left" fo:margin-top="4.00pt"/>
    </style:style>
    <style:style style:name="P6" style:family="paragraph">
      <style:paragraph-properties fo:line-height="100.00%" fo:text-align="left" fo:margin-top="5.60pt"/>
    </style:style>
    <style:style style:name="P7" style:family="paragraph">
      <style:paragraph-properties fo:line-height="100.00%" fo:text-align="left" fo:margin-top="4.00pt"/>
    </style:style>
    <style:style style:name="P8" style:family="paragraph">
      <style:paragraph-properties fo:line-height="100.00%" fo:text-align="left" fo:margin-top="14.15pt">
        <style:tab-stops>
          <style:tab-stop style:position="172.50pt"/>
        </style:tab-stops>
      </style:paragraph-properties>
    </style:style>
    <style:style style:name="P9" style:family="paragraph">
      <style:paragraph-properties fo:line-height="100.00%" fo:text-align="left" fo:margin-top="4.00pt"/>
    </style:style>
    <style:style style:name="P10" style:family="paragraph">
      <style:paragraph-properties fo:line-height="100.00%" fo:text-align="left" fo:margin-top="5.60pt"/>
    </style:style>
    <style:style style:name="P11" style:family="paragraph">
      <style:paragraph-properties fo:line-height="100.00%" fo:text-align="left" fo:margin-top="4.00pt"/>
    </style:style>
    <style:style style:name="P12" style:family="paragraph">
      <style:paragraph-properties fo:line-height="100.00%" fo:text-align="left" fo:margin-top="5.60pt"/>
    </style:style>
    <style:style style:name="P13" style:family="paragraph">
      <style:paragraph-properties fo:line-height="100.00%" fo:text-align="left" fo:margin-top="4.00pt"/>
    </style:style>
    <style:style style:name="P14" style:family="paragraph">
      <style:paragraph-properties fo:line-height="100.00%" fo:text-align="left" fo:margin-top="14.15pt">
        <style:tab-stops>
          <style:tab-stop style:position="172.50pt"/>
        </style:tab-stops>
      </style:paragraph-properties>
    </style:style>
    <style:style style:name="P15" style:family="paragraph">
      <style:paragraph-properties fo:line-height="100.00%" fo:text-align="left" fo:margin-top="4.00pt"/>
    </style:style>
    <style:style style:name="P16" style:family="paragraph">
      <style:paragraph-properties fo:line-height="100.00%" fo:text-align="left" fo:margin-top="5.60pt"/>
    </style:style>
    <style:style style:name="P17" style:family="paragraph">
      <style:paragraph-properties fo:line-height="100.00%" fo:text-align="left" fo:margin-top="4.80pt"/>
    </style:style>
    <style:style style:name="P18" style:family="paragraph">
      <style:paragraph-properties fo:line-height="100.00%" fo:text-align="left" fo:margin-top="4.80pt">
        <style:tab-stops>
          <style:tab-stop style:position="172.50pt"/>
        </style:tab-stops>
      </style:paragraph-properties>
    </style:style>
    <style:style style:name="P19" style:family="paragraph">
      <style:paragraph-properties fo:line-height="100.00%" fo:text-align="left" fo:margin-top="14.15pt">
        <style:tab-stops>
          <style:tab-stop style:position="172.50pt"/>
        </style:tab-stops>
      </style:paragraph-properties>
    </style:style>
    <style:style style:name="P20" style:family="paragraph">
      <style:paragraph-properties fo:line-height="100.00%" fo:text-align="left" fo:margin-top="5.60pt"/>
    </style:style>
    <style:style style:name="P21" style:family="paragraph">
      <style:paragraph-properties fo:line-height="100.00%" fo:text-align="left" fo:margin-top="4.00pt"/>
    </style:style>
    <style:style style:name="P22" style:family="paragraph">
      <style:paragraph-properties fo:line-height="100.00%" fo:text-align="left" fo:margin-top="14.15pt">
        <style:tab-stops>
          <style:tab-stop style:position="172.50pt"/>
        </style:tab-stops>
      </style:paragraph-properties>
    </style:style>
    <style:style style:name="P23" style:family="paragraph">
      <style:paragraph-properties fo:line-height="100.00%" fo:text-align="left" fo:margin-top="4.80pt"/>
    </style:style>
    <style:style style:name="P24" style:family="paragraph">
      <style:paragraph-properties fo:line-height="100.00%" fo:text-align="left" fo:margin-top="4.00pt"/>
    </style:style>
    <style:style style:name="P25" style:family="paragraph">
      <style:paragraph-properties fo:line-height="100.00%" fo:text-align="left" fo:margin-top="4.80pt"/>
    </style:style>
    <style:style style:name="P26" style:family="paragraph">
      <style:paragraph-properties fo:line-height="100.00%" fo:text-align="left" fo:margin-top="4.00pt"/>
    </style:style>
    <style:style style:name="P27" style:family="paragraph">
      <style:paragraph-properties fo:line-height="100.00%" fo:text-align="left" fo:margin-top="4.80pt">
        <style:tab-stops>
          <style:tab-stop style:position="172.50pt"/>
        </style:tab-stops>
      </style:paragraph-properties>
    </style:style>
    <style:style style:name="P28" style:family="paragraph">
      <style:paragraph-properties fo:line-height="100.00%" fo:text-align="left" fo:margin-top="14.15pt">
        <style:tab-stops>
          <style:tab-stop style:position="172.50pt"/>
        </style:tab-stops>
      </style:paragraph-properties>
    </style:style>
    <style:style style:name="P29" style:family="paragraph">
      <style:paragraph-properties fo:line-height="100.00%" fo:text-align="left" fo:margin-top="4.80pt"/>
    </style:style>
    <style:style style:name="P30" style:family="paragraph">
      <style:paragraph-properties fo:line-height="100.00%" fo:text-align="left" fo:margin-top="4.00pt"/>
    </style:style>
    <style:style style:name="P31" style:family="paragraph">
      <style:paragraph-properties fo:line-height="100.00%" fo:text-align="left" fo:margin-top="14.15pt">
        <style:tab-stops>
          <style:tab-stop style:position="172.50pt"/>
        </style:tab-stops>
      </style:paragraph-properties>
    </style:style>
    <style:style style:name="P32" style:family="paragraph">
      <style:paragraph-properties fo:line-height="100.00%" fo:text-align="left" fo:margin-top="4.00pt"/>
    </style:style>
    <style:style style:name="P33" style:family="paragraph">
      <style:paragraph-properties fo:line-height="100.00%" fo:text-align="left" fo:margin-top="5.60pt"/>
    </style:style>
    <style:style style:name="P34" style:family="paragraph">
      <style:paragraph-properties fo:line-height="100.00%" fo:text-align="left" fo:margin-top="4.00pt"/>
    </style:style>
    <style:style style:name="P35" style:family="paragraph">
      <style:paragraph-properties fo:line-height="100.00%" fo:text-align="left" fo:margin-top="3.60pt"/>
    </style:style>
    <style:style style:name="P36" style:family="paragraph">
      <style:paragraph-properties fo:line-height="100.00%" fo:text-align="left" fo:margin-top="4.00pt"/>
    </style:style>
    <style:style style:name="P37" style:family="paragraph">
      <style:paragraph-properties fo:line-height="100.00%" fo:text-align="left">
        <style:tab-stops>
          <style:tab-stop style:position="172.50pt"/>
        </style:tab-stops>
      </style:paragraph-properties>
    </style:style>
  </office:automatic-styles>
  <office:body>
    <office:text>
      <text:p text:style-name="P1"><text:span text:style-name="T1">SQL语句</text:span></text:p>
      <text:p text:style-name="P2"><text:span text:style-name="T2"/></text:p>
      <text:p text:style-name="P2"><text:span text:style-name="T3">一：对数据库的操作</text:span></text:p>
      <text:p text:style-name="P2"><text:span text:style-name="T4"/></text:p>
      <text:p text:style-name="P2"><text:span text:style-name="T5">1.查看所有数据库： show databases;</text:span></text:p>
      <text:p text:style-name="P2"><text:span text:style-name="T6"/></text:p>
      <text:p text:style-name="P2"><text:span text:style-name="T7">2.创建数据库：create database 库名;</text:span></text:p>
      <text:p text:style-name="P2"><text:span text:style-name="T8"/></text:p>
      <text:p text:style-name="P2"><text:span text:style-name="T9">2.1创建指定字符集的数据库： create database 库名 character set utf8;</text:span></text:p>
      <text:p text:style-name="P2"><text:span text:style-name="T10"/></text:p>
      <text:p text:style-name="P2"><text:span text:style-name="T11">3.查看数据库详情：<text:s text:c="2"/>show create database 库名;</text:span></text:p>
      <text:p text:style-name="P2"><text:span text:style-name="T12"/></text:p>
      <text:p text:style-name="P2"><text:span text:style-name="T13">4.删除数据库： drop database 库名;</text:span></text:p>
      <text:p text:style-name="P2"><text:span text:style-name="T14"/></text:p>
      <text:p text:style-name="P2"><text:span text:style-name="T15">5.选中数据库： use 库名;-------对表操作首先要使用数据库</text:span></text:p>
      <text:p text:style-name="P2"><text:span text:style-name="T16"/></text:p>
      <text:p text:style-name="P2"><text:span text:style-name="T17">6.修改字符集：alter database 库名character set utf8;</text:span></text:p>
      <text:p text:style-name="P2"><text:span text:style-name="T18"/></text:p>
      <text:p text:style-name="P2"><text:span text:style-name="T19">1、字典表 dictonary 是否为 总的字典表？如果不是 应该是 dict_xx 来命名特有属性的字典表</text:span><text:span text:style-name="T20"><text:line-break/></text:span><text:span text:style-name="T21">2、会员表可以直接为 member 基础信息表</text:span><text:span text:style-name="T22"><text:line-break/></text:span><text:span text:style-name="T23">3、卡表为 资产表 card 基础信息表</text:span><text:span text:style-name="T24"><text:line-break/></text:span><text:span text:style-name="T25">4、交易记录泛指交易流水 trans_water</text:span><text:span text:style-name="T26"><text:line-break/></text:span><text:span text:style-name="T27">5、注券表 定义是什么？ 如果是 会员资产表 coupon</text:span></text:p>
      <text:p text:style-name="P2"><text:span text:style-name="T28"/></text:p>
      <text:p text:style-name="P2"><text:span text:style-name="T29">从mysql导出数据库表命令：-----密码root<text:s text:c="3"/>导出多个表</text:span></text:p>
      <text:p text:style-name="P2"><draw:frame text:anchor-type="as-char" svg:width="170.13mm" svg:height="8.47mm" style:rel-width="scale" style:rel-height="scale"><draw:object-ole xlink:href="OleObj1"/><draw:image xlink:href="ObjectReplacements/OleObj1"/></draw:frame><text:span text:style-name="T30"/></text:p>
      <text:p text:style-name="P2"><text:span text:style-name="T31">导入sql文件：source 文件路径；</text:span></text:p>
      <text:p text:style-name="P2"><text:span text:style-name="T32">二：对表的操作</text:span></text:p>
      <text:p text:style-name="P2"><text:span text:style-name="T33"/></text:p>
      <text:p text:style-name="P2"><text:span text:style-name="T34">对表属性，字段名，类型的操作 都要用</text:span><text:span text:style-name="T35">alter table 表名</text:span></text:p>
      <text:p text:style-name="P2"><text:span text:style-name="T36"/></text:p>
      <text:p text:style-name="P2"><text:span text:style-name="T37">1.创建表： create table 表名(字段名1<text:s text:c="2"/>字段类型，字段名2<text:s text:c="2"/>字段类型) engine=myisam/innodb charset=utf8;<text:s text:c="20"/></text:span></text:p>
      <text:p text:style-name="P2"><text:span text:style-name="T38"/></text:p>
      <text:p text:style-name="P2"><text:span text:style-name="T39">创建表时至少有一个字段名！！！</text:span></text:p>
      <text:p text:style-name="P2"><text:span text:style-name="T40"/></text:p>
      <text:p text:style-name="P2"><text:span text:style-name="T41">2.查看所有表：show tables;</text:span></text:p>
      <text:p text:style-name="P2"><text:span text:style-name="T42"/></text:p>
      <text:p text:style-name="P2"><text:span text:style-name="T43">3.查看表属性： show create table 表名;</text:span></text:p>
      <text:p text:style-name="P2"><text:span text:style-name="T44"/></text:p>
      <text:p text:style-name="P2"><text:span text:style-name="T45">4.查看表结构： desc 表名;</text:span></text:p>
      <text:p text:style-name="P2"><text:span text:style-name="T46"/></text:p>
      <text:p text:style-name="P2"><text:span text:style-name="T47">5.修改表名： rename table 原名 to 新名;</text:span></text:p>
      <text:p text:style-name="P2"><text:span text:style-name="T48"/></text:p>
      <text:p text:style-name="P2"><text:span text:style-name="T49">6.修改表属性：alter table 表名 engine=myisam/innodb charset=utf8;</text:span></text:p>
      <text:p text:style-name="P2"><text:span text:style-name="T50"/></text:p>
      <text:p text:style-name="P2"><text:span text:style-name="T51">7.添加字段：alter table 表名 add 字段名 字段类型（first / after 字段名);<text:s text:c="8"/>（）不写默认在最后!!</text:span></text:p>
      <text:p text:style-name="P2"><text:span text:style-name="T52"/></text:p>
      <text:p text:style-name="P2"><text:span text:style-name="T53">8.删除表字段：alter table 表名 drop 字段名;</text:span></text:p>
      <text:p text:style-name="P2"><text:span text:style-name="T54"/></text:p>
      <text:p text:style-name="P2"><text:span text:style-name="T55">9.修改字段名和字段类型： alter table 表名 change 原字段名 新字段名 新字段类型；</text:span></text:p>
      <text:p text:style-name="P2"><text:span text:style-name="T56"/></text:p>
      <text:p text:style-name="P2"><text:span text:style-name="T57">10.修改字段类型和位置： alter table 表名 modify 字段名 新字段类型 after 字段名/first;</text:span></text:p>
      <text:p text:style-name="P2"><text:span text:style-name="T58"/></text:p>
      <text:p text:style-name="P2"><text:span text:style-name="T59">11.删除表： drop table 表名；</text:span></text:p>
      <text:p text:style-name="P2"><text:span text:style-name="T60"/></text:p>
      <text:p text:style-name="P2"><text:span text:style-name="T60"/></text:p>
      <text:p text:style-name="P2"><text:span text:style-name="T61">三：表格数据操作<text:s text:c="3"/>增删改查</text:span></text:p>
      <text:p text:style-name="P2"><text:span text:style-name="T62"/></text:p>
      <text:p text:style-name="P2"><text:span text:style-name="T63">1.插入语句：insert into 表名 ()values()</text:span></text:p>
      <text:p text:style-name="P2"><text:span text:style-name="T64">(1).全表插入：insert into 表名 values(值1,值2,值3,);-------------值要与表中的字段顺序数量匹配一致</text:span></text:p>
      <text:p text:style-name="P2"><text:span text:style-name="T65"/></text:p>
      <text:p text:style-name="P2"><text:span text:style-name="T66">(2).指定字段插入：</text:span><text:span text:style-name="T67">insert into 表名 (字段名1，字段名2)values(值1,值2);</text:span></text:p>
      <text:p text:style-name="P2"><text:span text:style-name="T68"/></text:p>
      <text:p text:style-name="P2"><text:span text:style-name="T69">(3).全表批量插入：insert into 表名 values(值1,值2,值3,)，(值1,值2,值3,)，(值1,值2,值3,);</text:span></text:p>
      <text:p text:style-name="P2"><text:span text:style-name="T70"/></text:p>
      <text:p text:style-name="P2"><text:span text:style-name="T71">(4).指定字段批量插入：insert into 表名 (字段名1，字段名2)values(值1,值2),(值1,值2),(值1,值2);</text:span></text:p>
      <text:p text:style-name="P2"><text:span text:style-name="T72"/></text:p>
      <text:p text:style-name="P2"><text:span text:style-name="T72"/></text:p>
      <text:p text:style-name="P2"><text:span text:style-name="T73">2.查询语句：select<text:s text:c="4"/>from 表名</text:span></text:p>
      <text:p text:style-name="P2"><text:span text:style-name="T74"/></text:p>
      <text:p text:style-name="P2"><text:span text:style-name="T75">(1).全查：select<text:s text:c="2"/>*<text:s text:c="2"/>from 表名；</text:span></text:p>
      <text:p text:style-name="P2"><text:span text:style-name="T76"/></text:p>
      <text:p text:style-name="P2"><text:span text:style-name="T77">(2) 指定查询： select<text:s text:c="2"/>字段名1，字段名2<text:s text:c="2"/>from<text:s text:c="2"/>表名；</text:span></text:p>
      <text:p text:style-name="P2"><text:span text:style-name="T78"/></text:p>
      <text:p text:style-name="P2"><text:span text:style-name="T78"/></text:p>
      <text:p text:style-name="P2"><text:span text:style-name="T79">3.修改更新语句： update 表名 set 字段名=值 (where --)</text:span></text:p>
      <text:p text:style-name="P2"><text:span text:style-name="T80"/></text:p>
      <text:p text:style-name="P2"><text:span text:style-name="T81">(1).全表修改： update<text:s text:c="2"/>表名<text:s text:c="2"/>set<text:s text:c="2"/>字段名=值；</text:span></text:p>
      <text:p text:style-name="P2"><text:span text:style-name="T82"/></text:p>
      <text:p text:style-name="P2"><text:span text:style-name="T83">(2).添加条件修改： update 表名 set<text:s text:c="2"/>字段名=值，字段名2=值 where<text:s text:c="2"/>id=1;( where 字段名 is null);</text:span></text:p>
      <text:p text:style-name="P2"><text:span text:style-name="T84"/></text:p>
      <text:p text:style-name="P2"><text:span text:style-name="T84"/></text:p>
      <text:p text:style-name="P2"><text:span text:style-name="T85">4.删除语句：delete from 表名 (where---)</text:span></text:p>
      <text:p text:style-name="P2"><text:span text:style-name="T86"/></text:p>
      <text:p text:style-name="P2"><text:span text:style-name="T87">(1).删除所有指定数据：delete from 表名；</text:span></text:p>
      <text:p text:style-name="P2"><text:span text:style-name="T88"/></text:p>
      <text:p text:style-name="P2"><text:span text:style-name="T89">(2).删除指定数据： delete from 表名 where<text:s text:c="2"/>id=1;( where 字段名 is null);</text:span></text:p>
      <text:p text:style-name="P2"><text:span text:style-name="T90"/></text:p>
      <text:p text:style-name="P2"><text:span text:style-name="T91">乱码问题：show variables like 'character%';</text:span></text:p>
      <text:p text:style-name="P2"><text:span text:style-name="T91"><text:s text:c="17"/>set<text:s text:c="2"/>character_set_server=utf8;</text:span></text:p>
      <text:p text:style-name="P2"><text:span text:style-name="T92"/></text:p>
      <text:p text:style-name="P2"><text:span text:style-name="T93">四：自定义代码块</text:span></text:p>
      <text:p text:style-name="P2"><text:span text:style-name="T94"/></text:p>
      <text:p text:style-name="P2"><text:span text:style-name="T95">五： 主键<text:s text:c="2"/>primary key</text:span></text:p>
      <text:p text:style-name="P2"><text:span text:style-name="T96"/></text:p>
      <text:p text:style-name="P2"><text:span text:style-name="T97">六： 自增<text:s text:c="2"/>auto_increment</text:span></text:p>
      <text:p text:style-name="P2"><text:span text:style-name="T98"/></text:p>
      <text:p text:style-name="P2"><text:span text:style-name="T99">七： 非空<text:s text:c="3"/>not<text:s text:c="2"/>null</text:span></text:p>
      <text:p text:style-name="P2"><text:span text:style-name="T100"/></text:p>
      <text:p text:style-name="P2"><text:span text:style-name="T101">八： 注释<text:s text:c="2"/>comment</text:span></text:p>
      <text:p text:style-name="P2"><text:span text:style-name="T102"/></text:p>
      <text:p text:style-name="P2"><text:span text:style-name="T102"/></text:p>
      <text:p text:style-name="P2"><text:span text:style-name="T103">九： 单引号：给字符串赋值<text:s text:c="3"/></text:span></text:p>
      <text:p text:style-name="P2"><text:span text:style-name="T104"><text:s text:c="8"/>`<text:s text:c="2"/>`：给表名、字段名赋值（可省略）</text:span></text:p>
      <text:p text:style-name="P2"><text:span text:style-name="T105"/></text:p>
      <text:p text:style-name="P2"><text:span text:style-name="T106">十：表的设计： 数据重复--冗余！ 单独做表，id表示。</text:span></text:p>
      <text:p text:style-name="P2"><text:span text:style-name="T107"/></text:p>
      <text:p text:style-name="P2"><text:span text:style-name="T108">十一：事务 ： 数据库的执行单元。</text:span></text:p>
      <text:p text:style-name="P2"><text:span text:style-name="T109"/></text:p>
      <text:p text:style-name="P2"><text:span text:style-name="T110">事务的四大特性：</text:span></text:p>
      <text:p text:style-name="P2"><text:span text:style-name="T111">原子性</text:span></text:p>
      <text:p text:style-name="P2"><text:span text:style-name="T111">一致性</text:span></text:p>
      <text:p text:style-name="P2"><text:span text:style-name="T111">隔离性</text:span></text:p>
      <text:p text:style-name="P2"><text:span text:style-name="T111">持久性</text:span></text:p>
      <text:p text:style-name="P2"><text:span text:style-name="T112">mysql客户端（命令行，终端）事务默认自动提交；</text:span></text:p>
      <text:p text:style-name="P2"><text:span text:style-name="T113"/></text:p>
      <text:p text:style-name="P2"><text:span text:style-name="T114">autocommit=0; 关闭<text:s text:c="2"/>autocommit=1; 开启</text:span></text:p>
      <text:p text:style-name="P2"><text:span text:style-name="T115"/></text:p>
      <text:p text:style-name="P2"><text:span text:style-name="T116">设置事务：</text:span></text:p>
      <text:p text:style-name="P2"><text:span text:style-name="T116">查看命令：show variables like '%autocommit%';</text:span></text:p>
      <text:p text:style-name="P2"><text:span text:style-name="T116">修改命令：set autocommit=0;<text:s text:c="3"/>手动提交</text:span></text:p>
      <text:p text:style-name="P2"><text:span text:style-name="T117"/></text:p>
      <text:p text:style-name="P2"><text:span text:style-name="T118">begin :开启事务功能<text:s text:c="2"/>（可省略）</text:span></text:p>
      <text:p text:style-name="P2"><text:span text:style-name="T119"/></text:p>
      <text:p text:style-name="P2"><text:span text:style-name="T120">sql操作语句，插入、修改等---------在内存中操作</text:span></text:p>
      <text:p text:style-name="P2"><text:span text:style-name="T121"/></text:p>
      <text:p text:style-name="P2"><text:span text:style-name="T122">rollback: 回滚，返回sql语句操作之前---事务中才会发生回滚！！！</text:span></text:p>
      <text:p text:style-name="P2"><text:span text:style-name="T123"/></text:p>
      <text:p text:style-name="P2"><text:span text:style-name="T124">commit：提交事务（提交后才会改变数据库信息）</text:span></text:p>
      <text:p text:style-name="P2"><text:span text:style-name="T125"/></text:p>
      <text:p text:style-name="P2"><text:span text:style-name="T125"/></text:p>
      <text:p text:style-name="P2"><text:span text:style-name="T126">十二：SQL分类：</text:span></text:p>
      <text:p text:style-name="P2"><text:span text:style-name="T127"/></text:p>
      <text:p text:style-name="P2"><text:span text:style-name="T128">（1）DDL：数据定义语言 -------不支持事务</text:span></text:p>
      <text:p text:style-name="P2"><text:span text:style-name="T129"><text:s text:c="18"/>常见命令：create<text:s text:c="2"/>alter<text:s text:c="2"/>drop</text:span></text:p>
      <text:p text:style-name="P2"><text:span text:style-name="T130"/></text:p>
      <text:p text:style-name="P2"><text:span text:style-name="T131">（2）DML：数据操作语言 -------支持事务</text:span></text:p>
      <text:p text:style-name="P2"><text:span text:style-name="T132"><text:tab/><text:tab/>常见命令：insert<text:s text:c="2"/>update<text:s text:c="2"/>delete<text:s text:c="2"/>select(也属于DQL)</text:span></text:p>
      <text:p text:style-name="P2"><text:span text:style-name="T133"/></text:p>
      <text:p text:style-name="P2"><text:span text:style-name="T134">（3）DQL：数据查询语言</text:span></text:p>
      <text:p text:style-name="P2"><text:span text:style-name="T135"><text:s text:c="3"/><text:tab/><text:tab/>常用命令：select</text:span></text:p>
      <text:p text:style-name="P2"><text:span text:style-name="T135"><text:tab/><text:tab/><text:tab/><text:tab/><text:tab/><text:tab/><text:tab/></text:span></text:p>
      <text:p text:style-name="P2"><text:span text:style-name="T136">（4）TCL： 事务控制语言</text:span></text:p>
      <text:p text:style-name="P2"><text:span text:style-name="T137"><text:tab/><text:tab/>常见命令：begin<text:s text:c="2"/>commit<text:s text:c="2"/>rollback<text:tab/></text:span></text:p>
      <text:p text:style-name="P2"><text:span text:style-name="T137"><text:tab/><text:tab/><text:tab/><text:tab/><text:tab/></text:span></text:p>
      <text:p text:style-name="P2"><text:span text:style-name="T138">（5）DCL :<text:s text:c="2"/>数据控制语言</text:span></text:p>
      <text:p text:style-name="P2"><text:span text:style-name="T139"><text:tab/><text:tab/>权限管理</text:span></text:p>
      <text:p text:style-name="P2"><text:span text:style-name="T140"/></text:p>
      <text:p text:style-name="P2"><text:span text:style-name="T140"/></text:p>
      <text:p text:style-name="P2"><text:span text:style-name="T141">十三：数据库的数据类型：</text:span></text:p>
      <text:p text:style-name="P2"><text:span text:style-name="T142"/></text:p>
      <text:p text:style-name="P2"><text:span text:style-name="T143">（1）整数类型</text:span></text:p>
      <text:p text:style-name="P2"><text:span text:style-name="T144"><text:tab/>常用： int（m） bigInt(m)<text:s text:c="2"/>bool(0/1)</text:span></text:p>
      <text:p text:style-name="P2"><text:span text:style-name="T144"><text:s text:c="20"/>m：代表显示的位数 默认11，</text:span></text:p>
      <text:p text:style-name="P2"><text:span text:style-name="T144"><text:s text:c="2"/><text:tab/><text:tab/><text:tab/>意思是当显示的位数不是m值时，在前面补0，前提是必须<text:s text:c="2"/><text:tab/><text:tab/><text:tab/>在字段的声明后面添加zerofill;</text:span></text:p>
      <text:p text:style-name="P2"><text:span text:style-name="T144"><text:tab/><text:tab/><text:tab/>create table t_int(id int(6) zerofill);</text:span></text:p>
      <text:p text:style-name="P2"><text:span text:style-name="T144">个别公司，把m当成数长度，（如果数的位数&gt;m，超过int最大值，则显示int最大值</text:span></text:p>
      <text:p text:style-name="P2"><text:span text:style-name="T145"/></text:p>
      <text:p text:style-name="P2"><text:span text:style-name="T146">（2）浮点数</text:span></text:p>
      <text:p text:style-name="P2"><text:span text:style-name="T147"><text:tab/>float（m,d）：不常用</text:span></text:p>
      <text:p text:style-name="P2"><text:span text:style-name="T147"><text:tab/>double(m,d)：精度高</text:span></text:p>
      <text:p text:style-name="P2"><text:span text:style-name="T147"><text:tab/>decimal(m,d):<text:s text:c="2"/>m最大64 d最大30----一般表示钱</text:span></text:p>
      <text:p text:style-name="P2"><text:span text:style-name="T147"><text:s text:c="7"/><text:tab/><text:tab/>m：代表数的长度</text:span></text:p>
      <text:p text:style-name="P2"><text:span text:style-name="T147"><text:tab/><text:tab/>d：代表小数点后面的长度</text:span></text:p>
      <text:p text:style-name="P2"><text:span text:style-name="T147"><text:tab/>double(5,5)也可以--0.xxxxx;</text:span></text:p>
      <text:p text:style-name="P2"><text:span text:style-name="T147"><text:tab/>小数位多了&gt;d 则四舍五入，小于d则补0；</text:span></text:p>
      <text:p text:style-name="P2"><text:span text:style-name="T147"><text:tab/>整数个数=m-d<text:s text:c="3"/>不能多也不能少。</text:span></text:p>
      <text:p text:style-name="P2"><text:span text:style-name="T148"/></text:p>
      <text:p text:style-name="P2"><text:span text:style-name="T148"/></text:p>
      <text:p text:style-name="P2"><text:span text:style-name="T149">（3）字符串类型</text:span></text:p>
      <text:p text:style-name="P2"><text:span text:style-name="T150"><text:tab/>varchar(m) ： 长度65535<text:s text:c="2"/>255以内建议使用<text:tab/></text:span></text:p>
      <text:p text:style-name="P2"><text:span text:style-name="T150"><text:tab/>----可变长度（n=20 abc 3)</text:span></text:p>
      <text:p text:style-name="P2"><text:span text:style-name="T150"><text:tab/>----节省空间</text:span></text:p>
      <text:p text:style-name="P2"><text:span text:style-name="T150"><text:tab/>char(m) ： 长度255<text:s text:c="2"/></text:span></text:p>
      <text:p text:style-name="P2"><text:span text:style-name="T150"><text:tab/>----固定长度（n=20 abc 20其余空格补齐）</text:span></text:p>
      <text:p text:style-name="P2"><text:span text:style-name="T150"><text:tab/>----执行效率高，占空间</text:span></text:p>
      <text:p text:style-name="P2"><text:span text:style-name="T150"><text:tab/>text(m) ： 长度65535 大于255使用</text:span></text:p>
      <text:p text:style-name="P2"><text:span text:style-name="T151"/></text:p>
      <text:p text:style-name="P2"><text:span text:style-name="T152">（4）时间类型</text:span></text:p>
      <text:p text:style-name="P2"><text:span text:style-name="T153"/></text:p>
      <text:p text:style-name="P2"><text:span text:style-name="T154">data：日期格式<text:s text:c="2"/>‘2018-12-12’</text:span></text:p>
      <text:p text:style-name="P2"><text:span text:style-name="T154">time ：时间格式 '12:12:12'</text:span></text:p>
      <text:p text:style-name="P2"><text:span text:style-name="T154">datetime：日期时间<text:s text:c="2"/>‘2018-12-12 12:12:12’</text:span></text:p>
      <text:p text:style-name="P2"><text:span text:style-name="T154"><text:s text:c="3"/>---------默认值null<text:s text:c="6"/>最大值'9999-12-31'</text:span></text:p>
      <text:p text:style-name="P2"><text:span text:style-name="T154">timestamp ：日期时间 ‘2018-12-12 12:12:12’</text:span></text:p>
      <text:p text:style-name="P2"><text:span text:style-name="T154"><text:s text:c="3"/>------默认值当前时间<text:s text:c="4"/>最大值：2038-1-19</text:span></text:p>
      <text:p text:style-name="P2"><text:span text:style-name="T155">十四： 别名: as</text:span></text:p>
      <text:p text:style-name="P2"><text:span text:style-name="T156"/></text:p>
      <text:p text:style-name="P2"><text:span text:style-name="T157">格式： 字段 as '别名'</text:span></text:p>
      <text:p text:style-name="P2"><text:span text:style-name="T158"/></text:p>
      <text:p text:style-name="P2"><text:span text:style-name="T159">用于字段后，as可以省略。单引号也可以省略！！</text:span></text:p>
      <text:p text:style-name="P2"><text:span text:style-name="T160"/></text:p>
      <text:p text:style-name="P2"><text:span text:style-name="T161">select name as<text:s text:c="2"/>'姓名'<text:s text:c="2"/>from 表名---------终端输出表格 表头name 变姓名</text:span></text:p>
      <text:p text:style-name="P2"><text:span text:style-name="T161">select name as<text:s text:c="2"/>姓名<text:s text:c="2"/>from 表名</text:span></text:p>
      <text:p text:style-name="P2"><text:span text:style-name="T161">select name<text:s text:c="2"/>姓名<text:s text:c="2"/>from 表名</text:span></text:p>
      <text:p text:style-name="P2"><text:span text:style-name="T162"/></text:p>
      <text:p text:style-name="P2"><text:span text:style-name="T162"/></text:p>
      <text:p text:style-name="P2"><text:span text:style-name="T163">十五： 去重: distinct</text:span></text:p>
      <text:p text:style-name="P2"><text:span text:style-name="T164"/></text:p>
      <text:p text:style-name="P2"><text:span text:style-name="T165">格式： distinct 字段<text:s text:c="2"/>--------重复的就会显示一个！</text:span></text:p>
      <text:p text:style-name="P2"><text:span text:style-name="T166"/></text:p>
      <text:p text:style-name="P2"><text:span text:style-name="T167">select distanct<text:s text:c="2"/>price<text:s text:c="2"/>from 表名；-------重复的价格显示一次</text:span></text:p>
      <text:p text:style-name="P2"><text:span text:style-name="T168"/></text:p>
      <text:p text:style-name="P2"><text:span text:style-name="T168"/></text:p>
      <text:p text:style-name="P2"><text:span text:style-name="T169">十六：where 条件查询</text:span></text:p>
      <text:p text:style-name="P2"><text:span text:style-name="T170"/></text:p>
      <text:p text:style-name="P2"><text:span text:style-name="T170"/></text:p>
      <text:p text:style-name="P2"><text:span text:style-name="T171">where<text:s text:c="2"/>字段<text:s text:c="2"/></text:span><text:span text:style-name="T172"><text:s/>=<text:s text:c="2"/>！=（&lt;&gt;） &lt;<text:s text:c="2"/>&gt;<text:s text:c="3"/>&lt;=<text:s text:c="2"/>&gt;=</text:span><text:span text:style-name="T173"><text:s text:c="2"/>值；</text:span></text:p>
      <text:p text:style-name="P2"><text:span text:style-name="T174"/></text:p>
      <text:p text:style-name="P2"><text:span text:style-name="T175">where 字段<text:s text:c="3"/></text:span><text:span text:style-name="T176">is<text:s text:c="2"/>(not)<text:s/></text:span><text:span text:style-name="T177"><text:s/>null(值);</text:span></text:p>
      <text:p text:style-name="P2"><text:span text:style-name="T178"/></text:p>
      <text:p text:style-name="P2"><text:span text:style-name="T179">where<text:s text:c="2"/>字段1=x<text:s text:c="2"/></text:span><text:span text:style-name="T180">and（or）</text:span><text:span text:style-name="T181"><text:s text:c="2"/>字段2=y；</text:span></text:p>
      <text:p text:style-name="P2"><text:span text:style-name="T182"/></text:p>
      <text:p text:style-name="P2"><text:span text:style-name="T183">where<text:s text:c="2"/>字段<text:s/></text:span><text:span text:style-name="T184">（not）in</text:span><text:span text:style-name="T185">（x,y,z,s）-----在xyzs中的；</text:span></text:p>
      <text:p text:style-name="P2"><text:span text:style-name="T186"/></text:p>
      <text:p text:style-name="P2"><text:span text:style-name="T187">where<text:s text:c="3"/>字段<text:s text:c="3"/></text:span><text:span text:style-name="T188">between<text:s text:c="2"/>x<text:s text:c="3"/>and<text:s text:c="2"/>y;</text:span><text:span text:style-name="T189"><text:s text:c="2"/>----在xy之间；</text:span></text:p>
      <text:p text:style-name="P2"><text:span text:style-name="T190"/></text:p>
      <text:p text:style-name="P2"><text:span text:style-name="T191">where<text:s text:c="3"/>字段<text:s text:c="2"/></text:span><text:span text:style-name="T192">like</text:span><text:span text:style-name="T193"><text:s text:c="3"/>'%a%'('%a'<text:s text:c="4"/>'b%'<text:s text:c="2"/>'_c_'......);</text:span></text:p>
      <text:p text:style-name="P2"><text:span text:style-name="T194"/></text:p>
      <text:p text:style-name="P2"><text:span text:style-name="T195">%：替代一个或多个字符；</text:span></text:p>
      <text:p text:style-name="P2"><text:span text:style-name="T195">_ ：替代一个字符；</text:span></text:p>
      <text:p text:style-name="P2"><text:span text:style-name="T196"/></text:p>
      <text:p text:style-name="P2"><text:span text:style-name="T196"/></text:p>
      <text:p text:style-name="P2"><text:span text:style-name="T196"/></text:p>
      <text:p text:style-name="P2"><text:span text:style-name="T196"/></text:p>
      <text:p text:style-name="P2"><text:span text:style-name="T196"/></text:p>
      <text:p text:style-name="P2"><text:span text:style-name="T196"/></text:p>
      <text:p text:style-name="P2"><text:span text:style-name="T197">十七：order by排序</text:span></text:p>
      <text:p text:style-name="P2"><text:span text:style-name="T198"/></text:p>
      <text:p text:style-name="P2"><text:span text:style-name="T199">by后面添加排序规则，如果有where ,用在where之后； 不写asc desc默认升序;</text:span></text:p>
      <text:p text:style-name="P2"><text:span text:style-name="T200"/></text:p>
      <text:p text:style-name="P2"><text:span text:style-name="T201">字段 asc：升序<text:s text:c="4"/></text:span></text:p>
      <text:p text:style-name="P2"><text:span text:style-name="T202"/></text:p>
      <text:p text:style-name="P2"><text:span text:style-name="T203">字段 desc：降序</text:span></text:p>
      <text:p text:style-name="P2"><text:span text:style-name="T204"/></text:p>
      <text:p text:style-name="P2"><text:span text:style-name="T205">多字段排序： 会先按照第一个字段排序，如果第一个字段有值相同，则再通过第二个字段进行排序。</text:span></text:p>
      <text:p text:style-name="P2"><text:span text:style-name="T206"/></text:p>
      <text:p text:style-name="P2"><text:span text:style-name="T207">select ---from 表名 order by<text:s text:c="2"/>字段1（asc/desc）,字段2（asc/desc）;</text:span></text:p>
      <text:p text:style-name="P2"><text:span text:style-name="T208"/></text:p>
      <text:p text:style-name="P2"><text:span text:style-name="T208"/></text:p>
      <text:p text:style-name="P2"><text:span text:style-name="T209">十八：limit 子句----分页语句---写在order by 之后</text:span></text:p>
      <text:p text:style-name="P2"><text:span text:style-name="T210"/></text:p>
      <text:p text:style-name="P2"><text:span text:style-name="T211">limit<text:s text:c="2"/>begin,size;</text:span></text:p>
      <text:p text:style-name="P2"><text:span text:style-name="T212"/></text:p>
      <text:p text:style-name="P2"><text:span text:style-name="T213">begin : 本页数据的起始行；</text:span></text:p>
      <text:p text:style-name="P2"><text:span text:style-name="T213">count : 本页数据的显示的总行数</text:span></text:p>
      <text:p text:style-name="P2"><text:span text:style-name="T214"/></text:p>
      <text:p text:style-name="P2"><text:span text:style-name="T215">第一页（每页5条） limit<text:s text:c="2"/>0,5;</text:span></text:p>
      <text:p text:style-name="P2"><text:span text:style-name="T216"/></text:p>
      <text:p text:style-name="P2"><text:span text:style-name="T217">第二页（每页5条） limit<text:s text:c="2"/>5,5;</text:span></text:p>
      <text:p text:style-name="P2"><text:span text:style-name="T218"/></text:p>
      <text:p text:style-name="P2"><text:span text:style-name="T219">与排序连用，可以获取最大值，最小值！！！！limit 0，1；</text:span></text:p>
      <text:p text:style-name="P2"><text:span text:style-name="T220"/></text:p>
      <text:p text:style-name="P2"><text:span text:style-name="T220"/></text:p>
      <text:p text:style-name="P2"><text:span text:style-name="T221">十九：concat（）函数----字符串拼接函数</text:span></text:p>
      <text:p text:style-name="P2"><text:span text:style-name="T222"/></text:p>
      <text:p text:style-name="P2"><text:span text:style-name="T223">select concat('aa','bb','cc')----&gt;aabbcc</text:span></text:p>
      <text:p text:style-name="P2"><text:span text:style-name="T223">select concat (title,'价格：',price,'元') from 表名；------查询全表商品价格（元）</text:span></text:p>
      <text:p text:style-name="P2"><text:span text:style-name="T224"/></text:p>
      <text:p text:style-name="P2"><text:span text:style-name="T224"/></text:p>
      <text:p text:style-name="P2"><text:span text:style-name="T225">二十：数值计算</text:span></text:p>
      <text:p text:style-name="P2"><text:span text:style-name="T226"/></text:p>
      <text:p text:style-name="P2"><text:span text:style-name="T227">+<text:s text:c="2"/>-<text:s text:c="2"/>*<text:s text:c="2"/>/<text:s text:c="5"/>%（mod(m,n)）---m取余n</text:span></text:p>
      <text:p text:style-name="P2"><text:span text:style-name="T228"/></text:p>
      <text:p text:style-name="P2"><text:span text:style-name="T229">select<text:s text:c="2"/>5+2;---7</text:span></text:p>
      <text:p text:style-name="P2"><text:span text:style-name="T229">select<text:s text:c="2"/>mod(5,2);---1</text:span></text:p>
      <text:p text:style-name="P2"><text:span text:style-name="T230"/></text:p>
      <text:p text:style-name="P2"><text:span text:style-name="T230"/></text:p>
      <text:p text:style-name="P2"><text:span text:style-name="T230"/></text:p>
      <text:p text:style-name="P2"><text:span text:style-name="T230"/></text:p>
      <text:p text:style-name="P2"><text:span text:style-name="T231">二十一： 日期时间函数</text:span></text:p>
      <text:p text:style-name="P2"><text:span text:style-name="T232"/></text:p>
      <text:p text:style-name="P2"><text:span text:style-name="T233">now（）：获取当前日期+时间</text:span></text:p>
      <text:p text:style-name="P2"><text:span text:style-name="T233">curdate() ：获取当前日期</text:span></text:p>
      <text:p text:style-name="P2"><text:span text:style-name="T233">curtime() ：获取当前时间</text:span></text:p>
      <text:p text:style-name="P2"><text:span text:style-name="T234"/></text:p>
      <text:p text:style-name="P2"><text:span text:style-name="T235">date(now());-----从某个时间获取日期</text:span></text:p>
      <text:p text:style-name="P2"><text:span text:style-name="T235">time(now());-----从某个时间获取时间</text:span></text:p>
      <text:p text:style-name="P2"><text:span text:style-name="T236"/></text:p>
      <text:p text:style-name="P2"><text:span text:style-name="T237">extract(); 从某个时间获取年，月，日,时，分，秒</text:span></text:p>
      <text:p text:style-name="P2"><text:span text:style-name="T238">select extract(year/month/day/hour/minute/second from now())</text:span></text:p>
      <text:p text:style-name="P2"><text:span text:style-name="T239"/></text:p>
      <text:p text:style-name="P2"><text:span text:style-name="T240">转换格式：</text:span></text:p>
      <text:p text:style-name="P2"><text:span text:style-name="T241"/></text:p>
      <text:p text:style-name="P2"><text:span text:style-name="T242">date_format(时间，转换格式)；</text:span></text:p>
      <text:p text:style-name="P2"><text:span text:style-name="T243">%Y : 四位年</text:span></text:p>
      <text:p text:style-name="P2"><text:span text:style-name="T243">%y ：2位年</text:span></text:p>
      <text:p text:style-name="P2"><text:span text:style-name="T243">%m：月 05</text:span></text:p>
      <text:p text:style-name="P2"><text:span text:style-name="T243">%c ：月 5</text:span></text:p>
      <text:p text:style-name="P2"><text:span text:style-name="T243">%d：日</text:span></text:p>
      <text:p text:style-name="P2"><text:span text:style-name="T243">%H：时（24）</text:span></text:p>
      <text:p text:style-name="P2"><text:span text:style-name="T243">%h：时（12）</text:span></text:p>
      <text:p text:style-name="P2"><text:span text:style-name="T243">%i： 分</text:span></text:p>
      <text:p text:style-name="P2"><text:span text:style-name="T243">%s：秒</text:span></text:p>
      <text:p text:style-name="P2"><text:span text:style-name="T244"/></text:p>
      <text:p text:style-name="P2"><text:span text:style-name="T245">date 格式：select now();------&gt;'2018-12-12<text:s text:c="3"/>12：12：12'</text:span></text:p>
      <text:p text:style-name="P2"><text:span text:style-name="T246"/></text:p>
      <text:p text:style-name="P2"><text:span text:style-name="T247">eg：获取当前时间，并转化为年月日时分秒的格式</text:span></text:p>
      <text:p text:style-name="P2"><text:span text:style-name="T247">select date_format(now(),'%Y年%m月%d号<text:s text:c="2"/>%H点%i分%s秒')；</text:span></text:p>
      <text:p text:style-name="P2"><text:span text:style-name="T248"/></text:p>
      <text:p text:style-name="P2"><text:span text:style-name="T249">str_to_date(时间字符串，转换格式)---前后对应</text:span></text:p>
      <text:p text:style-name="P2"><text:span text:style-name="T250"/></text:p>
      <text:p text:style-name="P2"><text:span text:style-name="T251">2018年12月12日-----------2018-12-12</text:span></text:p>
      <text:p text:style-name="P2"><text:span text:style-name="T251">select str_to_date('2018年12月12日'，'%Y年%m月%d日'）</text:span></text:p>
      <text:p text:style-name="P2"><text:span text:style-name="T251">select str_to_date('2018.12.12'，'%Y.%m.%d'）</text:span></text:p>
      <text:p text:style-name="P2"><text:span text:style-name="T251">12.12.2018-----%d.%m.%Y</text:span></text:p>
      <text:p text:style-name="P2"><text:span text:style-name="T252"/></text:p>
      <text:p text:style-name="P2"><text:span text:style-name="T252"/></text:p>
      <text:p text:style-name="P2"><text:span text:style-name="T252"/></text:p>
      <text:p text:style-name="P2"><text:span text:style-name="T252"/></text:p>
      <text:p text:style-name="P2"><text:span text:style-name="T252"/></text:p>
      <text:p text:style-name="P2"><text:span text:style-name="T253">二十二：ifnull() 空值处理函数函数</text:span></text:p>
      <text:p text:style-name="P2"><text:span text:style-name="T254"/></text:p>
      <text:p text:style-name="P2"><text:span text:style-name="T255">ifnull(A,B):<text:s/></text:span><text:span text:style-name="T256">是null---&gt;B</text:span></text:p>
      <text:p text:style-name="P2"><text:span text:style-name="T256"><text:s text:c="17"/>不是null---&gt;A</text:span></text:p>
      <text:p text:style-name="P2"><text:span text:style-name="T256">一般是将null变成0进行操作；</text:span></text:p>
      <text:p text:style-name="P2"><text:span text:style-name="T256">update 表名 set<text:s text:c="2"/>age=ifnull(age,0);----null--&gt;0;</text:span></text:p>
      <text:p text:style-name="P2"><text:span text:style-name="T257"/></text:p>
      <text:p text:style-name="P2"><text:span text:style-name="T257"/></text:p>
      <text:p text:style-name="P2"><text:span text:style-name="T257"/></text:p>
      <text:p text:style-name="P2"><text:span text:style-name="T258">二十三：聚合函数</text:span></text:p>
      <text:p text:style-name="P2"><text:span text:style-name="T259"/></text:p>
      <text:p text:style-name="P2"><text:span text:style-name="T260">sum()</text:span><text:span text:style-name="T261">: 求和</text:span></text:p>
      <text:p text:style-name="P2"><text:span text:style-name="T262">avg()</text:span><text:span text:style-name="T263">：求平均值</text:span></text:p>
      <text:p text:style-name="P2"><text:span text:style-name="T264">max()</text:span><text:span text:style-name="T265">：最大值</text:span></text:p>
      <text:p text:style-name="P2"><text:span text:style-name="T266">min()</text:span><text:span text:style-name="T267">：最小值</text:span></text:p>
      <text:p text:style-name="P2"><text:span text:style-name="T268">count()</text:span><text:span text:style-name="T269">：返回指定列的值的数目</text:span></text:p>
      <text:p text:style-name="P2"><text:span text:style-name="T270"/></text:p>
      <text:p text:style-name="P2"><text:span text:style-name="T271">select count(*) from 表名；-------代表表格有几条数据</text:span></text:p>
      <text:p text:style-name="P2"><text:span text:style-name="T271">select count(字段) from 表名：----代表该字段有几条数据</text:span></text:p>
      <text:p text:style-name="P2"><text:span text:style-name="T271">select max(price) from item; -------商品最高价格</text:span></text:p>
      <text:p text:style-name="P2"><text:span text:style-name="T272"/></text:p>
      <text:p text:style-name="P2"><text:span text:style-name="T272"/></text:p>
      <text:p text:style-name="P2"><text:span text:style-name="T273">二十四：字符串相关函数</text:span></text:p>
      <text:p text:style-name="P2"><text:span text:style-name="T274"/></text:p>
      <text:p text:style-name="P2"><text:span text:style-name="T275">char_length(str):</text:span><text:span text:style-name="T276"><text:s/>字符串长度</text:span></text:p>
      <text:p text:style-name="P2"><text:span text:style-name="T277">instr(str,substr):<text:s/></text:span><text:span text:style-name="T278">得到substr 在str 中的位置（从1开始）</text:span></text:p>
      <text:p text:style-name="P2"><text:span text:style-name="T279">locate(substr,str):</text:span><text:span text:style-name="T280">得到substr 在str 中的位置（从1开始）</text:span></text:p>
      <text:p text:style-name="P2"><text:span text:style-name="T281">insert(str,start,length,newstr):</text:span><text:span text:style-name="T282">插入字符串<text:s text:c="2"/></text:span></text:p>
      <text:p text:style-name="P2"><text:span text:style-name="T282"><text:s text:c="11"/>start：开始位置</text:span></text:p>
      <text:p text:style-name="P2"><text:span text:style-name="T282"><text:s text:c="11"/>length：替换的长度</text:span></text:p>
      <text:p text:style-name="P2"><text:span text:style-name="T282"><text:s text:c="11"/>newstr：新字符串</text:span></text:p>
      <text:p text:style-name="P2"><text:span text:style-name="T283">lower(str):</text:span><text:span text:style-name="T284">转小写</text:span></text:p>
      <text:p text:style-name="P2"><text:span text:style-name="T285">upper(str):</text:span><text:span text:style-name="T286"><text:s/>转大写</text:span></text:p>
      <text:p text:style-name="P2"><text:span text:style-name="T287"/></text:p>
      <text:p text:style-name="P2"><text:span text:style-name="T288">left(str,n) :<text:s/></text:span><text:span text:style-name="T289">从左边截取n个长度</text:span></text:p>
      <text:p text:style-name="P2"><text:span text:style-name="T290">right(str,n):</text:span><text:span text:style-name="T291"><text:s/>从右边截取n个长度</text:span></text:p>
      <text:p text:style-name="P2"><text:span text:style-name="T292"/></text:p>
      <text:p text:style-name="P2"><text:span text:style-name="T293">trim(str)：</text:span><text:span text:style-name="T294"><text:s/>去除两边空格（字符中间无效）</text:span></text:p>
      <text:p text:style-name="P2"><text:span text:style-name="T295"/></text:p>
      <text:p text:style-name="P2"><text:span text:style-name="T296">substring(str,n):</text:span><text:span text:style-name="T297"><text:s/>从第三个开始截取到最后</text:span></text:p>
      <text:p text:style-name="P2"><text:span text:style-name="T298">substring (str,index,length):<text:s/></text:span><text:span text:style-name="T299">从index开始，截取length个长度</text:span></text:p>
      <text:p text:style-name="P2"><text:span text:style-name="T300"/></text:p>
      <text:p text:style-name="P2"><text:span text:style-name="T301">repeat(str,count):<text:s/></text:span><text:span text:style-name="T302">重复count次str</text:span></text:p>
      <text:p text:style-name="P2"><text:span text:style-name="T303">replace(str，old，new):</text:span><text:span text:style-name="T304"><text:s/>new替换old</text:span></text:p>
      <text:p text:style-name="P2"><text:span text:style-name="T305">reverse(str):</text:span><text:span text:style-name="T306">反转（abcd--dcba）</text:span></text:p>
      <text:p text:style-name="P2"><text:span text:style-name="T307"/></text:p>
      <text:p text:style-name="P2"><text:span text:style-name="T307"/></text:p>
      <text:p text:style-name="P2"><text:span text:style-name="T307"/></text:p>
      <text:p text:style-name="P2"><text:span text:style-name="T308">二十四：数学相关函数</text:span></text:p>
      <text:p text:style-name="P2"><text:span text:style-name="T309"/></text:p>
      <text:p text:style-name="P2"><text:span text:style-name="T310">floor(num):<text:s/></text:span><text:span text:style-name="T311">向下取整</text:span></text:p>
      <text:p text:style-name="P2"><text:span text:style-name="T312">round(num):</text:span><text:span text:style-name="T313"><text:s/>四舍五入</text:span></text:p>
      <text:p text:style-name="P2"><text:span text:style-name="T314">round(num,m):</text:span></text:p>
      <text:p text:style-name="P2"><text:span text:style-name="T315"><text:s text:c="6"/>m为+: 小数点后几位</text:span></text:p>
      <text:p text:style-name="P2"><text:span text:style-name="T315"><text:s text:c="6"/>m为-：小数点前几位</text:span></text:p>
      <text:p text:style-name="P2"><text:span text:style-name="T315"><text:s text:c="6"/>如果位数&gt;m 则四舍五入 （23.869，2）--23.87<text:s text:c="5"/>（23.869，-2）--0</text:span></text:p>
      <text:p text:style-name="P2"><text:span text:style-name="T315"><text:s text:c="6"/>如果位数&lt;m 则补0<text:s text:c="6"/>（23.8，2）--23.80<text:s text:c="14"/>（23.8，-1）--20</text:span></text:p>
      <text:p text:style-name="P2"><text:span text:style-name="T315"><text:s text:c="78"/>（53.869，-2）--100</text:span></text:p>
      <text:p text:style-name="P2"><text:span text:style-name="T316">truncate(num,m)</text:span><text:span text:style-name="T317"><text:s/>不四舍五入</text:span></text:p>
      <text:p text:style-name="P2"><text:span text:style-name="T317"><text:s text:c="7"/>m是保留小数点的后几位 +-</text:span></text:p>
      <text:p text:style-name="P2"><text:span text:style-name="T318"/></text:p>
      <text:p text:style-name="P2"><text:span text:style-name="T319">rand():</text:span><text:span text:style-name="T320"><text:s/>随机数；</text:span></text:p>
      <text:p text:style-name="P2"><text:span text:style-name="T321"/></text:p>
      <text:p text:style-name="P2"><text:span text:style-name="T321"/></text:p>
      <text:p text:style-name="P2"><text:span text:style-name="T322">二十五： group by 分组语句--写在where 和 order by 之间</text:span></text:p>
      <text:p text:style-name="P2"><text:span text:style-name="T323"/></text:p>
      <text:p text:style-name="P2"><text:span text:style-name="T324">按照某种条件（字段）分组，在每一个分组中进行聚合函数（查询）</text:span></text:p>
      <text:p text:style-name="P2"><text:span text:style-name="T325"/></text:p>
      <text:p text:style-name="P2"><text:span text:style-name="T326">group by 后面加字段或者函数（别名）</text:span></text:p>
      <text:p text:style-name="P2"><text:span text:style-name="T327"/></text:p>
      <text:p text:style-name="P2"><text:span text:style-name="T328">格式：</text:span></text:p>
      <text:p text:style-name="P2"><text:span text:style-name="T329">select 字段，聚合函数 from 表名 where<text:s text:c="2"/>条件 group by<text:s text:c="2"/>字段或函数 order by 字段或函数</text:span></text:p>
      <text:p text:style-name="P2"><text:span text:style-name="T330"/></text:p>
      <text:p text:style-name="P2"><text:span text:style-name="T331">分多个组---group by x,y</text:span></text:p>
      <text:p text:style-name="P2"><text:span text:style-name="T332"/></text:p>
      <text:p text:style-name="P2"><text:span text:style-name="T332"/></text:p>
      <text:p text:style-name="P2"><text:span text:style-name="T332"/></text:p>
      <text:p text:style-name="P2"><text:span text:style-name="T333">二十六：having<text:s text:c="2"/>有条件的分组统计</text:span></text:p>
      <text:p text:style-name="P2"><text:span text:style-name="T334"/></text:p>
      <text:p text:style-name="P2"><text:span text:style-name="T335"><text:s/>区别：</text:span></text:p>
      <text:p text:style-name="P2"><text:span text:style-name="T336"><text:s text:c="5"/>where : 用于过滤行<text:s text:c="2"/>where+普通字段条件</text:span></text:p>
      <text:p text:style-name="P2"><text:span text:style-name="T336"><text:s text:c="5"/>having: 用于过滤分组数据<text:s text:c="4"/>having+聚合函数</text:span></text:p>
      <text:p text:style-name="P2"><text:span text:style-name="T337"/></text:p>
      <text:p text:style-name="P2"><text:span text:style-name="T338">注意</text:span><text:span text:style-name="T339">： （1）having 是与group by结合使用的，用于过滤组</text:span></text:p>
      <text:p text:style-name="P2"><text:span text:style-name="T339"><text:s text:c="11"/>（2）能用where用where，不能用再用having</text:span></text:p>
      <text:p text:style-name="P2"><text:span text:style-name="T339"><text:s text:c="7"/>----having后面一般不接普通字段</text:span></text:p>
      <text:p text:style-name="P2"><text:span text:style-name="T340"/></text:p>
      <text:p text:style-name="P2"><text:span text:style-name="T341">select<text:s text:c="2"/>type,avg(age) from hero group by type having<text:s text:c="2"/>avg(age)&lt;30;</text:span></text:p>
      <text:p text:style-name="P2"><text:span text:style-name="T342"/></text:p>
      <text:p text:style-name="P2"><text:span text:style-name="T342"/></text:p>
      <text:p text:style-name="P2"><text:span text:style-name="T342"/></text:p>
      <text:p text:style-name="P2"><text:span text:style-name="T342"/></text:p>
      <text:p text:style-name="P2"><text:span text:style-name="T343">执行顺序： from---where----group by-----having ---- order by ---- limit ---- select</text:span></text:p>
      <text:p text:style-name="P2"><text:span text:style-name="T344"/></text:p>
      <text:p text:style-name="P2"><text:span text:style-name="T344"/></text:p>
      <text:p text:style-name="P2"><text:span text:style-name="T344"/></text:p>
      <text:p text:style-name="P2"><text:span text:style-name="T344"/></text:p>
      <text:p text:style-name="P2"><text:span text:style-name="T344"/></text:p>
      <text:p text:style-name="P2"><text:span text:style-name="T344"/></text:p>
      <text:p text:style-name="P2"><text:span text:style-name="T345">二十七：子查询 -----内部查询------在（）中使用</text:span></text:p>
      <text:p text:style-name="P2"><text:span text:style-name="T346"/></text:p>
      <text:p text:style-name="P2"><text:span text:style-name="T347">嵌套在另一个查询中的查询。</text:span></text:p>
      <text:p text:style-name="P2"><text:span text:style-name="T348"/></text:p>
      <text:p text:style-name="P3"><text:span text:style-name="T349">包含子查询的查询----外部查询</text:span></text:p>
      <text:p text:style-name="P3"><text:span text:style-name="T350"/></text:p>
      <text:p text:style-name="P3"><text:span text:style-name="T351">格式：</text:span></text:p>
      <text:p text:style-name="P3"><text:span text:style-name="T351">select * from hero where age&gt;(select avg(age) from hero)</text:span></text:p>
      <text:p text:style-name="P3"><text:span text:style-name="T352"/></text:p>
      <text:p text:style-name="P3"><text:span text:style-name="T353">特点：</text:span></text:p>
      <text:p text:style-name="P3"><text:span text:style-name="T353">(1)任何查询语句查询出来的结果都可以做为一张新表，但是必须给这个新表（子查询）起别名！！！</text:span></text:p>
      <text:p text:style-name="P3"><text:span text:style-name="T353">(2)子查询的结果可以作为where 的条件</text:span></text:p>
      <text:p text:style-name="P3"><text:span text:style-name="T354"/></text:p>
      <text:p text:style-name="P3"><text:span text:style-name="T355">格式：</text:span></text:p>
      <text:p text:style-name="P3"><text:span text:style-name="T356"><text:s/>select<text:s text:c="2"/>*<text:s text:c="2"/>from（select --from--）n;</text:span></text:p>
      <text:p text:style-name="P3"><text:span text:style-name="T357"/></text:p>
      <text:p text:style-name="P3"><text:span text:style-name="T357"/></text:p>
      <text:p text:style-name="P3"><text:span text:style-name="T357"/></text:p>
      <text:p text:style-name="P3"><text:span text:style-name="T357"/></text:p>
      <text:p text:style-name="P3"><text:span text:style-name="T358">每个类型中的最高平均年龄：</text:span></text:p>
      <text:p text:style-name="P3"><text:span text:style-name="T359"/></text:p>
      <text:p text:style-name="P3"><text:span text:style-name="T360">方法一：查询结果作为新表，再查询！</text:span></text:p>
      <text:p text:style-name="P3"><text:span text:style-name="T361"/></text:p>
      <text:p text:style-name="P3"><text:span text:style-name="T362">select max(a)<text:s text:c="2"/>from ( select type,avg(age) a from hero group by type) n;</text:span></text:p>
      <text:p text:style-name="P3"><text:span text:style-name="T363"/></text:p>
      <text:p text:style-name="P3"><text:span text:style-name="T363"/></text:p>
      <text:p text:style-name="P3"><text:span text:style-name="T364">注意：</text:span></text:p>
      <text:p text:style-name="P3"><text:span text:style-name="T364">但是如果外层查询显示包含 普通字段和聚合函数 则会出现异常！</text:span></text:p>
      <text:p text:style-name="P3"><text:span text:style-name="T364">聚合函数回变化，但是普通字段只会显示是表中的第一个！</text:span></text:p>
      <text:p text:style-name="P3"><text:span text:style-name="T365"/></text:p>
      <text:p text:style-name="P3"><text:span text:style-name="T366">select type,max(s) from (select type,sum(money) s from hero group type ) n;</text:span></text:p>
      <text:p text:style-name="P3"><text:span text:style-name="T367"/></text:p>
      <text:p text:style-name="P3"><text:span text:style-name="T368">type 会显示表格中第一个，但是max(s) 是比较以后的结果。</text:span></text:p>
      <text:p text:style-name="P3"><text:span text:style-name="T369"/></text:p>
      <text:p text:style-name="P3"><text:span text:style-name="T370">方法二： 分组排序分页(limit 0,1)</text:span></text:p>
      <text:p text:style-name="P3"><text:span text:style-name="T371"/></text:p>
      <text:p text:style-name="P3"><text:span text:style-name="T372">select type,a from hero group by type order by avg(age)<text:s text:c="2"/>a desc limit 0,1;</text:span></text:p>
      <text:p text:style-name="P3"><text:span text:style-name="T373"/></text:p>
      <text:p text:style-name="P3"><text:span text:style-name="T374">select type,s from hero group by type order by sum(money) s desc limit 0,1;</text:span></text:p>
      <text:p text:style-name="P3"><text:span text:style-name="T375"/></text:p>
      <text:p text:style-name="P3"><text:span text:style-name="T375"/></text:p>
      <text:p text:style-name="P3"><text:span text:style-name="T376">二十八：关联查询（多表查询）-----两个表或多个表</text:span></text:p>
      <text:p text:style-name="P3"><text:span text:style-name="T377"/></text:p>
      <text:p text:style-name="P3"><text:span text:style-name="T378">（1）等值连接：</text:span></text:p>
      <text:p text:style-name="P3"><text:span text:style-name="T379"/></text:p>
      <text:p text:style-name="P3"><text:span text:style-name="T380">select * from A,B where A.字段=B.字段</text:span></text:p>
      <text:p text:style-name="P3"><text:span text:style-name="T381"/></text:p>
      <text:p text:style-name="P3"><text:span text:style-name="T382">where A.字段=B.字段------就是两个表的关联关系</text:span></text:p>
      <text:p text:style-name="P3"><text:span text:style-name="T382">如果不写关联关系，会产生笛卡尔积</text:span></text:p>
      <text:p text:style-name="P3"><text:span text:style-name="T382">通常情况下笛卡尔积是无用的结果，两张表相乘得到的结果，工作中不要出现。</text:span></text:p>
      <text:p text:style-name="P3"><text:span text:style-name="T383"/></text:p>
      <text:p text:style-name="P3"><text:span text:style-name="T384">缺点： 乱，过滤条件也在where中。</text:span></text:p>
      <text:p text:style-name="P3"><text:span text:style-name="T385"/></text:p>
      <text:p text:style-name="P3"><text:span text:style-name="T386">（2）内连接：</text:span></text:p>
      <text:p text:style-name="P3"><text:span text:style-name="T387"/></text:p>
      <text:p text:style-name="P3"><text:span text:style-name="T388">格式:</text:span></text:p>
      <text:p text:style-name="P3"><text:span text:style-name="T389">select * from A [inner] join B on A.字段=B.字段;</text:span></text:p>
      <text:p text:style-name="P3"><text:span text:style-name="T390"/></text:p>
      <text:p text:style-name="P3"><text:span text:style-name="T391">*</text:span><text:span text:style-name="T392">： 如果查询的是AB共有字段，需要表名点（或者表名的别名点）</text:span></text:p>
      <text:p text:style-name="P3"><text:span text:style-name="T392"><text:s text:c="5"/>如果查询的不是共有的字段，可以点也可以不点（一般点，容易区分）</text:span></text:p>
      <text:p text:style-name="P3"><text:span text:style-name="T393"/></text:p>
      <text:p text:style-name="P3"><text:span text:style-name="T393"/></text:p>
      <text:p text:style-name="P3"><text:span text:style-name="T394">规则：</text:span><text:span text:style-name="T395">（1）查询那些表</text:span></text:p>
      <text:p text:style-name="P3"><text:span text:style-name="T395"><text:s text:c="10"/>（2）确定那些字段</text:span></text:p>
      <text:p text:style-name="P3"><text:span text:style-name="T395"><text:s text:c="10"/>（3）表与表之间的连接条件（关联条件）</text:span></text:p>
      <text:p text:style-name="P3"><text:span text:style-name="T395">select<text:s text:c="2"/>e.ename,e.empno,d.loc</text:span></text:p>
      <text:p text:style-name="P3"><text:span text:style-name="T395">from EMP e join Dept d</text:span></text:p>
      <text:p text:style-name="P3"><text:span text:style-name="T395">on e.deptno=d.deptno;</text:span></text:p>
      <text:p text:style-name="P3"><text:span text:style-name="T396"/></text:p>
      <text:p text:style-name="P3"><text:span text:style-name="T397">规律：<text:s/></text:span><text:span text:style-name="T398">连接条件数量是表数量-1；</text:span></text:p>
      <text:p text:style-name="P3"><text:span text:style-name="T399"/></text:p>
      <text:p text:style-name="P3"><text:span text:style-name="T400">（3）多表关联：----内连接</text:span></text:p>
      <text:p text:style-name="P3"><text:span text:style-name="T401"/></text:p>
      <text:p text:style-name="P3"><text:span text:style-name="T402">有时候可能是多个表关联（或两个表一个表存在自关联）继续join on</text:span></text:p>
      <text:p text:style-name="P3"><text:span text:style-name="T403">select<text:s text:c="2"/>*</text:span></text:p>
      <text:p text:style-name="P3"><text:span text:style-name="T403">from EMP e join EMP<text:s text:c="2"/>m join Dept d</text:span></text:p>
      <text:p text:style-name="P3"><text:span text:style-name="T403">on e.mgr=m.empno and e.deptno=d.deptno</text:span></text:p>
      <text:p text:style-name="P3"><text:span text:style-name="T404"/></text:p>
      <text:p text:style-name="P3"><text:span text:style-name="T405">或者还是利用，（）n<text:s text:c="2"/>查询结果作为新表</text:span></text:p>
      <text:p text:style-name="P3"><text:span text:style-name="T406"/></text:p>
      <text:p text:style-name="P3"><text:span text:style-name="T407">select e.ename,e.deptno,m.ename mname--------把这个查询放在下面括号里</text:span></text:p>
      <text:p text:style-name="P3"><text:span text:style-name="T407">from EMP e join EMP m</text:span></text:p>
      <text:p text:style-name="P3"><text:span text:style-name="T407">on e.mgr=d.empno</text:span></text:p>
      <text:p text:style-name="P3"><text:span text:style-name="T408"/></text:p>
      <text:p text:style-name="P3"><text:span text:style-name="T409">select n.ename,n.mname,d.dname</text:span></text:p>
      <text:p text:style-name="P3"><text:span text:style-name="T409">from ( ) n<text:s text:c="2"/>join Dept d</text:span></text:p>
      <text:p text:style-name="P3"><text:span text:style-name="T409">on n.deptno=d.deptno;</text:span></text:p>
      <text:p text:style-name="P3"><text:span text:style-name="T410"/></text:p>
      <text:p text:style-name="P3"><text:span text:style-name="T410"/></text:p>
      <text:p text:style-name="P3"><text:span text:style-name="T411">（4）自关联连接</text:span></text:p>
      <text:p text:style-name="P3"><text:span text:style-name="T412"/></text:p>
      <text:p text:style-name="P3"><text:span text:style-name="T413">信息查询有时需要对自己进行连接----→必须定义别名!!</text:span></text:p>
      <text:p text:style-name="P3"><text:span text:style-name="T414">查询数据，把一张表当成两张用！！</text:span></text:p>
      <text:p text:style-name="P3"><text:span text:style-name="T415"/></text:p>
      <text:p text:style-name="P3"><text:span text:style-name="T416">如果一张表中保存的数据存在层级关系如：</text:span></text:p>
      <text:p text:style-name="P3"><text:span text:style-name="T416">员工和上级领导，分类和上级分类，部门和直属部门</text:span></text:p>
      <text:p text:style-name="P3"><text:span text:style-name="T416">就用自关联。</text:span></text:p>
      <text:p text:style-name="P3"><text:span text:style-name="T417"/></text:p>
      <text:p text:style-name="P3"><text:span text:style-name="T418">格式：</text:span></text:p>
      <text:p text:style-name="P3"><text:span text:style-name="T418">select d.*</text:span></text:p>
      <text:p text:style-name="P3"><text:span text:style-name="T418">from<text:s text:c="2"/></text:span><text:span text:style-name="T419">EMP e join EMP d</text:span></text:p>
      <text:p text:style-name="P3"><text:span text:style-name="T420">on e.mgr=d.empno where ---;</text:span></text:p>
      <text:p text:style-name="P3"><text:span text:style-name="T421">(5) 左外连接</text:span></text:p>
      <text:p text:style-name="P3"><text:span text:style-name="T422"/></text:p>
      <text:p text:style-name="P3"><text:span text:style-name="T423">select *</text:span></text:p>
      <text:p text:style-name="P3"><text:span text:style-name="T423">from A<text:s/></text:span><text:span text:style-name="T424">left join</text:span><text:span text:style-name="T425"><text:s/>B</text:span></text:p>
      <text:p text:style-name="P3"><text:span text:style-name="T425">on A.x=B.x;</text:span></text:p>
      <text:p text:style-name="P3"><text:span text:style-name="T426"/></text:p>
      <text:p text:style-name="P3"><text:span text:style-name="T427">以左边的表为基准，查询结果显示左边的所有数据，无关联关系的显示null</text:span></text:p>
      <text:p text:style-name="P3"><text:span text:style-name="T428"/></text:p>
      <text:p text:style-name="P3"><text:span text:style-name="T429">（6）右外连接</text:span></text:p>
      <text:p text:style-name="P3"><text:span text:style-name="T430"/></text:p>
      <text:p text:style-name="P3"><text:span text:style-name="T431">select *</text:span></text:p>
      <text:p text:style-name="P3"><text:span text:style-name="T431">from A<text:s/></text:span><text:span text:style-name="T432">right join</text:span><text:span text:style-name="T433"><text:s/>B</text:span></text:p>
      <text:p text:style-name="P3"><text:span text:style-name="T433">on A.x=B.x;</text:span></text:p>
      <text:p text:style-name="P3"><text:span text:style-name="T434"/></text:p>
      <text:p text:style-name="P3"><text:span text:style-name="T435">以右边的表为基准，查询结果显示右边的所有数据，无关联关系的显示null</text:span></text:p>
      <text:p text:style-name="P3"><text:span text:style-name="T436"/></text:p>
      <text:p text:style-name="P3"><text:span text:style-name="T436"/></text:p>
      <text:p text:style-name="P3"><text:span text:style-name="T436"/></text:p>
      <text:p text:style-name="P3"><text:span text:style-name="T437">二十九： 权限管理</text:span></text:p>
      <text:p text:style-name="P3"><text:span text:style-name="T438"/></text:p>
      <text:p text:style-name="P3"><text:span text:style-name="T439">用户表user<text:s text:c="4"/></text:span><text:span text:style-name="T440">（多对多连接)<text:s/></text:span><text:span text:style-name="T441"><text:s text:c="6"/>角色表 role<text:s text:c="2"/></text:span><text:span text:style-name="T442">（多对多连接）</text:span><text:span text:style-name="T443"><text:s text:c="2"/>模块表module</text:span></text:p>
      <text:p text:style-name="P3"><text:span text:style-name="T444"/></text:p>
      <text:p text:style-name="P3"><text:span text:style-name="T444"/></text:p>
      <text:p text:style-name="P3"><text:span text:style-name="T445"><text:s text:c="13"/></text:span><text:span text:style-name="T446"><text:s text:c="6"/>关系表u_r<text:s text:c="10"/></text:span><text:span text:style-name="T447"><text:s text:c="28"/></text:span><text:span text:style-name="T448"><text:s text:c="8"/>关系表r_m<text:s text:c="4"/></text:span></text:p>
      <text:p text:style-name="P3"><text:span text:style-name="T449"/></text:p>
      <text:p text:style-name="P3"><text:span text:style-name="T449"/></text:p>
      <text:p text:style-name="P3"><text:span text:style-name="T450">对用户访问软件进行限制的手段（登录）</text:span></text:p>
      <text:p text:style-name="P3"><text:span text:style-name="T451"/></text:p>
      <text:p text:style-name="P3"><text:span text:style-name="T451"/></text:p>
      <text:p text:style-name="P3"><text:span text:style-name="T451"/></text:p>
      <text:p text:style-name="P3"><text:span text:style-name="T451"/></text:p>
      <text:p text:style-name="P3"><text:span text:style-name="T451"/></text:p>
      <text:p text:style-name="P3"><text:span text:style-name="T451"/></text:p>
      <text:p text:style-name="P3"><text:span text:style-name="T451"/></text:p>
      <text:p text:style-name="P3"><text:span text:style-name="T451"/></text:p>
      <text:p text:style-name="P3"><text:span text:style-name="T451"/></text:p>
      <text:p text:style-name="P3"><text:span text:style-name="T451"/></text:p>
      <text:p text:style-name="P3"><text:span text:style-name="T451"/></text:p>
      <text:p text:style-name="P3"><text:span text:style-name="T452">三十：视图</text:span></text:p>
      <text:p text:style-name="P4"><text:span text:style-name="T453">1</text:span><text:span text:style-name="T454">、视图定义：</text:span></text:p>
      <text:p text:style-name="P5"><text:span text:style-name="T455"><text:s text:c="6"/></text:span><text:span text:style-name="T456">视图是张虚拟的表，是通过</text:span><text:span text:style-name="T457">sql</text:span><text:span text:style-name="T458">的查询语句查询的结果集的表保</text:span><text:span text:style-name="T459">存成一个视图。实际上就是代表了部分</text:span><text:span text:style-name="T460">sql</text:span><text:span text:style-name="T461">语句。</text:span></text:p>
      <text:p text:style-name="P6"><text:span text:style-name="T462">2</text:span><text:span text:style-name="T463">、注意事项：</text:span></text:p>
      <text:p text:style-name="P7"><text:span text:style-name="T464"><text:s text:c="6"/></text:span><text:span text:style-name="T465">表和视图都是数据库中的对象；</text:span></text:p>
      <text:p text:style-name="P7"><text:span text:style-name="T466"><text:s text:c="6"/></text:span><text:span text:style-name="T467">视图名和表名一样，可以重复；</text:span></text:p>
      <text:p text:style-name="P7"><text:span text:style-name="T468"><text:s text:c="6"/></text:span><text:span text:style-name="T469">视图中的数据，会随着真实表中的数据改变而改变；</text:span></text:p>
      <text:p text:style-name="P7"><text:span text:style-name="T470"><text:s text:c="6"/></text:span><text:span text:style-name="T471">视图的字段遵循原表字段的约束；</text:span></text:p>
      <text:p text:style-name="P8"><text:span text:style-name="T472">3.</text:span><text:span text:style-name="T473">视图相关语句：</text:span></text:p>
      <text:p text:style-name="P9"><text:span text:style-name="T474">（</text:span><text:span text:style-name="T475">1</text:span><text:span text:style-name="T476">）创建视图：</text:span></text:p>
      <text:p text:style-name="P9"><text:span text:style-name="T477"><text:s text:c="8"/></text:span><text:span text:style-name="T478">create<text:s text:c="2"/>view<text:s/></text:span><text:span text:style-name="T479">视图名</text:span><text:span text:style-name="T480"><text:s text:c="2"/></text:span><text:span text:style-name="T481">as<text:s text:c="3"/></text:span><text:span text:style-name="T482">子查询（表的查询语句）；</text:span></text:p>
      <text:p text:style-name="P9"><text:span text:style-name="T483">（</text:span><text:span text:style-name="T484">2</text:span><text:span text:style-name="T485">）查看视图：</text:span></text:p>
      <text:p text:style-name="P9"><text:span text:style-name="T486"><text:s text:c="8"/></text:span><text:span text:style-name="T487">select * from<text:s/></text:span><text:span text:style-name="T488">视图名；</text:span></text:p>
      <text:p text:style-name="P9"><text:span text:style-name="T489">（</text:span><text:span text:style-name="T490">3</text:span><text:span text:style-name="T491">）修改视图：</text:span></text:p>
      <text:p text:style-name="P9"><text:span text:style-name="T492"><text:s text:c="8"/></text:span><text:span text:style-name="T493">create or replace view<text:s/></text:span><text:span text:style-name="T494">原始图名</text:span><text:span text:style-name="T495"><text:s text:c="2"/></text:span><text:span text:style-name="T496">as<text:s text:c="2"/></text:span><text:span text:style-name="T497">子查询；</text:span></text:p>
      <text:p text:style-name="P9"><text:span text:style-name="T498">（</text:span><text:span text:style-name="T499">4</text:span><text:span text:style-name="T500">）删除视图：</text:span></text:p>
      <text:p text:style-name="P9"><text:span text:style-name="T501"><text:s text:c="9"/></text:span><text:span text:style-name="T502">drop view<text:s/></text:span><text:span text:style-name="T503">视图名；</text:span></text:p>
      <text:p text:style-name="P10"><text:span text:style-name="T504">4.</text:span><text:span text:style-name="T505">视图的分类：</text:span></text:p>
      <text:p text:style-name="P11"><text:span text:style-name="T506"><text:s text:c="3"/></text:span><text:span text:style-name="T507">简单视图（无关联查询、去重、函数、分组）</text:span></text:p>
      <text:p text:style-name="P11"><text:span text:style-name="T508"><text:s text:c="3"/></text:span><text:span text:style-name="T509">复杂视图</text:span></text:p>
      <text:p text:style-name="P12"><text:span text:style-name="T510">注意：</text:span></text:p>
      <text:p text:style-name="P13"><text:span text:style-name="T511"><text:s text:c="5"/></text:span><text:span text:style-name="T512">语句操作格式和表类似，</text:span></text:p>
      <text:p text:style-name="P13"><text:span text:style-name="T513"><text:s text:c="5"/></text:span><text:span text:style-name="T514">查询的视图是表最终修改的样式。</text:span></text:p>
      <text:p text:style-name="P13"><text:span text:style-name="T515"><text:s text:c="5"/></text:span><text:span text:style-name="T516">对视图的</text:span><text:span text:style-name="T517">DML</text:span><text:span text:style-name="T518">操作，只针对简单视图。复杂视图的查询</text:span><text:span text:style-name="T519"><text:s text:c="3"/></text:span><text:span text:style-name="T520">只为</text:span><text:span text:style-name="T521">了浏览数据，不需要也不能进行增删改查</text:span></text:p>
      <text:p text:style-name="P14"><text:span text:style-name="T522">5</text:span><text:span text:style-name="T523">、视图的数据污染：</text:span></text:p>
      <text:p text:style-name="P15"><text:span text:style-name="T524"><text:s text:c="2"/></text:span><text:span text:style-name="T525">原理：往视图插入数据，视图中不显示，在原表显示。</text:span></text:p>
      <text:p text:style-name="P15"><text:span text:style-name="T526"><text:s text:c="2"/></text:span><text:span text:style-name="T527">注意：</text:span><text:span text:style-name="T528">只有</text:span><text:span text:style-name="T529">insert</text:span><text:span text:style-name="T530">命令才会出现数据污染。（</text:span><text:span text:style-name="T531">insert</text:span><text:span text:style-name="T532">影响表）</text:span></text:p>
      <text:p text:style-name="P15"><text:span text:style-name="T533"><text:s text:c="2"/></text:span><text:span text:style-name="T534">检查避免数据污染：</text:span><text:span text:style-name="T535">with check option</text:span><text:span text:style-name="T536"><text:s/></text:span><text:span text:style-name="T537">（简单视图用）</text:span></text:p>
      <text:p text:style-name="P15"><text:span text:style-name="T538"><text:s text:c="2"/></text:span><text:span text:style-name="T539">格式：</text:span><text:span text:style-name="T540">create<text:s text:c="2"/>view<text:s/></text:span><text:span text:style-name="T541">视图名</text:span><text:span text:style-name="T542"><text:s text:c="2"/></text:span><text:span text:style-name="T543">as<text:s text:c="3"/></text:span><text:span text:style-name="T544">子查询</text:span><text:span text:style-name="T545"><text:s/></text:span><text:span text:style-name="T546">with check option</text:span></text:p>
      <text:p text:style-name="P15"><text:span text:style-name="T547"/></text:p>
      <text:p text:style-name="P16"><text:span text:style-name="T548">6</text:span><text:span text:style-name="T549">、视图作用：</text:span></text:p>
      <text:p text:style-name="P17"><text:span text:style-name="T550">（</text:span><text:span text:style-name="T551">1</text:span><text:span text:style-name="T552">）重用子查询，提高执行效率</text:span></text:p>
      <text:p text:style-name="P17"><text:span text:style-name="T552">（</text:span><text:span text:style-name="T553">2</text:span><text:span text:style-name="T554">）限制数据访问</text:span></text:p>
      <text:p text:style-name="P17"><text:span text:style-name="T554">工作中视图一般只使用</text:span><text:span text:style-name="T555">DQL<text:s text:c="2"/></text:span><text:span text:style-name="T556">不使用</text:span><text:span text:style-name="T557">DML</text:span></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7"><text:span text:style-name="T558"/></text:p>
      <text:p text:style-name="P18"><text:span text:style-name="T559">三十一：索引</text:span></text:p>
      <text:p text:style-name="P19"><text:span text:style-name="T560">1.</text:span><text:span text:style-name="T561">特点</text:span><text:span text:style-name="T562">：加快查询速度，改善性能，但有时会降低性能（数据量小时）。</text:span></text:p>
      <text:p text:style-name="P20"><text:span text:style-name="T563">2.</text:span><text:span text:style-name="T564">常用索引</text:span><text:span text:style-name="T565">：</text:span><text:span text:style-name="T566">B+Tree</text:span><text:span text:style-name="T567">索引</text:span><text:span text:style-name="T568"><text:s/></text:span><text:span text:style-name="T569">（在</text:span><text:span text:style-name="T570">where order by distinct<text:s/></text:span><text:span text:style-name="T571">的字段添加索引）</text:span></text:p>
      <text:p text:style-name="P20"><text:span text:style-name="T572">不再经常增删改查的表中创建索引</text:span></text:p>
      <text:p text:style-name="P20"><text:span text:style-name="T573">3.B+Tree</text:span><text:span text:style-name="T574">索引类型</text:span><text:span text:style-name="T575">：</text:span></text:p>
      <text:p text:style-name="P21"><text:span text:style-name="T576"><text:s text:c="2"/></text:span><text:span text:style-name="T577">普通索引</text:span></text:p>
      <text:p text:style-name="P21"><text:span text:style-name="T578"><text:s text:c="2"/>Unique</text:span><text:span text:style-name="T579">索引（唯一</text:span><text:span text:style-name="T580">，允许空值）</text:span></text:p>
      <text:p text:style-name="P21"><text:span text:style-name="T581"><text:s text:c="2"/></text:span><text:span text:style-name="T582">主键索引（唯一，自动创建）</text:span></text:p>
      <text:p text:style-name="P22"><text:span text:style-name="T583">4.</text:span><text:span text:style-name="T584">索引相关语句：</text:span></text:p>
      <text:p text:style-name="P23"><text:span text:style-name="T585"><text:s text:c="3"/></text:span><text:span text:style-name="T586">（</text:span><text:span text:style-name="T587">1</text:span><text:span text:style-name="T588">）创建操作：</text:span></text:p>
      <text:p text:style-name="P24"><text:span text:style-name="T589"><text:s text:c="3"/></text:span><text:span text:style-name="T590">先创建表后创建索引</text:span></text:p>
      <text:p text:style-name="P24"><text:span text:style-name="T591"><text:s text:c="4"/></text:span><text:span text:style-name="T592">create<text:s text:c="2"/>index<text:s/></text:span><text:span text:style-name="T593">索引名</text:span><text:span text:style-name="T594"><text:s/></text:span><text:span text:style-name="T595">on<text:s/></text:span><text:span text:style-name="T596">表名</text:span><text:span text:style-name="T597">(</text:span><text:span text:style-name="T598">列名</text:span><text:span text:style-name="T599">1</text:span><text:span text:style-name="T600">（长度），列名</text:span><text:span text:style-name="T601">2)</text:span></text:p>
      <text:p text:style-name="P24"><text:span text:style-name="T601">--------</text:span><text:span text:style-name="T602">长度就是用前几个字符索引</text:span></text:p>
      <text:p text:style-name="P24"><text:span text:style-name="T603"><text:s text:c="3"/></text:span><text:span text:style-name="T604">表和索引同时创建</text:span></text:p>
      <text:p text:style-name="P24"><text:span text:style-name="T605"><text:s text:c="5"/></text:span><text:span text:style-name="T606">create table<text:s/></text:span><text:span text:style-name="T607">表名（表字段，</text:span><text:span text:style-name="T608">index<text:s text:c="2"/></text:span><text:span text:style-name="T609">索引名（列名））</text:span></text:p>
      <text:p text:style-name="P25"><text:span text:style-name="T610"><text:s text:c="4"/></text:span><text:span text:style-name="T611">（</text:span><text:span text:style-name="T612">2</text:span><text:span text:style-name="T613">）删除操作：</text:span></text:p>
      <text:p text:style-name="P26"><text:span text:style-name="T614"><text:s text:c="6"/></text:span><text:span text:style-name="T615">drop index<text:s/></text:span><text:span text:style-name="T616">索引名</text:span><text:span text:style-name="T617"><text:s/></text:span><text:span text:style-name="T618">on<text:s/></text:span><text:span text:style-name="T619">表名、</text:span></text:p>
      <text:p text:style-name="P26"><text:span text:style-name="T620">5.</text:span><text:span text:style-name="T621">索引的分类：</text:span></text:p>
      <text:p text:style-name="P26"><text:span text:style-name="T622">聚集索引：就是主键索引（自动创建索引）</text:span><text:span text:style-name="T623">----id</text:span><text:span text:style-name="T624">对应着表内的数据</text:span></text:p>
      <text:p text:style-name="P26"><text:span text:style-name="T624">非聚集索引：除了主键索引外的方式创建的索引</text:span></text:p>
      <text:p text:style-name="P26"><text:span text:style-name="T625"><text:s text:c="20"/></text:span><text:span text:style-name="T626">利用索引内的值，先找到主键值，再到聚集索引中查找；</text:span></text:p>
      <text:p text:style-name="P26"><text:span text:style-name="T627"><text:tab/><text:tab/><text:s text:c="5"/>----------</text:span><text:span text:style-name="T628">索引里保存着主键的值</text:span></text:p>
      <text:p text:style-name="P26"><text:span text:style-name="T629">6.</text:span><text:span text:style-name="T630">索引的原理：</text:span></text:p>
      <text:p text:style-name="P26"><text:span text:style-name="T631">一张表添加了主键，会自动创建聚集索引，里面保存着主键和对应的数据关系，如果创建非聚集索引，例如</text:span><text:span text:style-name="T632">index_title(title)</text:span><text:span text:style-name="T633">里面保存着</text:span><text:span text:style-name="T634">title</text:span><text:span text:style-name="T635">值和主键的对应关系，此时通过</text:span><text:span text:style-name="T636">title</text:span><text:span text:style-name="T637">查找到主键值，在进行聚集索引。</text:span></text:p>
      <text:p text:style-name="P26"><text:span text:style-name="T638">7.</text:span><text:span text:style-name="T639">复合索引：</text:span></text:p>
      <text:p text:style-name="P26"><text:span text:style-name="T640">多字段创建的索引，（列名</text:span><text:span text:style-name="T641">1</text:span><text:span text:style-name="T642">，列名</text:span><text:span text:style-name="T643">2.</text:span><text:span text:style-name="T644">）也只是一个索引，要查询的内容在所创建的索引中，不需要再去聚集索引找查。</text:span></text:p>
      <text:p text:style-name="P26"><text:span text:style-name="T645"/></text:p>
      <text:p text:style-name="P26"><text:span text:style-name="T646">注意：</text:span><text:span text:style-name="T647">MySQL</text:span><text:span text:style-name="T648">只对以下操作符才使用索引：</text:span><text:span text:style-name="T649">&lt;,&lt;=,=,&gt;,&gt;=,between,in,<text:s/></text:span><text:span text:style-name="T650">以及某些时候的</text:span><text:span text:style-name="T651">like(</text:span><text:span text:style-name="T652">不以通配符</text:span><text:span text:style-name="T653">%</text:span><text:span text:style-name="T654">或</text:span><text:span text:style-name="T655">_</text:span><text:span text:style-name="T656">开头的情形）</text:span></text:p>
      <text:p text:style-name="P26"><text:span text:style-name="T657">至于到底用不用索引可以用explain测试一下:-----当然也有</text:span><text:span text:style-name="T658">索引失效</text:span><text:span text:style-name="T659">的情况</text:span></text:p>
      <text:p text:style-name="P26"><text:span text:style-name="T660">增加数据前</text:span><text:span text:style-name="T661"/></text:p>
      <text:p text:style-name="P26"><draw:frame text:anchor-type="as-char" svg:width="146.58mm" svg:height="65.09mm" style:rel-width="scale" style:rel-height="scale"><draw:object-ole xlink:href="OleObj2"/><draw:image xlink:href="ObjectReplacements/OleObj2"/></draw:frame><text:span text:style-name="T661"/></text:p>
      <text:p text:style-name="P26"><text:span text:style-name="T662">增加数据后</text:span><text:span text:style-name="T663"/></text:p>
      <text:p text:style-name="P26"><draw:frame text:anchor-type="as-char" svg:width="146.58mm" svg:height="62.97mm" style:rel-width="scale" style:rel-height="scale"><draw:object-ole xlink:href="OleObj3"/><draw:image xlink:href="ObjectReplacements/OleObj3"/></draw:frame><text:span text:style-name="T663"/></text:p>
      <text:p text:style-name="P26"><draw:frame text:anchor-type="as-char" svg:width="146.58mm" svg:height="76.99mm" style:rel-width="scale" style:rel-height="scale"><draw:object-ole xlink:href="OleObj4"/><draw:image xlink:href="ObjectReplacements/OleObj4"/></draw:frame><text:span text:style-name="T663"/></text:p>
      <text:p text:style-name="P26"><text:span text:style-name="T663"/></text:p>
      <text:p text:style-name="P26"><text:span text:style-name="T663">有时候数据量很小的时候不会走索引的，因为回表反而会降低效率</text:span></text:p>
      <text:p text:style-name="P26"><draw:frame text:anchor-type="as-char" svg:width="146.58mm" svg:height="59.53mm" style:rel-width="scale" style:rel-height="scale"><draw:object-ole xlink:href="OleObj5"/><draw:image xlink:href="ObjectReplacements/OleObj5"/></draw:frame><text:span text:style-name="T663"/></text:p>
      <text:p text:style-name="P26"><text:span text:style-name="T664"/></text:p>
      <text:p text:style-name="P26"><text:span text:style-name="T664"/></text:p>
      <text:p text:style-name="P27"><text:span text:style-name="T665">三十二：约束</text:span></text:p>
      <text:p text:style-name="P28"><text:span text:style-name="T666">（</text:span><text:span text:style-name="T667">1</text:span><text:span text:style-name="T668">）唯一约束（</text:span><text:span text:style-name="T669">unique</text:span><text:span text:style-name="T670">）</text:span></text:p>
      <text:p text:style-name="P29"><text:span text:style-name="T671">（</text:span><text:span text:style-name="T672">2</text:span><text:span text:style-name="T673">）非空约束（</text:span><text:span text:style-name="T674">not null</text:span><text:span text:style-name="T675">）</text:span></text:p>
      <text:p text:style-name="P29"><text:span text:style-name="T675">（</text:span><text:span text:style-name="T676">3</text:span><text:span text:style-name="T677">）默认约束（</text:span><text:span text:style-name="T678">default</text:span><text:span text:style-name="T679">）</text:span><text:span text:style-name="T680">----default<text:s/></text:span><text:span text:style-name="T681">值</text:span></text:p>
      <text:p text:style-name="P29"><text:span text:style-name="T681">（</text:span><text:span text:style-name="T682">4</text:span><text:span text:style-name="T683">）主键约束（</text:span><text:span text:style-name="T684">primary key</text:span><text:span text:style-name="T685">）</text:span><text:span text:style-name="T686">-----</text:span><text:span text:style-name="T687">非空唯一</text:span></text:p>
      <text:p text:style-name="P29"><text:span text:style-name="T687">（</text:span><text:span text:style-name="T688">5</text:span><text:span text:style-name="T689">）自增约束（</text:span><text:span text:style-name="T690">auto_increment</text:span><text:span text:style-name="T691">）</text:span><text:span text:style-name="T692">---</text:span><text:span text:style-name="T693">从最大值自增</text:span></text:p>
      <text:p text:style-name="P29"><text:span text:style-name="T693">（</text:span><text:span text:style-name="T694">6</text:span><text:span text:style-name="T695">）外键约束（</text:span><text:span text:style-name="T696">foregin key</text:span><text:span text:style-name="T697">）</text:span><text:span text:style-name="T698">---</text:span><text:span text:style-name="T699">约束关联关系</text:span></text:p>
      <text:p text:style-name="P29"><text:span text:style-name="T699">（</text:span><text:span text:style-name="T700">7</text:span><text:span text:style-name="T701">）</text:span><text:span text:style-name="T702">check</text:span><text:span text:style-name="T703">约束（无效果）</text:span></text:p>
      <text:p text:style-name="P29"><text:span text:style-name="T704"/></text:p>
      <text:p text:style-name="P29"><text:span text:style-name="T704"/></text:p>
      <text:p text:style-name="P29"><text:span text:style-name="T705">外键约束：</text:span></text:p>
      <text:p text:style-name="P30"><text:span text:style-name="T706">工作中一般不用；</text:span></text:p>
      <text:p text:style-name="P30"><text:span text:style-name="T706">注意使用条件（两张表都是存储引擎</text:span><text:span text:style-name="T707">innodb,</text:span><text:span text:style-name="T708">对应约束字段有索引等）；</text:span></text:p>
      <text:p text:style-name="P30"><text:span text:style-name="T708">表的外键通常指向的是另一个表的主键；</text:span></text:p>
      <text:p text:style-name="P30"><text:span text:style-name="T708">外键可以是</text:span><text:span text:style-name="T709">null</text:span><text:span text:style-name="T710">，可以重复，但不是另一张表不存在的数；</text:span></text:p>
      <text:p text:style-name="P30"><text:span text:style-name="T710">有效格式：</text:span></text:p>
      <text:p text:style-name="P30"><text:span text:style-name="T711">constraint<text:s text:c="2"/></text:span><text:span text:style-name="T712">约束名</text:span><text:span text:style-name="T713"><text:s/></text:span><text:span text:style-name="T714">foreign key<text:s/></text:span><text:span text:style-name="T715">（当前表添加约束的字段</text:span><text:span text:style-name="T716">名）<text:s text:c="2"/></text:span><text:span text:style-name="T717">reference<text:s text:c="2"/></text:span><text:span text:style-name="T718">关联表名（关联表有主键的字段名）</text:span></text:p>
      <text:p text:style-name="P30"><text:span text:style-name="T719"/></text:p>
      <text:p text:style-name="P30"><text:span text:style-name="T720">解除外键约束：将设置的外键（当前表添加约束的字段名）设置为</text:span><text:span text:style-name="T721">null</text:span></text:p>
      <text:p text:style-name="P30"><text:span text:style-name="T722"/></text:p>
      <text:p text:style-name="P30"><text:span text:style-name="T723"/></text:p>
      <text:p text:style-name="P30"><text:span text:style-name="T724">外键的使用需要满足下列的条件：</text:span><text:span text:style-name="T725"/></text:p>
      <text:p text:style-name="P30"><text:span text:style-name="T726"/></text:p>
      <text:p text:style-name="P30"><text:span text:style-name="T726"><text:s text:c="2"/>1. 两张表必须都是InnoDB表，并且它们没有临时表。</text:span></text:p>
      <text:p text:style-name="P30"><text:span text:style-name="T726"/></text:p>
      <text:p text:style-name="P30"><text:span text:style-name="T726"><text:s text:c="2"/>2. 建立外键关系的对应列必须具有相似的InnoDB内部数据类型。</text:span></text:p>
      <text:p text:style-name="P30"><text:span text:style-name="T726"/></text:p>
      <text:p text:style-name="P30"><text:span text:style-name="T726"><text:s text:c="2"/>3. 建立外键关系的对应列必须建立了索引。</text:span></text:p>
      <text:p text:style-name="P30"><text:span text:style-name="T726"/></text:p>
      <text:p text:style-name="P30"><text:span text:style-name="T726"><text:s text:c="2"/>4. 假如显式的给出了CONSTRAINT symbol，那symbol在数据库中必须是唯一的。假如没有显式的给出，InnoDB会自动的创建。</text:span></text:p>
      <text:p text:style-name="P30"><text:span text:style-name="T726"/></text:p>
      <text:p text:style-name="P30"><text:span text:style-name="T726"><text:s text:c="2"/></text:span><text:span text:style-name="T727">如果子表试图创建一个在父表中不存在的外键值，InnoDB会拒绝任何INSERT或UPDATE操作。如果父表试图UPDATE或者DELETE任何子表中存在或匹配的外键值，最终动作取决于外键约束定义中的ON UPDATE和ON DELETE选项。InnoDB支持5种不同的动作，如果没有指定ON DELETE或者ON UPDATE，默认的动作为RESTRICT:</text:span></text:p>
      <text:p text:style-name="P30"><text:span text:style-name="T728"/></text:p>
      <text:p text:style-name="P30"><text:span text:style-name="T728"><text:s text:c="2"/>1. CASCADE: 从父表中删除或更新对应的行，同时自动的删除或更新自表中匹配的行。ON DELETE CANSCADE和ON UPDATE CANSCADE都被InnoDB所支持。</text:span></text:p>
      <text:p text:style-name="P30"><text:span text:style-name="T728"/></text:p>
      <text:p text:style-name="P30"><text:span text:style-name="T728"><text:s text:c="2"/>2. SET NULL: 从父表中删除或更新对应的行，同时将子表中的外键列设为空。注意，这些在外键列没有被设为NOT NULL时才有效。ON DELETE SET NULL和ON UPDATE SET SET NULL都被InnoDB所支持。</text:span></text:p>
      <text:p text:style-name="P30"><text:span text:style-name="T728"/></text:p>
      <text:p text:style-name="P30"><text:span text:style-name="T728"><text:s text:c="2"/>3. NO ACTION: InnoDB拒绝删除或者更新父表。</text:span></text:p>
      <text:p text:style-name="P30"><text:span text:style-name="T728"/></text:p>
      <text:p text:style-name="P30"><text:span text:style-name="T728"><text:s text:c="2"/>4. RESTRICT: 拒绝删除或者更新父表。指定RESTRICT（或者NO ACTION）和忽略ON DELETE或者ON UPDATE选项的效果是一样的。</text:span></text:p>
      <text:p text:style-name="P30"><text:span text:style-name="T728"/></text:p>
      <text:p text:style-name="P30"><text:span text:style-name="T728"><text:s text:c="2"/>5. SET DEFAULT: InnoDB目前不支持。</text:span></text:p>
      <text:p text:style-name="P30"><text:span text:style-name="T728"/></text:p>
      <text:p text:style-name="P30"><text:span text:style-name="T728"><text:s text:c="2"/>外键约束使用最多的两种情况无外乎：</text:span></text:p>
      <text:p text:style-name="P30"><text:span text:style-name="T728"/></text:p>
      <text:p text:style-name="P30"><text:span text:style-name="T728"><text:s text:c="2"/>1）父表更新时子表也更新，父表删除时如果子表有匹配的项，删除失败；</text:span></text:p>
      <text:p text:style-name="P30"><text:span text:style-name="T728"/></text:p>
      <text:p text:style-name="P30"><text:span text:style-name="T728"><text:s text:c="2"/>2）父表更新时子表也更新，父表删除时子表匹配的项也删除。</text:span></text:p>
      <text:p text:style-name="P30"><text:span text:style-name="T728"/></text:p>
      <text:p text:style-name="P30"><text:span text:style-name="T728"><text:s text:c="2"/>前一种情况，在外键定义中，我们使用ON UPDATE CASCADE ON DELETE RESTRICT；后一种情况，可以使用ON UPDATE CASCADE ON DELETE CASCADE。</text:span></text:p>
      <text:p text:style-name="P30"><text:span text:style-name="T728"/></text:p>
      <text:p text:style-name="P30"><text:span text:style-name="T728"><text:s text:c="2"/>InnoDB允许你使用ALTER TABLE在一个已经存在的表上增加一个新的外键:</text:span></text:p>
      <text:p text:style-name="P30"><text:span text:style-name="T728"/></text:p>
      <text:p text:style-name="P30"><text:span text:style-name="T729"/></text:p>
      <text:p text:style-name="P30"><text:span text:style-name="T729">mysql explain用法和结果的含义：</text:span></text:p>
      <text:p text:style-name="P30"><text:span text:style-name="T730">explain显示了mysql如何使用索引来处理select语句以及连接表。可以帮助选择更好的索引和写出更优化的查询语句。</text:span></text:p>
      <text:p text:style-name="P30"><text:span text:style-name="T730"/></text:p>
      <text:p text:style-name="P30"><text:span text:style-name="T730">使用方法，在select语句前加上explain就可以了：</text:span></text:p>
      <text:p text:style-name="P30"><text:span text:style-name="T730"/></text:p>
      <text:p text:style-name="P30"><text:span text:style-name="T730">如：</text:span></text:p>
      <text:p text:style-name="P30"><text:span text:style-name="T730"/></text:p>
      <text:p text:style-name="P30"><text:span text:style-name="T730">explain select surname,first_name form a,b where a.id=b.id </text:span></text:p>
      <text:p text:style-name="P30"><text:span text:style-name="T730">EXPLAIN列的解释：</text:span></text:p>
      <text:p text:style-name="P30"><text:span text:style-name="T730"/></text:p>
      <text:p text:style-name="P30"><text:span text:style-name="T730">table：显示这一行的数据是关于哪张表的</text:span></text:p>
      <text:p text:style-name="P30"><text:span text:style-name="T730"/></text:p>
      <text:p text:style-name="P30"><text:span text:style-name="T730">type：这是重要的列，显示连接使用了何种类型。从最好到最差的连接类型为const、eq_reg、ref、range、index和ALL</text:span></text:p>
      <text:p text:style-name="P30"><text:span text:style-name="T730"/></text:p>
      <text:p text:style-name="P30"><text:span text:style-name="T730"><text:s text:c="9"/>type显示的是访问类型，是较为重要的一个指标，结果值从好到坏依次是：system &gt; const &gt; eq_ref &gt; ref &gt; fulltext &gt; ref_or_null &gt; index_merge &gt; unique_subquery &gt; index_subquery &gt; range &gt; index &gt; ALL</text:span></text:p>
      <text:p text:style-name="P30"><text:span text:style-name="T730"><text:s text:c="9"/>一般来说，得保证查询至少达到range级别，最好能达到ref。</text:span></text:p>
      <text:p text:style-name="P30"><text:span text:style-name="T730"/></text:p>
      <text:p text:style-name="P30"><text:span text:style-name="T730">possible_keys：显示可能应用在这张表中的索引。如果为空，没有可能的索引。可以为相关的域从WHERE语句中选择一个合适的语句</text:span></text:p>
      <text:p text:style-name="P30"><text:span text:style-name="T730"/></text:p>
      <text:p text:style-name="P30"><text:span text:style-name="T730">key： 实际使用的索引。如果为NULL，则没有使用索引。很少的情况下，MYSQL会选择优化不足的索引。这种情况下，可以在SELECT语句中使用USE INDEX（indexname）来强制使用一个索引或者用IGNORE INDEX（indexname）来强制MYSQL忽略索引</text:span></text:p>
      <text:p text:style-name="P30"><text:span text:style-name="T730"/></text:p>
      <text:p text:style-name="P30"><text:span text:style-name="T730">key_len：使用的索引的长度。在不损失精确性的情况下，长度越短越好</text:span></text:p>
      <text:p text:style-name="P30"><text:span text:style-name="T730"/></text:p>
      <text:p text:style-name="P30"><text:span text:style-name="T730">ref：显示索引的哪一列被使用了，如果可能的话，是一个常数</text:span></text:p>
      <text:p text:style-name="P30"><text:span text:style-name="T730"/></text:p>
      <text:p text:style-name="P30"><text:span text:style-name="T730">rows：MYSQL认为必须检查的用来返回请求数据的行数</text:span></text:p>
      <text:p text:style-name="P30"><text:span text:style-name="T730"/></text:p>
      <text:p text:style-name="P30"><text:span text:style-name="T730">Extra：关于MYSQL如何解析查询的额外信息。将在表4.3中讨论，但这里可以看到的坏的例子是Using temporary和Using filesort，意思MYSQL根本不能使用索引，结果是检索会很慢</text:span></text:p>
      <text:p text:style-name="P30"><text:span text:style-name="T730"/></text:p>
      <text:p text:style-name="P30"><text:span text:style-name="T730">extra列返回的描述的意义</text:span></text:p>
      <text:p text:style-name="P30"><text:span text:style-name="T730"/></text:p>
      <text:p text:style-name="P30"><text:span text:style-name="T730"><text:s/>Distinct:一旦MYSQL找到了与行相联合匹配的行，就不再搜索了</text:span></text:p>
      <text:p text:style-name="P30"><text:span text:style-name="T730"/></text:p>
      <text:p text:style-name="P30"><text:span text:style-name="T730"><text:s/>Not exists: MYSQL优化了LEFT JOIN，一旦它找到了匹配LEFT JOIN标准的行，就不再搜索了</text:span></text:p>
      <text:p text:style-name="P30"><text:span text:style-name="T730"/></text:p>
      <text:p text:style-name="P30"><text:span text:style-name="T730"><text:s/>Range checked for each Record（index map:#）:没有找到理想的索引，因此对于从前面表中来的每一个行组合，MYSQL检查使用哪个索引，并用它来从表中返回行。这是使用索引的最慢的连接之一</text:span></text:p>
      <text:p text:style-name="P30"><text:span text:style-name="T730"/></text:p>
      <text:p text:style-name="P30"><text:span text:style-name="T730"><text:s/>Using filesort: 看到这个的时候，查询就需要优化了。MYSQL需要进行额外的步骤来发现如何对返回的行排序。它根据连接类型以及存储排序键值和匹配条件的全部行的行指针来排序全部行</text:span></text:p>
      <text:p text:style-name="P30"><text:span text:style-name="T730"/></text:p>
      <text:p text:style-name="P30"><text:span text:style-name="T730"><text:s/>Using index: 列数据是从仅仅使用了索引中的信息而没有读取实际的行动的表返回的，这发生在对表的全部的请求列都是同一个索引的部分的时候</text:span></text:p>
      <text:p text:style-name="P30"><text:span text:style-name="T730"/></text:p>
      <text:p text:style-name="P30"><text:span text:style-name="T730"><text:s/>Using temporary 看到这个的时候，查询需要优化了。这里，MYSQL需要创建一个临时表来存储结果，这通常发生在对不同的列集进行ORDER BY上，而不是GROUP BY上</text:span></text:p>
      <text:p text:style-name="P30"><text:span text:style-name="T730"/></text:p>
      <text:p text:style-name="P30"><text:span text:style-name="T730"><text:s/>Where used 使用了WHERE从句来限制哪些行将与下一张表匹配或者是返回给用户。如果不想返回表中的全部行，并且连接类型ALL或index，这就会发生，或者是查询有问题不同连接类型的解释（按照效率高低的顺序排序）</text:span></text:p>
      <text:p text:style-name="P30"><text:span text:style-name="T730"/></text:p>
      <text:p text:style-name="P30"><text:span text:style-name="T730"><text:s/>system 表只有一行：system表。这是const连接类型的特殊情况</text:span></text:p>
      <text:p text:style-name="P30"><text:span text:style-name="T730"/></text:p>
      <text:p text:style-name="P30"><text:span text:style-name="T730"><text:s/>const:表中的一个记录的最大值能够匹配这个查询（索引可以是主键或惟一索引）。因为只有一行，这个值实际就是常数，因为MYSQL先读这个值然后把它当做常数来对待</text:span></text:p>
      <text:p text:style-name="P30"><text:span text:style-name="T730"/></text:p>
      <text:p text:style-name="P30"><text:span text:style-name="T730"><text:s/>eq_ref:在连接中，MYSQL在查询时，从前面的表中，对每一个记录的联合都从表中读取一个记录，它在查询使用了索引为主键或惟一键的全部时使用</text:span></text:p>
      <text:p text:style-name="P30"><text:span text:style-name="T730"/></text:p>
      <text:p text:style-name="P30"><text:span text:style-name="T730"><text:s/>ref:这个连接类型只有在查询使用了不是惟一或主键的键或者是这些类型的部分（比如，利用最左边前缀）时发生。对于之前的表的每一个行联合，全部记录都将从表中读出。这个类型严重依赖于根据索引匹配的记录多少—越少越好</text:span></text:p>
      <text:p text:style-name="P30"><text:span text:style-name="T730"/></text:p>
      <text:p text:style-name="P30"><text:span text:style-name="T730"><text:s/>range:这个连接类型使用索引返回一个范围中的行，比如使用&gt;或&lt;查找东西时发生的情况</text:span></text:p>
      <text:p text:style-name="P30"><text:span text:style-name="T730"/></text:p>
      <text:p text:style-name="P30"><text:span text:style-name="T730"><text:s/>index: 这个连接类型对前面的表中的每一个记录联合进行完全扫描（比ALL更好，因为索引一般小于表数据）</text:span></text:p>
      <text:p text:style-name="P30"><text:span text:style-name="T730"/></text:p>
      <text:p text:style-name="P30"><text:span text:style-name="T730"><text:s/>ALL:这个连接类型对于前面的每一个记录联合进行完全扫描，这一般比较糟糕，应该尽量避免</text:span></text:p>
      <text:p text:style-name="P30"><text:span text:style-name="T731"/></text:p>
      <text:p text:style-name="P30"><text:span text:style-name="T731"/></text:p>
      <text:p text:style-name="P30"><text:span text:style-name="T731"/></text:p>
      <text:p text:style-name="P30"><text:span text:style-name="T731"/></text:p>
      <text:p text:style-name="P31"><text:span text:style-name="T732">1</text:span><text:span text:style-name="T733">、四个特性（</text:span><text:span text:style-name="T734">ACID</text:span><text:span text:style-name="T735">）</text:span></text:p>
      <text:p text:style-name="P32"><text:span text:style-name="T736">（</text:span><text:span text:style-name="T737">1</text:span><text:span text:style-name="T738">）原子性</text:span></text:p>
      <text:p text:style-name="P32"><text:span text:style-name="T738">（</text:span><text:span text:style-name="T739">2</text:span><text:span text:style-name="T740">）一致性</text:span></text:p>
      <text:p text:style-name="P32"><text:span text:style-name="T740">（</text:span><text:span text:style-name="T741">3</text:span><text:span text:style-name="T742">）隔离性</text:span></text:p>
      <text:p text:style-name="P32"><text:span text:style-name="T742">（</text:span><text:span text:style-name="T743">4</text:span><text:span text:style-name="T744">）持久性</text:span></text:p>
      <text:p text:style-name="P33"><text:span text:style-name="T745">2</text:span><text:span text:style-name="T746">、事务操作：</text:span></text:p>
      <text:p text:style-name="P34"><text:span text:style-name="T747">检查是否自动提交</text:span></text:p>
      <text:p text:style-name="P34"><text:span text:style-name="T748">Show<text:s text:c="2"/>variables like ‘%autocommit%’;</text:span></text:p>
      <text:p text:style-name="P35"><text:span text:style-name="T748">0 --- off ---</text:span><text:span text:style-name="T749">关闭</text:span></text:p>
      <text:p text:style-name="P35"><text:span text:style-name="T750">1 ----on ---</text:span><text:span text:style-name="T751">开关</text:span></text:p>
      <text:p text:style-name="P36"><text:span text:style-name="T751">关闭自动</text:span></text:p>
      <text:p text:style-name="P36"><text:span text:style-name="T752">Set<text:s text:c="2"/>autocommit=0</text:span><text:span text:style-name="T753">；</text:span></text:p>
      <text:p text:style-name="P36"><text:span text:style-name="T753">相关操作</text:span><text:span text:style-name="T754">:</text:span></text:p>
      <text:p text:style-name="P36"><text:span text:style-name="T754">Begin<text:s text:c="2"/>commit<text:s text:c="3"/>rollback</text:span></text:p>
      <text:p text:style-name="P37"><text:span text:style-name="T755"/></text:p>
      <text:p text:style-name="P37"><text:span text:style-name="T755"/></text:p>
      <text:p text:style-name="P37"><text:span text:style-name="T755"/></text:p>
      <text:p text:style-name="P37"><text:span text:style-name="T755"/></text:p>
      <text:p text:style-name="P37"><text:span text:style-name="T756">避免强外键---外键约束</text:span></text:p>
      <text:p text:style-name="P37"><text:span text:style-name="T756">使用软外键—另一个表的id</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